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74pt"/>
    </style:style>
    <style:style style:name="co2" style:family="table-column">
      <style:table-column-properties fo:break-before="auto" style:column-width="32.54pt"/>
    </style:style>
    <style:style style:name="co3" style:family="table-column">
      <style:table-column-properties fo:break-before="auto" style:column-width="626.09pt"/>
    </style:style>
    <style:style style:name="co4" style:family="table-column">
      <style:table-column-properties fo:break-before="auto" style:column-width="460.54pt"/>
    </style:style>
    <style:style style:name="co5" style:family="table-column">
      <style:table-column-properties fo:break-before="auto" style:column-width="211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8" calcext:value-type="float">
            <text:p>0.908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What I love most about @Theresacaputo is that she is such a bright spirit who radiates positivity!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72" calcext:value-type="float">
            <text:p>0.872</text:p>
          </table:table-cell>
          <table:table-cell office:value-type="float" office:value="0" calcext:value-type="float">
            <text:p>0</text:p>
          </table:table-cell>
          <table:table-cell office:value-type="float" office:value="0.708" calcext:value-type="float">
            <text:p>0.708</text:p>
          </table:table-cell>
          <table:table-cell office:value-type="float" office:value="0.292" calcext:value-type="float">
            <text:p>0.292</text:p>
          </table:table-cell>
          <table:table-cell office:value-type="string" calcext:value-type="string">
            <text:p>"loving the songs iv heard so far cant wait tll next week for album.. ye were fab on childline</text:p>
          </table:table-cell>
          <table:table-cell office:value-type="string" calcext:value-type="string">
            <text:p><text:s/>children in need n the lotto welcome back xx"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2" calcext:value-type="float">
            <text:p>0.802</text:p>
          </table:table-cell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I <text:s/>know you guys love Lechong Kawali :) http://t.co/2B1aXalmG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91" calcext:value-type="float">
            <text:p>0.7891</text:p>
          </table:table-cell>
          <table:table-cell office:value-type="float" office:value="0.099" calcext:value-type="float">
            <text:p>0.099</text:p>
          </table:table-cell>
          <table:table-cell office:value-type="float" office:value="0.548" calcext:value-type="float">
            <text:p>0.548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"@KStater91 I'm confident I might still grab the last playoff spot even if I lose to you</text:p>
          </table:table-cell>
          <table:table-cell office:value-type="string" calcext:value-type="string">
            <text:p><text:s/>so it's OK. :)"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83" calcext:value-type="float">
            <text:p>0.7783</text:p>
          </table:table-cell>
          <table:table-cell office:value-type="float" office:value="0" calcext:value-type="float">
            <text:p>0</text:p>
          </table:table-cell>
          <table:table-cell office:value-type="float" office:value="0.595" calcext:value-type="float">
            <text:p>0.595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Are you going to celebrate your birthday with your family and friends?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43" calcext:value-type="float">
            <text:p>0.7243</text:p>
          </table:table-cell>
          <table:table-cell office:value-type="float" office:value="0" calcext:value-type="float">
            <text:p>0</text:p>
          </table:table-cell>
          <table:table-cell office:value-type="float" office:value="0.372" calcext:value-type="float">
            <text:p>0.372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Congratulations to the newlyweds!!!!!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067" calcext:value-type="float">
            <text:p>0.7067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.291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@__debo Happy birthday!!!!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05" calcext:value-type="float">
            <text:p>0.6705</text:p>
          </table:table-cell>
          <table:table-cell office:value-type="float" office:value="0" calcext:value-type="float">
            <text:p>0</text:p>
          </table:table-cell>
          <table:table-cell office:value-type="float" office:value="0.593" calcext:value-type="float">
            <text:p>0.593</text:p>
          </table:table-cell>
          <table:table-cell office:value-type="float" office:value="0.407" calcext:value-type="float">
            <text:p>0.407</text:p>
          </table:table-cell>
          <table:table-cell office:value-type="string" calcext:value-type="string">
            <text:p>Sometimes we smile in our sleep :) #babygram #babygarcia https://t.co/3hFKCD8vN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"alive</text:p>
          </table:table-cell>
          <table:table-cell office:value-type="string" calcext:value-type="string">
            <text:p><text:s/>alive ho"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6" calcext:value-type="float">
            <text:p>0.636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@RattKilla lmao!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249" calcext:value-type="float">
            <text:p>0.6249</text:p>
          </table:table-cell>
          <table:table-cell office:value-type="float" office:value="0" calcext:value-type="float">
            <text:p>0</text:p>
          </table:table-cell>
          <table:table-cell office:value-type="float" office:value="0.814" calcext:value-type="float">
            <text:p>0.814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@nickybyrneoffic great show with the lads 2day on 2fm... was tuned in for whole show... made my day xx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166" calcext:value-type="float">
            <text:p>0.6166</text:p>
          </table:table-cell>
          <table:table-cell office:value-type="float" office:value="0" calcext:value-type="float">
            <text:p>0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2" calcext:value-type="float">
            <text:p>0.502</text:p>
          </table:table-cell>
          <table:table-cell office:value-type="string" calcext:value-type="string">
            <text:p>OMG AREN'T YOU FUN https://t.co/U757vmPhAq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124" calcext:value-type="float">
            <text:p>0.6124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New Today - Rich Cards expands to more verticals https://t.co/K0WMAfOJz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725" calcext:value-type="float">
            <text:p>0.725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"I'm at Miracle Mile Food Trucks in Los Angeles</text:p>
          </table:table-cell>
          <table:table-cell office:value-type="string" calcext:value-type="string">
            <text:p><text:s/>CA https://t.co/pwyMDnEVVK"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678" calcext:value-type="float">
            <text:p>0.678</text:p>
          </table:table-cell>
          <table:table-cell office:value-type="float" office:value="0.322" calcext:value-type="float">
            <text:p>0.322</text:p>
          </table:table-cell>
          <table:table-cell office:value-type="string" calcext:value-type="string">
            <text:p>I just entered to win a 9-month supply of prenatal vitamins.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703" calcext:value-type="float">
            <text:p>0.703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"Wow ""...$4.325 billion in cash..."" how do you carry that?"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654" calcext:value-type="float">
            <text:p>0.654</text:p>
          </table:table-cell>
          <table:table-cell office:value-type="float" office:value="0.346" calcext:value-type="float">
            <text:p>0.346</text:p>
          </table:table-cell>
          <table:table-cell office:value-type="string" calcext:value-type="string">
            <text:p>Excellent insight via @Blavity https://t.co/OKIMdFuQ0m #relocation #employment #worklifebalanc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709" calcext:value-type="float">
            <text:p>0.709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Mochi is a delicious Japanese delicacy usually eaten during New Year.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413" calcext:value-type="float">
            <text:p>0.5413</text:p>
          </table:table-cell>
          <table:table-cell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"The stone face Clinton-Trump fama</text:p>
          </table:table-cell>
          <table:table-cell office:value-type="string" calcext:value-type="string">
            <text:p><text:s/>the ""pit"" reminds me of American Gladiator....which would be more dignified than what I expect to see"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752" calcext:value-type="float">
            <text:p>0.752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@blondielalonde I kinda figured everyone was a fun tie to the whole night.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95" calcext:value-type="float">
            <text:p>0.5095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is so glad the a/c is done.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093" calcext:value-type="float">
            <text:p>0.5093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Raider Red's favorite tailgate dish is BEVO!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939" calcext:value-type="float">
            <text:p>0.4939</text:p>
          </table:table-cell>
          <table:table-cell office:value-type="float" office:value="0" calcext:value-type="float">
            <text:p>0</text:p>
          </table:table-cell>
          <table:table-cell office:value-type="float" office:value="0.814" calcext:value-type="float">
            <text:p>0.814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*Blocks @Amazon on every device for the rest of the day to save bank account*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939" calcext:value-type="float">
            <text:p>0.4939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Sleep would be a blessing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939" calcext:value-type="float">
            <text:p>0.4939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Drive safely out there and watch your speed limits through school zones now that school is back… https://t.co/ssjbXbIBRc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Video: My new favorite commercial.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574" calcext:value-type="float">
            <text:p>0.4574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office:value-type="float" office:value="0.599" calcext:value-type="float">
            <text:p>0.599</text:p>
          </table:table-cell>
          <table:table-cell office:value-type="string" calcext:value-type="string">
            <text:p>Hey @ArizonaDOT - help!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"I'm at Hollywood Walk of Fame in Hollywood</text:p>
          </table:table-cell>
          <table:table-cell office:value-type="string" calcext:value-type="string">
            <text:p><text:s/>CA https://t.co/1IFemmDfGU"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presale tickets for westlife 2morrow... whooo hope i get them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811" calcext:value-type="float">
            <text:p>0.811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I liked a @YouTube video from @littlecarlyyt https://t.co/2g7aGkV6ID Minecraft-Little Carly Adventures-DRESS SHOPPING FOR THE NEXT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517" calcext:value-type="float">
            <text:p>0.517</text:p>
          </table:table-cell>
          <table:table-cell office:value-type="float" office:value="0.483" calcext:value-type="float">
            <text:p>0.483</text:p>
          </table:table-cell>
          <table:table-cell office:value-type="string" calcext:value-type="string">
            <text:p>Hotline Bling groove progress.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.714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"@atavistian lol</text:p>
          </table:table-cell>
          <table:table-cell office:value-type="string" calcext:value-type="string">
            <text:p><text:s/>sounds real familiar on staying awake"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199" calcext:value-type="float">
            <text:p>0.4199</text:p>
          </table:table-cell>
          <table:table-cell office:value-type="float" office:value="0" calcext:value-type="float">
            <text:p>0</text:p>
          </table:table-cell>
          <table:table-cell office:value-type="float" office:value="0.589" calcext:value-type="float">
            <text:p>0.589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@ArizonaDOT thank you so much!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019" calcext:value-type="float">
            <text:p>0.4019</text:p>
          </table:table-cell>
          <table:table-cell office:value-type="float" office:value="0" calcext:value-type="float">
            <text:p>0</text:p>
          </table:table-cell>
          <table:table-cell office:value-type="float" office:value="0.649" calcext:value-type="float">
            <text:p>0.649</text:p>
          </table:table-cell>
          <table:table-cell office:value-type="float" office:value="0.351" calcext:value-type="float">
            <text:p>0.351</text:p>
          </table:table-cell>
          <table:table-cell office:value-type="string" calcext:value-type="string">
            <text:p>Made my holiday baking grocery list.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658" calcext:value-type="float">
            <text:p>0.658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Health Benefits of Raspberry Ketone http://t.co/JqhRix6L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839" calcext:value-type="float">
            <text:p>0.839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"@lovethewayUNLAY he was like ""you're right nga</text:p>
          </table:table-cell>
          <table:table-cell office:value-type="string" calcext:value-type="string">
            <text:p><text:s/>people will retweet/like if it's relatable"" ☹️😅"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789" calcext:value-type="float">
            <text:p>0.789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Finally some cricket being played after rain delays all morning.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772" calcext:value-type="float">
            <text:p>0.772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"After day 2 of the Sydney test was rained out</text:p>
          </table:table-cell>
          <table:table-cell office:value-type="string" calcext:value-type="string">
            <text:p><text:s/>Cricket Australia have issued a Gayle warning</text:p>
          </table:table-cell>
          <table:table-cell office:value-type="string" calcext:value-type="string">
            <text:p><text:s/>while the Hurricanes were not so threatening."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Are H1 Tags Important For SEO?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nt been on here for 2 months!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0.577" calcext:value-type="float">
            <text:p>0.577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I liked a @YouTube video https://t.co/rb9pulGMbM Miss Mulatto - No More Talking 'The Rap Game'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Denver International Airport - @denairport in Denver</text:p>
          </table:table-cell>
          <table:table-cell office:value-type="string" calcext:value-type="string">
            <text:p><text:s/>CO https://t.co/p7DOU508sX"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Petersen Automotive Museum - @petersen_museum in Los Angeles</text:p>
          </table:table-cell>
          <table:table-cell office:value-type="string" calcext:value-type="string">
            <text:p><text:s/>CA https://t.co/x8d2000lfe"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Pancho's Restaurant - @panchos_mb in Manhattan Beach</text:p>
          </table:table-cell>
          <table:table-cell office:value-type="string" calcext:value-type="string">
            <text:p><text:s/>CA https://t.co/hZceu0Hutj"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it again - @nymgamer cranking out quality food for thought!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nesota's race gap in voter participation echos some key health gaps.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cket to DC Margarita March https://t.co/j6smMCtD1A via @LivingSocial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glamlife is over...back to my #reallife.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r @kanyewest for president #2020 🇺🇸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p.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overtime.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 vegan journey begins tomorrow #nervous ❌🚫🐔🐓🐮🐷🐣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Carson Palmer just threw his third TD pass.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t definately #TeamCap #ScarletWitch <text:s/>😍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lly makes it to Las Vegas... @britneyspears <text:s/>isnt performing 😭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ty Select 2014 Giveaway http://t.co/qoAXF5MLKB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 my name is Regina &amp;amp</text:p>
          </table:table-cell>
          <table:table-cell office:value-type="string" calcext:value-type="string">
            <text:p><text:s/>I'm a creep 🙃 https://t.co/uGd0GbO9U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arn about SEO in 2016 https://t.co/z600NDAaN4 #hoboseo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meal on the new stove!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His_Dreamgirl @DF_4_RCM Tattoo talk?!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gemstwin @His_Dreamgirl @wzDMBfan Hi Amber!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His_Dreamgirl @wzDMBfan the Gorge?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nnooooooo Riiiiccckkkkkkk #TheWalkingDead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 disrespectful #TheWalkingDead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k at her #TheWalkingDead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the cricket with dad #sydneytest #zincup @commbank @ Sydney Cricket Ground (SCG) https://t.co/PHY7urbUub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 first GIF.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Ricas Tapas!'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ve you signed jordin sparks' bday card yet?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ve you signed jordin's bday card yet?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ere are only 2 days before the year 2015 starts</text:p>
          </table:table-cell>
          <table:table-cell office:value-type="string" calcext:value-type="string">
            <text:p><text:s/>how's your preparation for the upcoming Media Noche going?"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gg Muffins for breakfast</text:p>
          </table:table-cell>
          <table:table-cell office:value-type="string" calcext:value-type="string">
            <text:p><text:s/>anyone?"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untarily drinking water.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 to homelessness again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re is this thing called sleep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empting to stat awake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h oh.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arahsams93 @MattBellassai I've never seen a more accurate tweet in my life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ngryBlackLady the Bernie jacket.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at's with white guys getting older and dyeing their hair orange?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1531" calcext:value-type="float">
            <text:p>-0.1531</text:p>
          </table:table-cell>
          <table:table-cell office:value-type="float" office:value="0.267" calcext:value-type="float">
            <text:p>0.267</text:p>
          </table:table-cell>
          <table:table-cell office:value-type="float" office:value="0.517" calcext:value-type="float">
            <text:p>0.517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I wonder if @ArizonaDOT feels like a broken record yet?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2924" calcext:value-type="float">
            <text:p>-0.2924</text:p>
          </table:table-cell>
          <table:table-cell office:value-type="float" office:value="0.267" calcext:value-type="float">
            <text:p>0.267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erry Ketone is all the new craze!!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34" calcext:value-type="float">
            <text:p>-0.34</text:p>
          </table:table-cell>
          <table:table-cell office:value-type="float" office:value="0.201" calcext:value-type="float">
            <text:p>0.201</text:p>
          </table:table-cell>
          <table:table-cell office:value-type="float" office:value="0.67" calcext:value-type="float">
            <text:p>0.67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RT @Brook_star: I'd just like to say that @sbarksdale2 is such a ride or die joint.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3612" calcext:value-type="float">
            <text:p>-0.3612</text:p>
          </table:table-cell>
          <table:table-cell office:value-type="float" office:value="0.238" calcext:value-type="float">
            <text:p>0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added @sanebox to my inbox to beat email overload.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4767" calcext:value-type="float">
            <text:p>-0.4767</text:p>
          </table:table-cell>
          <table:table-cell office:value-type="float" office:value="0.256" calcext:value-type="float">
            <text:p>0.256</text:p>
          </table:table-cell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WyzeChef we can only hope... who's worse Tara or Carl?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5255" calcext:value-type="float">
            <text:p>-0.5255</text:p>
          </table:table-cell>
          <table:table-cell office:value-type="float" office:value="0.195" calcext:value-type="float">
            <text:p>0.195</text:p>
          </table:table-cell>
          <table:table-cell office:value-type="float" office:value="0.805" calcext:value-type="float">
            <text:p>0.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hrisRGMcPhail I remember you doing this too ❤️ thought of you when I learned the sad news!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6418" calcext:value-type="float">
            <text:p>-0.64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541" calcext:value-type="float">
            <text:p>0.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oolestKidOut I am so sick right now.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6486" calcext:value-type="float">
            <text:p>-0.6486</text:p>
          </table:table-cell>
          <table:table-cell office:value-type="float" office:value="0.235" calcext:value-type="float">
            <text:p>0.235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ps on how to listen to the (thousands and thousands and thousands) of dead ones?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7283" calcext:value-type="float">
            <text:p>-0.7283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ver felt so betrayed in my lif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C3:.C91])" office:value-type="float" office:value="3.014" calcext:value-type="float">
            <text:p>3.014</text:p>
          </table:table-cell>
          <table:table-cell table:formula="of:=SUM([.D3:.D91])" office:value-type="float" office:value="70.974" calcext:value-type="float">
            <text:p>70.974</text:p>
          </table:table-cell>
          <table:table-cell table:formula="of:=SUM([.E3:.E91])" office:value-type="float" office:value="15.012" calcext:value-type="float">
            <text:p>15.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ue</text:p>
          </table:table-cell>
          <table:table-cell/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87" calcext:value-type="float">
            <text:p>0.9287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"Some inspiration - It are ads like these that make you smile</text:p>
          </table:table-cell>
          <table:table-cell office:value-type="string" calcext:value-type="string">
            <text:p><text:s/>laugh and wish that you did it."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2" calcext:value-type="float">
            <text:p>0.802</text:p>
          </table:table-cell>
          <table:table-cell office:value-type="float" office:value="0" calcext:value-type="float">
            <text:p>0</text:p>
          </table:table-cell>
          <table:table-cell office:value-type="float" office:value="0.556" calcext:value-type="float">
            <text:p>0.556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@nickybyrneoffic best of luck with the new album... cant wait xx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17" calcext:value-type="float">
            <text:p>0.7717</text:p>
          </table:table-cell>
          <table:table-cell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happy xmas all :) xx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06" calcext:value-type="float">
            <text:p>0.7506</text:p>
          </table:table-cell>
          <table:table-cell office:value-type="float" office:value="0" calcext:value-type="float">
            <text:p>0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@joeymcintyre Robin Williams was an amazing actor and comedian.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wishes beanie weenie a HAPPY BIRTHDAY today!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7" calcext:value-type="float">
            <text:p>0.717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I liked a @YouTube video https://t.co/Fqrijo9RTD If Dolls Were Alive!!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527" calcext:value-type="float">
            <text:p>0.527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"Man</text:p>
          </table:table-cell>
          <table:table-cell office:value-type="string" calcext:value-type="string">
            <text:p><text:s/>I love me some Mother Nature!"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" calcext:value-type="float">
            <text:p>0</text:p>
          </table:table-cell>
          <table:table-cell office:value-type="float" office:value="0.695" calcext:value-type="float">
            <text:p>0.695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Raider Red would be the QB because he is a great leader!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6" calcext:value-type="float">
            <text:p>0.636</text:p>
          </table:table-cell>
          <table:table-cell office:value-type="float" office:value="0" calcext:value-type="float">
            <text:p>0</text:p>
          </table:table-cell>
          <table:table-cell office:value-type="float" office:value="0.682" calcext:value-type="float">
            <text:p>0.682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@His_Dreamgirl @adamsmasher69 @fkalinrose @Ocalawriter Finally beautiful weather in Tampa today!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33" calcext:value-type="float">
            <text:p>0.6333</text:p>
          </table:table-cell>
          <table:table-cell office:value-type="float" office:value="0" calcext:value-type="float">
            <text:p>0</text:p>
          </table:table-cell>
          <table:table-cell office:value-type="float" office:value="0.657" calcext:value-type="float">
            <text:p>0.657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is so glad that it's tuesday and not monday!!!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972" calcext:value-type="float">
            <text:p>0.597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@MagieMooMoo have fun moo moo!!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63" calcext:value-type="float">
            <text:p>0.5563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 bit of recording with the uber talented @craiggower tonight.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62" calcext:value-type="float">
            <text:p>0.5562</text:p>
          </table:table-cell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@thegreatbobbu i had fun 2!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255" calcext:value-type="float">
            <text:p>0.5255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I liked a @YouTube video https://t.co/REMurKi3Nd Jazzy's ALS Ice Bucket Water Challenge!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242" calcext:value-type="float">
            <text:p>0.5242</text:p>
          </table:table-cell>
          <table:table-cell office:value-type="float" office:value="0" calcext:value-type="float">
            <text:p>0</text:p>
          </table:table-cell>
          <table:table-cell office:value-type="float" office:value="0.703" calcext:value-type="float">
            <text:p>0.703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I liked a @YouTube video https://t.co/WbDcUCpmUj The Day Rachael Became A Butterfly!!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242" calcext:value-type="float">
            <text:p>0.5242</text:p>
          </table:table-cell>
          <table:table-cell office:value-type="float" office:value="0" calcext:value-type="float">
            <text:p>0</text:p>
          </table:table-cell>
          <table:table-cell office:value-type="float" office:value="0.727" calcext:value-type="float">
            <text:p>0.727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I liked a @YouTube video https://t.co/2fzS90XYtr The Legend Of The Boogie Woman!!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784" calcext:value-type="float">
            <text:p>0.784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Those mornings when your bed is just too comfortable to get out of.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989" calcext:value-type="float">
            <text:p>0.4989</text:p>
          </table:table-cell>
          <table:table-cell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"I have lived in this great country since 1980</text:p>
          </table:table-cell>
          <table:table-cell office:value-type="string" calcext:value-type="string">
            <text:p><text:s/>but today I officially became an Aussie!"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39" calcext:value-type="float">
            <text:p>0.4939</text:p>
          </table:table-cell>
          <table:table-cell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@His_Dreamgirl @adamsmasher69 @fkalinrose @Ocalawriter ... out of the sunshine state.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061" calcext:value-type="float">
            <text:p>0.061</text:p>
          </table:table-cell>
          <table:table-cell office:value-type="float" office:value="0.696" calcext:value-type="float">
            <text:p>0.696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"If you are like me</text:p>
          </table:table-cell>
          <table:table-cell office:value-type="string" calcext:value-type="string">
            <text:p><text:s/>sometimes it is hard to decide what you want to order at a fine dining restaurant."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926" calcext:value-type="float">
            <text:p>0.4926</text:p>
          </table:table-cell>
          <table:table-cell office:value-type="float" office:value="0" calcext:value-type="float">
            <text:p>0</text:p>
          </table:table-cell>
          <table:table-cell office:value-type="float" office:value="0.385" calcext:value-type="float">
            <text:p>0.385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@daffis05 sooooooooo funny!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744" calcext:value-type="float">
            <text:p>0.744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I liked a @YouTube video https://t.co/I4wq0SBg1E MattyB's LIE Detector Test With Liv!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I liked a @YouTube video from @little_kel https://t.co/aU0pZ3L7Dj Little Kelly Vlogs : MEET MY NEW PUPPY BUTTONS!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I liked a @YouTube video from @littlecarlyyt https://t.co/zAoXUqQtWD Minecraft-Little Carly Adventures-TRIP TO THE ANIMAL SHELTER!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I liked a @YouTube video https://t.co/arm7SQ7XDJ Sisterly Love... NOT!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yeah... got my westlife croke park tickets :)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juss trim'd my bangs :) http://t.co/tL6f9DPK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574" calcext:value-type="float">
            <text:p>0.4574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We need your support!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449" calcext:value-type="float">
            <text:p>0.4449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"@RMdeVienne Reddit doesn't ban a lot of pedo discussion</text:p>
          </table:table-cell>
          <table:table-cell office:value-type="string" calcext:value-type="string">
            <text:p><text:s/>including advocacy."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775" calcext:value-type="float">
            <text:p>0.775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guess i better get off here &amp; make dinner (4 myself ne way).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@gemstwin @His_Dreamgirl @wzDMBfan I'm good.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763" calcext:value-type="float">
            <text:p>0.763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"I liked a @YouTube video https://t.co/4isykrSYe0 Silento ""Watch Me"" (Whip/ Nae Nae)"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641" calcext:value-type="float">
            <text:p>0.641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I liked a @YouTube video https://t.co/sUd50viapo Anaheim Highlight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781" calcext:value-type="float">
            <text:p>0.781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I liked a @YouTube video https://t.co/fVPWqcFtlb 3 Million Subscribers | Behind the Scenes &amp;amp</text:p>
          </table:table-cell>
          <table:table-cell office:value-type="string" calcext:value-type="string">
            <text:p><text:s/>Outtakes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641" calcext:value-type="float">
            <text:p>0.641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I liked a @YouTube video https://t.co/SfKBI33S7e The Proposal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797" calcext:value-type="float">
            <text:p>0.797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I liked a @YouTube video from @littlecarlyyt https://t.co/Vr6aVgwnzT Minecraft Date Night-Little Carly-LITTLE CARLY'S FIRST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882" calcext:value-type="float">
            <text:p>0.882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@nickybyrneoffic... whooo got my ticket for croke park... cant wait to c u guys on stage again... n its my 3 year olds 1st concert lo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019" calcext:value-type="float">
            <text:p>0.4019</text:p>
          </table:table-cell>
          <table:table-cell office:value-type="float" office:value="0" calcext:value-type="float">
            <text:p>0</text:p>
          </table:table-cell>
          <table:table-cell office:value-type="float" office:value="0.816" calcext:value-type="float">
            <text:p>0.816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@dinosaurrparty I'm a game writer who's interested in exhibitions (I briefly worked for Babycastles).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019" calcext:value-type="float">
            <text:p>0.4019</text:p>
          </table:table-cell>
          <table:table-cell office:value-type="float" office:value="0" calcext:value-type="float">
            <text:p>0</text:p>
          </table:table-cell>
          <table:table-cell office:value-type="float" office:value="0.748" calcext:value-type="float">
            <text:p>0.748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@Farmville Debbie because she is a big help to me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003" calcext:value-type="float">
            <text:p>0.4003</text:p>
          </table:table-cell>
          <table:table-cell office:value-type="float" office:value="0" calcext:value-type="float">
            <text:p>0</text:p>
          </table:table-cell>
          <table:table-cell office:value-type="float" office:value="0.848" calcext:value-type="float">
            <text:p>0.848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Saffron Restaurant hosting with Diamond Occassion Mid Season Designer Sale on Wednesday 27th April at 5:30pm!...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@Farmville Katrina because she always helps other neighbors.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802" calcext:value-type="float">
            <text:p>0.3802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Another adventure!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732" calcext:value-type="float">
            <text:p>0.2732</text:p>
          </table:table-cell>
          <table:table-cell office:value-type="float" office:value="0" calcext:value-type="float">
            <text:p>0</text:p>
          </table:table-cell>
          <table:table-cell office:value-type="float" office:value="0.826" calcext:value-type="float">
            <text:p>0.826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A TV Evangelist has just released a pancake cookbook entitled 'Turn Or Burn'.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335" calcext:value-type="float">
            <text:p>0.1335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Buzzy little bee playing with new toy.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office:value-type="float" office:value="0.843" calcext:value-type="float">
            <text:p>0.843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@pixel2600 I want to find the troof at GDC.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 on Twitter!!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egreatbobbu yea!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nt been on in 4ev!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egreatbobbu i luv u 2!!!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dn't wake up for some reason and made geoff tardy for school this morning.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g!!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QOD Virtual reality applications</text:p>
          </table:table-cell>
          <table:table-cell office:value-type="string" calcext:value-type="string">
            <text:p><text:s/>because they reduce travel and material consumption for the jobs they replace."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inosaurrparty What's the panel called?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ibahk I'm also an actor working in the game industry!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ted_martens Hey</text:p>
          </table:table-cell>
          <table:table-cell office:value-type="string" calcext:value-type="string">
            <text:p><text:s/>I'm working on an alternative music game too!"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been on Twitter for 7 years and 5 months (since 13 Apr 2009).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mmmm why is this in @brook_star's living room???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 ways won't open new doors.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ccarpentermusic I've had it <text:s/>few times now</text:p>
          </table:table-cell>
          <table:table-cell office:value-type="string" calcext:value-type="string">
            <text:p><text:s text:c="2"/>one bottle was lavender flavoured!"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GracieTee @ccarpentermusic me too!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ully</text:p>
          </table:table-cell>
          <table:table-cell office:value-type="string" calcext:value-type="string">
            <text:p><text:s text:c="2"/>not milky @ccarpentermusic @GracieTee"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inking milky makes me think of you @ccarpentermusic and @GracieTee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hoto a day (keeps the doctor away) // https://t.co/hhl1Je8pQI #instax365 https://t.co/3ZalDvvgBx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ed a new #camera?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Today - Saying goodbye to Content Keywords https://t.co/yYpeyWVJG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y Is Your Website Rated 'Low-Quality'?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 night!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thday bath!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little munchkin is 2 weeks old today!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de awake 👀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Lego Movie: Batman figures @zuckerman_seth https://t.co/eu1qX2o0T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 asked: btw you owe me a painting.. http://t.co/fZUtUAFy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PrincessSakura @cassiduncan <text:s/>""I'm always at work and I never have any money"" 😂😂"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't even read on my commute today.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e Savour our Intercontinental Tapas from only £2.00!!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Vamos A Tapear!'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GOT MY ACCOUNT BACK.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imbang gabi</text:p>
          </table:table-cell>
          <table:table-cell office:value-type="string" calcext:value-type="string">
            <text:p><text:s/>also known as ""Misa de Gallo"" (Spanish for ""Rooster's Mass"") just started today."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king for Gifts to your kids or nephews/nieces?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Farmville Dafney because she send me a lot of gifts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bp2x amazingly busy day for you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GAFollowers we got the Falcons tonight.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atistanboulian a thousand notifications later 😂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688" calcext:value-type="float">
            <text:p>0.688</text:p>
          </table:table-cell>
          <table:table-cell office:value-type="float" office:value="0.153" calcext:value-type="float">
            <text:p>0.153</text:p>
          </table:table-cell>
          <table:table-cell office:value-type="string" calcext:value-type="string">
            <text:p>'We do have some things around duplicate content that are penalty worthy' Google https://t.co/L5i5RartZi #hoboseo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1531" calcext:value-type="float">
            <text:p>-0.153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atistanboulian miss you 😢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2387" calcext:value-type="float">
            <text:p>-0.2387</text:p>
          </table:table-cell>
          <table:table-cell office:value-type="float" office:value="0.196" calcext:value-type="float">
            <text:p>0.196</text:p>
          </table:table-cell>
          <table:table-cell office:value-type="float" office:value="0.804" calcext:value-type="float">
            <text:p>0.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id Brittish say I have on a $2</text:p>
          </table:table-cell>
          <table:table-cell office:value-type="string" calcext:value-type="string">
            <text:p>000 dress I ain't playing??"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2484" calcext:value-type="float">
            <text:p>-0.2484</text:p>
          </table:table-cell>
          <table:table-cell office:value-type="float" office:value="0.666" calcext:value-type="float">
            <text:p>0.666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 weird.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2924" calcext:value-type="float">
            <text:p>-0.2924</text:p>
          </table:table-cell>
          <table:table-cell office:value-type="float" office:value="0.338" calcext:value-type="float">
            <text:p>0.338</text:p>
          </table:table-cell>
          <table:table-cell office:value-type="float" office:value="0.424" calcext:value-type="float">
            <text:p>0.424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I liked a @YouTube video https://t.co/QztMtetr8T The Revenge Song!!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28" calcext:value-type="float">
            <text:p>0.128</text:p>
          </table:table-cell>
          <table:table-cell office:value-type="float" office:value="0.872" calcext:value-type="float">
            <text:p>0.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.com one-off - “match.com find your missing part” I did this one-off yesterday as a quick exercise in... http://tumblr.com/xda1po22e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4019" calcext:value-type="float">
            <text:p>-0.4019</text:p>
          </table:table-cell>
          <table:table-cell office:value-type="float" office:value="0.351" calcext:value-type="float">
            <text:p>0.351</text:p>
          </table:table-cell>
          <table:table-cell office:value-type="float" office:value="0.649" calcext:value-type="float">
            <text:p>0.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erry Ketone and Weight Lose http://t.co/ctPEhGhj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4926" calcext:value-type="float">
            <text:p>-0.4926</text:p>
          </table:table-cell>
          <table:table-cell office:value-type="float" office:value="0.186" calcext:value-type="float">
            <text:p>0.186</text:p>
          </table:table-cell>
          <table:table-cell office:value-type="float" office:value="0.814" calcext:value-type="float">
            <text:p>0.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bayless005 nooo our trips don't overlap at all :( I'll see her in Melbourne though!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5255" calcext:value-type="float">
            <text:p>-0.5255</text:p>
          </table:table-cell>
          <table:table-cell office:value-type="float" office:value="0.531" calcext:value-type="float">
            <text:p>0.531</text:p>
          </table:table-cell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egreatbobbu poor bean bean!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5859" calcext:value-type="float">
            <text:p>-0.5859</text:p>
          </table:table-cell>
          <table:table-cell office:value-type="float" office:value="0.297" calcext:value-type="float">
            <text:p>0.297</text:p>
          </table:table-cell>
          <table:table-cell office:value-type="float" office:value="0.703" calcext:value-type="float">
            <text:p>0.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Jfish867 wtf how dare you tell me what to do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69" calcext:value-type="float">
            <text:p>-0.69</text:p>
          </table:table-cell>
          <table:table-cell office:value-type="float" office:value="0.439" calcext:value-type="float">
            <text:p>0.439</text:p>
          </table:table-cell>
          <table:table-cell office:value-type="float" office:value="0.561" calcext:value-type="float">
            <text:p>0.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GracieTee @gI just realised what a twat I am!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C97:.C190])" office:value-type="float" office:value="3.796" calcext:value-type="float">
            <text:p>3.796</text:p>
          </table:table-cell>
          <table:table-cell table:formula="of:=SUM([.D97:.D190])" office:value-type="float" office:value="74.645" calcext:value-type="float">
            <text:p>74.645</text:p>
          </table:table-cell>
          <table:table-cell table:formula="of:=SUM([.E97:.E190])" office:value-type="float" office:value="15.559" calcext:value-type="float">
            <text:p>15.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01" calcext:value-type="float">
            <text:p>0.9101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.403" calcext:value-type="float">
            <text:p>0.403</text:p>
          </table:table-cell>
          <table:table-cell office:value-type="string" calcext:value-type="string">
            <text:p>@nickybyrneoffic croker was amazin well done loved every sec of it n well done to u n shane on soccer aid ye were fab dont worry about peno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06" calcext:value-type="float">
            <text:p>0.7906</text:p>
          </table:table-cell>
          <table:table-cell office:value-type="float" office:value="0" calcext:value-type="float">
            <text:p>0</text:p>
          </table:table-cell>
          <table:table-cell office:value-type="float" office:value="0.632" calcext:value-type="float">
            <text:p>0.632</text:p>
          </table:table-cell>
          <table:table-cell office:value-type="float" office:value="0.368" calcext:value-type="float">
            <text:p>0.368</text:p>
          </table:table-cell>
          <table:table-cell office:value-type="string" calcext:value-type="string">
            <text:p>"Next week will be awesome: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69" calcext:value-type="float">
            <text:p>0.7269</text:p>
          </table:table-cell>
          <table:table-cell office:value-type="float" office:value="0" calcext:value-type="float">
            <text:p>0</text:p>
          </table:table-cell>
          <table:table-cell office:value-type="float" office:value="0.747" calcext:value-type="float">
            <text:p>0.747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"one day I want to work at @DCComics and with @geoffjohns</text:p>
          </table:table-cell>
          <table:table-cell office:value-type="string" calcext:value-type="string">
            <text:p><text:s/>it will be amazing and my life will be complete with my dream job😎"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63" calcext:value-type="float">
            <text:p>0.7263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@thegreatbobbu hope moo feels better soon!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163" calcext:value-type="float">
            <text:p>0.7163</text:p>
          </table:table-cell>
          <table:table-cell office:value-type="float" office:value="0" calcext:value-type="float">
            <text:p>0</text:p>
          </table:table-cell>
          <table:table-cell office:value-type="float" office:value="0.617" calcext:value-type="float">
            <text:p>0.617</text:p>
          </table:table-cell>
          <table:table-cell office:value-type="float" office:value="0.383" calcext:value-type="float">
            <text:p>0.383</text:p>
          </table:table-cell>
          <table:table-cell office:value-type="string" calcext:value-type="string">
            <text:p>@adamsmasher69 That'll be a great show and time in Denver!!!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05" calcext:value-type="float">
            <text:p>0.6705</text:p>
          </table:table-cell>
          <table:table-cell office:value-type="float" office:value="0" calcext:value-type="float">
            <text:p>0</text:p>
          </table:table-cell>
          <table:table-cell office:value-type="float" office:value="0.353" calcext:value-type="float">
            <text:p>0.353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Let's play Words With Friends.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471" calcext:value-type="float">
            <text:p>0.471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Lunch @Wahlburgers Best food ever!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Party like a Leakie!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Thinks you gotta love the sound of rain at 5am!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Gotta love the boy band sing along!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486" calcext:value-type="float">
            <text:p>0.6486</text:p>
          </table:table-cell>
          <table:table-cell office:value-type="float" office:value="0" calcext:value-type="float">
            <text:p>0</text:p>
          </table:table-cell>
          <table:table-cell office:value-type="float" office:value="0.751" calcext:value-type="float">
            <text:p>0.751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"""I dream of Wild West where Cowboys roam as free as the tumbleweeds and the dust devils… https://t.co/D6f4HN9uQA"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682" calcext:value-type="float">
            <text:p>0.682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What are the best seo tools for beginners in 2016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I can't believe what I did for love 😚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703" calcext:value-type="float">
            <text:p>0.703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I entered to win @LeCreuset @WeAreDreamfarm @landolakesktchn giveaway ends 4/15 http://t.co/DtmgiIvzZe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@mcbelz @WORLD_mag brilliant.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59" calcext:value-type="float">
            <text:p>0.559</text:p>
          </table:table-cell>
          <table:table-cell office:value-type="string" calcext:value-type="string">
            <text:p>"Wow</text:p>
          </table:table-cell>
          <table:table-cell office:value-type="string" calcext:value-type="string">
            <text:p><text:s/>I forgot twitter existed..."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568" calcext:value-type="float">
            <text:p>0.568</text:p>
          </table:table-cell>
          <table:table-cell office:value-type="float" office:value="0.432" calcext:value-type="float">
            <text:p>0.432</text:p>
          </table:table-cell>
          <table:table-cell office:value-type="string" calcext:value-type="string">
            <text:p>@djvirginmega beauty and essex #Hyped4Henny http://t.co/fiyEVyH3p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351" calcext:value-type="float">
            <text:p>0.351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All the LOLz.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63" calcext:value-type="float">
            <text:p>0.5563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So delighted to find out @SonnyBunch isn't a total monster.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51" calcext:value-type="float">
            <text:p>0.5551</text:p>
          </table:table-cell>
          <table:table-cell office:value-type="float" office:value="0" calcext:value-type="float">
            <text:p>0</text:p>
          </table:table-cell>
          <table:table-cell office:value-type="float" office:value="0.691" calcext:value-type="float">
            <text:p>0.691</text:p>
          </table:table-cell>
          <table:table-cell office:value-type="float" office:value="0.309" calcext:value-type="float">
            <text:p>0.309</text:p>
          </table:table-cell>
          <table:table-cell office:value-type="string" calcext:value-type="string">
            <text:p>@SonOfPurple @frak You are very welcome to both phones!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399" calcext:value-type="float">
            <text:p>0.5399</text:p>
          </table:table-cell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office:value-type="string" calcext:value-type="string">
            <text:p>@djstandout awww thanks!!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255" calcext:value-type="float">
            <text:p>0.5255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Tapas Fiesta @ Saffron Restaurant &amp;amp</text:p>
          </table:table-cell>
          <table:table-cell office:value-type="string" calcext:value-type="string">
            <text:p><text:s/>Bar!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093" calcext:value-type="float">
            <text:p>0.5093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@SooleyBong @FrankenTail @porkandgin she is tooooo cute!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939" calcext:value-type="float">
            <text:p>0.4939</text:p>
          </table:table-cell>
          <table:table-cell office:value-type="float" office:value="0" calcext:value-type="float">
            <text:p>0</text:p>
          </table:table-cell>
          <table:table-cell office:value-type="float" office:value="0.849" calcext:value-type="float">
            <text:p>0.849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Everytime I see #SuicideSquad <text:s/>I enjoy it even more 😍 can't wait to see it for the third time @SuicideSquadWB @MargotRobbie @WarnerBrosEnt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926" calcext:value-type="float">
            <text:p>0.4926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.715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Who told @BurgerKing that black bun was a good idea?!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926" calcext:value-type="float">
            <text:p>0.4926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I just hope I studied enough!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767" calcext:value-type="float">
            <text:p>0.4767</text:p>
          </table:table-cell>
          <table:table-cell office:value-type="float" office:value="0" calcext:value-type="float">
            <text:p>0</text:p>
          </table:table-cell>
          <table:table-cell office:value-type="float" office:value="0.763" calcext:value-type="float">
            <text:p>0.763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"""Friends are the bacon bits in the salad bowl of life."""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@DJVirginMega lol Brons!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my graduation invitation :) http://tumblr.com/xda2acyr5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@sokatie haha the hatchimo signing.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574" calcext:value-type="float">
            <text:p>0.4574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office:value-type="float" office:value="0.599" calcext:value-type="float">
            <text:p>0.599</text:p>
          </table:table-cell>
          <table:table-cell office:value-type="string" calcext:value-type="string">
            <text:p>@OfficialAudrina yes i did!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811" calcext:value-type="float">
            <text:p>0.811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I'm hoping for the sun today #soleil #giveaway #beco @BecoBaby @TheBabyGuyNYC #babywearing http://t.co/c7mNsrQDVY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201" calcext:value-type="float">
            <text:p>0.4201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The Jose Aldo- Connor Mcgregor presser was awesome.. Really like Mcgregor now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062" calcext:value-type="float">
            <text:p>0.4062</text:p>
          </table:table-cell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office:value-type="float" office:value="0.312" calcext:value-type="float">
            <text:p>0.312</text:p>
          </table:table-cell>
          <table:table-cell office:value-type="string" calcext:value-type="string">
            <text:p>My little munchkin :) #sleepybaby #lovedrunk https://t.co/MmTahtyv0H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" calcext:value-type="float">
            <text:p>0</text:p>
          </table:table-cell>
          <table:table-cell office:value-type="float" office:value="0.722" calcext:value-type="float">
            <text:p>0.722</text:p>
          </table:table-cell>
          <table:table-cell office:value-type="float" office:value="0.278" calcext:value-type="float">
            <text:p>0.278</text:p>
          </table:table-cell>
          <table:table-cell office:value-type="string" calcext:value-type="string">
            <text:p>Happening now at Saffron Restaurant with Diamond Occassion!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I think it's clear we all voted for self-righteousness.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"""It’s all about creativity today — so go out into the world and explore all the nooks and crannies you..."" http://tumblr.com/xda1lcxs5h"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536" calcext:value-type="float">
            <text:p>0.536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Alive or just existence?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02" calcext:value-type="float">
            <text:p>0.3802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Please RT!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.615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Guess who's ready for Thanksgiving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Do you like Biko?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595" calcext:value-type="float">
            <text:p>0.3595</text:p>
          </table:table-cell>
          <table:table-cell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Join my artist-friendly VR development community!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595" calcext:value-type="float">
            <text:p>0.3595</text:p>
          </table:table-cell>
          <table:table-cell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"Yep that's my year: a little bit of pets</text:p>
          </table:table-cell>
          <table:table-cell office:value-type="string" calcext:value-type="string">
            <text:p><text:s/>paper</text:p>
          </table:table-cell>
          <table:table-cell office:value-type="string" calcext:value-type="string">
            <text:p><text:s/>and family!"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 office:value-type="float" office:value="0.885" calcext:value-type="float">
            <text:p>0.885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"Facebook To Share Users' Home Addresses</text:p>
          </table:table-cell>
          <table:table-cell office:value-type="string" calcext:value-type="string">
            <text:p><text:s/>Phone Numbers With External Sites - Why is it that facebook can’t... http://tumblr.com/xda1nlv4zi"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732" calcext:value-type="float">
            <text:p>0.2732</text:p>
          </table:table-cell>
          <table:table-cell office:value-type="float" office:value="0" calcext:value-type="float">
            <text:p>0</text:p>
          </table:table-cell>
          <table:table-cell office:value-type="float" office:value="0.588" calcext:value-type="float">
            <text:p>0.588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@RMdeVienne Biomechanics is God.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263" calcext:value-type="float">
            <text:p>0.2263</text:p>
          </table:table-cell>
          <table:table-cell office:value-type="float" office:value="0" calcext:value-type="float">
            <text:p>0</text:p>
          </table:table-cell>
          <table:table-cell office:value-type="float" office:value="0.909" calcext:value-type="float">
            <text:p>0.909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'Chorizo Al Infierno' for ONLY £2.75 going with the classic .. yet another flaming tapa straight to your table..... https://t.co/rlu0s48ERV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"""Reaching for the wind."""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867" calcext:value-type="float">
            <text:p>0.1867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.874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"Don't miss the Ultimate World #Breastfeeding Week giveaway with @TheLeakyBoob</text:p>
          </table:table-cell>
          <table:table-cell office:value-type="string" calcext:value-type="string">
            <text:p><text:s/>@SanDiegoBFC</text:p>
          </table:table-cell>
          <table:table-cell office:value-type="string" calcext:value-type="string">
            <text:p><text:s/>and @TheBoobGroup!"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198" calcext:value-type="float">
            <text:p>0.198</text:p>
          </table:table-cell>
          <table:table-cell office:value-type="float" office:value="0.579" calcext:value-type="float">
            <text:p>0.579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My drive and determination is crazy #hustle #askandyoushallreceive #thankyou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184" calcext:value-type="float">
            <text:p>0.184</text:p>
          </table:table-cell>
          <table:table-cell office:value-type="float" office:value="0.615" calcext:value-type="float">
            <text:p>0.615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Things I am sick of hearing about: The potenial romance between @CherylOfficial and @Real_Liam_Payne.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I want to go back... https://t.co/5O65NYvFPq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office:value-type="float" office:value="0.902" calcext:value-type="float">
            <text:p>0.902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You know you want this as your profile pic too... #WeBelieveWeGive #wlfeo https://t.co/w15qaAj0MZ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egreatbobbu here's to hopin!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MrJayManuel can't wait!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ID_AA_Carmack The medium-term physiological effects of VR</text:p>
          </table:table-cell>
          <table:table-cell office:value-type="string" calcext:value-type="string">
            <text:p><text:s/>from DK1 to Gear VR to CV1."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got a length of 13 in https://t.co/RzOQ5Dpmeo!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 to #VoiceSaveBryan https://t.co/tzTOvWmNCp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 to #VoiceSaveOwen https://t.co/tzTOvWEp0Z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 to #VoiceSaveOwen https://t.co/tzTOvWEp0Z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@YardHouse in Los Angeles</text:p>
          </table:table-cell>
          <table:table-cell office:value-type="string" calcext:value-type="string">
            <text:p><text:s/>CA https://t.co/mEZcHuFMCt"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@StaplesCenter in Los Angeles</text:p>
          </table:table-cell>
          <table:table-cell office:value-type="string" calcext:value-type="string">
            <text:p><text:s/>CA https://t.co/iaxHZDrtgs"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ying an extra night in Cambria after spending a day at Hearst Castle.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MdeVienne You need to study biomechanics more.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MdeVienne Height requirements.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been on Twitter for 7 years and 3 months (since 13 Apr 2009).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t posted a photo http://t.co/PMQM9V9BOa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p.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ighlauuu omg??????????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cant believe a reality tv star is the #POTUS2016 <text:s/>and its not @KimKardashian.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't wait to have my first Pumpkin Latte from Dunkin Donuts... #DDPumpkin #Sweepstakes <text:s/>#DD4Life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am a breast model.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ruKid products #GIVEAWAY on @HandlingWGrace blog http://t.co/T7N24qqEAZ http://t.co/hPaPnoFwkK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Today - An update on Google's feature-phone crawling &amp;amp</text:p>
          </table:table-cell>
          <table:table-cell office:value-type="string" calcext:value-type="string">
            <text:p><text:s/>indexing https://t.co/76GcQugalb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 every bird there is a stone thrown at a bird.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ten everyone: take a deep breath.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 gave yourself a nickname https://t.co/1OPZCQ0Pue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avematthewsbnd @adamsmasher69 Hi Adam!!!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EveryDollar are there any plans to make the everydollar app available outside the U.S.?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mmers....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ianEganWL hey kian.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k time part 2 😴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k time 😴😪😝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-profit advertising http://tumblr.com/xda26sa4sx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 asked: Katya Skerczak.com is really taken???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SonOfPurple @frak and I have misplaced the charger</text:p>
          </table:table-cell>
          <table:table-cell office:value-type="string" calcext:value-type="string">
            <text:p><text:s/>but it is just the standard micro USB charger."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e down to Saffron and try just one of today's specials for only £6.00!!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posted a new photo to Facebook https://t.co/4zviBWH6tu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posted a new photo to Facebook https://t.co/aSOCooIqBc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 a look at a selection of SOME OF our very own unique dishes &amp;amp</text:p>
          </table:table-cell>
          <table:table-cell office:value-type="string" calcext:value-type="string">
            <text:p><text:s/>desserts!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f you know a native Japanese speaker who can work in an Eastwood call center</text:p>
          </table:table-cell>
          <table:table-cell office:value-type="string" calcext:value-type="string">
            <text:p><text:s/>we are offering a 5000 pesos... http://t.co/z1EEsthJZC"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thick burger el Diablo from Hardee's looks incredible for real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 10 year old boy just said to me ""so America is going to have the first orange president"""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while in Australia https://t.co/QqljtAIKMM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ikestore when will the black toe jordan 14's relaunch on http://t.co/jydUgO7BvL ?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ry B deserves a J #familyguy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take the wheel!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0516" calcext:value-type="float">
            <text:p>-0.05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902" calcext:value-type="float">
            <text:p>0.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gers crossed his kids leave the presidency to focus on the company.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0516" calcext:value-type="float">
            <text:p>-0.0516</text:p>
          </table:table-cell>
          <table:table-cell office:value-type="float" office:value="0.146" calcext:value-type="float">
            <text:p>0.146</text:p>
          </table:table-cell>
          <table:table-cell office:value-type="float" office:value="0.854" calcext:value-type="float">
            <text:p>0.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ECNewlin Zeke’s will leave you full for a month.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0772" calcext:value-type="float">
            <text:p>-0.0772</text:p>
          </table:table-cell>
          <table:table-cell office:value-type="float" office:value="0.206" calcext:value-type="float">
            <text:p>0.206</text:p>
          </table:table-cell>
          <table:table-cell office:value-type="float" office:value="0.794" calcext:value-type="float">
            <text:p>0.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julianna12369 sorry hon I'm with Larry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1027" calcext:value-type="float">
            <text:p>-0.1027</text:p>
          </table:table-cell>
          <table:table-cell office:value-type="float" office:value="0.259" calcext:value-type="float">
            <text:p>0.259</text:p>
          </table:table-cell>
          <table:table-cell office:value-type="float" office:value="0.741" calcext:value-type="float">
            <text:p>0.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 go hard on Earth 🌎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3182" calcext:value-type="float">
            <text:p>-0.3182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y has your site lost traffic?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3182" calcext:value-type="float">
            <text:p>-0.318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erry Ketones Weight Loss http://t.co/jTIo6mHd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34" calcext:value-type="float">
            <text:p>-0.34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dle Fire HD Giveaway http://t.co/xsnevh2p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3561" calcext:value-type="float">
            <text:p>-0.3561</text:p>
          </table:table-cell>
          <table:table-cell office:value-type="float" office:value="0.553" calcext:value-type="float">
            <text:p>0.553</text:p>
          </table:table-cell>
          <table:table-cell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His_Dreamgirl I miss you!!!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4003" calcext:value-type="float">
            <text:p>-0.4003</text:p>
          </table:table-cell>
          <table:table-cell office:value-type="float" office:value="0.278" calcext:value-type="float">
            <text:p>0.278</text:p>
          </table:table-cell>
          <table:table-cell office:value-type="float" office:value="0.722" calcext:value-type="float">
            <text:p>0.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ooleyBong teehee 😄 need to try this with Crazy!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4019" calcext:value-type="float">
            <text:p>-0.4019</text:p>
          </table:table-cell>
          <table:table-cell office:value-type="float" office:value="0.197" calcext:value-type="float">
            <text:p>0.197</text:p>
          </table:table-cell>
          <table:table-cell office:value-type="float" office:value="0.803" calcext:value-type="float">
            <text:p>0.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ACDC had drummer problems nobody thought they could Phil Rudd's shoes.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4215" calcext:value-type="float">
            <text:p>-0.4215</text:p>
          </table:table-cell>
          <table:table-cell office:value-type="float" office:value="0.259" calcext:value-type="float">
            <text:p>0.259</text:p>
          </table:table-cell>
          <table:table-cell office:value-type="float" office:value="0.741" calcext:value-type="float">
            <text:p>0.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'm physically ill watching my tv screen right now.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C195:.C301])" office:value-type="float" office:value="3.433" calcext:value-type="float">
            <text:p>3.433</text:p>
          </table:table-cell>
          <table:table-cell table:formula="of:=SUM([.D195:.D301])" office:value-type="float" office:value="84.076" calcext:value-type="float">
            <text:p>84.0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u</text:p>
          </table:table-cell>
          <table:table-cell/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43" calcext:value-type="float">
            <text:p>0.8943</text:p>
          </table:table-cell>
          <table:table-cell office:value-type="float" office:value="0" calcext:value-type="float">
            <text:p>0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"Check out this charity on Chase Community Giving</text:p>
          </table:table-cell>
          <table:table-cell office:value-type="string" calcext:value-type="string">
            <text:p><text:s/>and vote to help it share in $5MM in grants!"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82" calcext:value-type="float">
            <text:p>0.8582</text:p>
          </table:table-cell>
          <table:table-cell office:value-type="float" office:value="0" calcext:value-type="float">
            <text:p>0</text:p>
          </table:table-cell>
          <table:table-cell office:value-type="float" office:value="0.414" calcext:value-type="float">
            <text:p>0.414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Happy Founder's Day to all my beautiful sorors!!!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42" calcext:value-type="float">
            <text:p>0.8442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YES HELLO GOOD MORNING DECEMBER MERRY CHRISTMAS HO HO HO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88" calcext:value-type="float">
            <text:p>0.8188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"hoping</text:p>
          </table:table-cell>
          <table:table-cell office:value-type="string" calcext:value-type="string">
            <text:p><text:s/>WISHING and hoping</text:p>
          </table:table-cell>
          <table:table-cell office:value-type="string" calcext:value-type="string">
            <text:p><text:s/>that I can make it to @austinbeerweek events this weekend!"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2" calcext:value-type="float">
            <text:p>0.802</text:p>
          </table:table-cell>
          <table:table-cell office:value-type="float" office:value="0" calcext:value-type="float">
            <text:p>0</text:p>
          </table:table-cell>
          <table:table-cell office:value-type="float" office:value="0.556" calcext:value-type="float">
            <text:p>0.556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"2015 has been a great year filled with family</text:p>
          </table:table-cell>
          <table:table-cell office:value-type="string" calcext:value-type="string">
            <text:p><text:s/>friends and music."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69" calcext:value-type="float">
            <text:p>0.7269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0.379" calcext:value-type="float">
            <text:p>0.379</text:p>
          </table:table-cell>
          <table:table-cell office:value-type="string" calcext:value-type="string">
            <text:p>You could say we had pretty good seats for @soundgarden show tonight.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05" calcext:value-type="float">
            <text:p>0.705</text:p>
          </table:table-cell>
          <table:table-cell office:value-type="float" office:value="0" calcext:value-type="float">
            <text:p>0</text:p>
          </table:table-cell>
          <table:table-cell office:value-type="float" office:value="0.672" calcext:value-type="float">
            <text:p>0.672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@bear_eyes @carmelanery @rataTUEY <text:s/>I love them but it's like they're just milking their old stuff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8" calcext:value-type="float">
            <text:p>0.658</text:p>
          </table:table-cell>
          <table:table-cell office:value-type="float" office:value="0" calcext:value-type="float">
            <text:p>0</text:p>
          </table:table-cell>
          <table:table-cell office:value-type="float" office:value="0.672" calcext:value-type="float">
            <text:p>0.672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Having an amazing time at Saffron Tapas restaurant and Bar!!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@Shelbyy010 it's one of the best.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14" calcext:value-type="float">
            <text:p>0.6114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office:value-type="float" office:value="0.666" calcext:value-type="float">
            <text:p>0.666</text:p>
          </table:table-cell>
          <table:table-cell office:value-type="string" calcext:value-type="string">
            <text:p>"HAPPY BIRTHDAY</text:p>
          </table:table-cell>
          <table:table-cell office:value-type="string" calcext:value-type="string">
            <text:p><text:s/>BOB!"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648" calcext:value-type="float">
            <text:p>0.648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How to win at digital marketing - Mashable https://t.co/kRFhdGaPbw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0.425" calcext:value-type="float">
            <text:p>0.425</text:p>
          </table:table-cell>
          <table:table-cell office:value-type="string" calcext:value-type="string">
            <text:p>What is The Perfect Keyword Density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happy new year al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684" calcext:value-type="float">
            <text:p>0.684</text:p>
          </table:table-cell>
          <table:table-cell office:value-type="float" office:value="0.316" calcext:value-type="float">
            <text:p>0.316</text:p>
          </table:table-cell>
          <table:table-cell office:value-type="string" calcext:value-type="string">
            <text:p>@Denkar1891 Hey Dennis 😊 just wanted to say happy thanksgiving.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07" calcext:value-type="float">
            <text:p>0.5707</text:p>
          </table:table-cell>
          <table:table-cell office:value-type="float" office:value="0" calcext:value-type="float">
            <text:p>0</text:p>
          </table:table-cell>
          <table:table-cell office:value-type="float" office:value="0.351" calcext:value-type="float">
            <text:p>0.351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@JennyMcCarthy @DonnieWahlberg <text:s/>Congrats!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809" calcext:value-type="float">
            <text:p>0.809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This is me leaving work early to get @GTownCupcake because my entire afternoon is free.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377" calcext:value-type="float">
            <text:p>0.377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Heroes among us.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927" calcext:value-type="float">
            <text:p>0.4927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@joshua_fox so funny 😂❤️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81" calcext:value-type="float">
            <text:p>0.481</text:p>
          </table:table-cell>
          <table:table-cell office:value-type="float" office:value="0" calcext:value-type="float">
            <text:p>0</text:p>
          </table:table-cell>
          <table:table-cell office:value-type="float" office:value="0.719" calcext:value-type="float">
            <text:p>0.719</text:p>
          </table:table-cell>
          <table:table-cell office:value-type="float" office:value="0.281" calcext:value-type="float">
            <text:p>0.281</text:p>
          </table:table-cell>
          <table:table-cell office:value-type="string" calcext:value-type="string">
            <text:p>Still looking for recipes for your drinks this holiday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0.492" calcext:value-type="float">
            <text:p>0.492</text:p>
          </table:table-cell>
          <table:table-cell office:value-type="string" calcext:value-type="string">
            <text:p>innovative bag design http://tumblr.com/xda1lgr0kh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0.492" calcext:value-type="float">
            <text:p>0.492</text:p>
          </table:table-cell>
          <table:table-cell office:value-type="string" calcext:value-type="string">
            <text:p>innovative bag design http://tumblr.com/xda1lgqj3t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645" calcext:value-type="float">
            <text:p>0.645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@AskTarget i called customer care twice to try &amp;amp</text:p>
          </table:table-cell>
          <table:table-cell office:value-type="string" calcext:value-type="string">
            <text:p><text:s/>resolve an issue w/ my order &amp;amp</text:p>
          </table:table-cell>
          <table:table-cell office:value-type="string" calcext:value-type="string">
            <text:p><text:s/>the reps were rude.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645" calcext:value-type="float">
            <text:p>0.645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@Target i called customer care twice to try &amp;amp</text:p>
          </table:table-cell>
          <table:table-cell office:value-type="string" calcext:value-type="string">
            <text:p><text:s/>resolve an issue w/ my order &amp;amp</text:p>
          </table:table-cell>
          <table:table-cell office:value-type="string" calcext:value-type="string">
            <text:p><text:s/>the reps were rude.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062" calcext:value-type="float">
            <text:p>0.062</text:p>
          </table:table-cell>
          <table:table-cell office:value-type="float" office:value="0.781" calcext:value-type="float">
            <text:p>0.781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The sweet irony of putting a flowery “LOVE” stamp on a 3rd Quarter estimated tax payment to the IRS.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076" calcext:value-type="float">
            <text:p>0.076</text:p>
          </table:table-cell>
          <table:table-cell office:value-type="float" office:value="0.707" calcext:value-type="float">
            <text:p>0.707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@GTownCupcake @ALLevison want to come help me bake this weekend and I'll pay you in cupcakes....?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724" calcext:value-type="float">
            <text:p>0.3724</text:p>
          </table:table-cell>
          <table:table-cell office:value-type="float" office:value="0" calcext:value-type="float">
            <text:p>0</text:p>
          </table:table-cell>
          <table:table-cell office:value-type="float" office:value="0.896" calcext:value-type="float">
            <text:p>0.896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So my baby will officially only not cry in the car if listening to: 'therapy' by @brookefraser or 'there for you' by @LEVVMUSIC .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.615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@nickkroll What's Jon Krisel like?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595" calcext:value-type="float">
            <text:p>0.3595</text:p>
          </table:table-cell>
          <table:table-cell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@thegreatbobbu it'll be ok!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office:value-type="float" office:value="0.277" calcext:value-type="float">
            <text:p>0.277</text:p>
          </table:table-cell>
          <table:table-cell office:value-type="string" calcext:value-type="string">
            <text:p>This is the calm before the storm.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827" calcext:value-type="float">
            <text:p>0.827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"VRmagic Simulators - now for eyes and ears :-)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office:value-type="float" office:value="0.277" calcext:value-type="float">
            <text:p>0.277</text:p>
          </table:table-cell>
          <table:table-cell office:value-type="string" calcext:value-type="string">
            <text:p>Curious on how to do Yema cake?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 office:value-type="float" office:value="0.312" calcext:value-type="float">
            <text:p>0.312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@nordstromrack yep.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 office:value-type="float" office:value="0.885" calcext:value-type="float">
            <text:p>0.885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"TGI Friday's - As a current server at TGI Friday’s in Thousand Oaks</text:p>
          </table:table-cell>
          <table:table-cell office:value-type="string" calcext:value-type="string">
            <text:p><text:s/>CA…I have been helping design flyers... http://tumblr.com/xda1xtiijt"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123" calcext:value-type="float">
            <text:p>0.123</text:p>
          </table:table-cell>
          <table:table-cell office:value-type="float" office:value="0.716" calcext:value-type="float">
            <text:p>0.716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"#HeroesvsAliens event is actually destroying me and I can't deal with it</text:p>
          </table:table-cell>
          <table:table-cell office:value-type="string" calcext:value-type="string">
            <text:p><text:s/>so happy I get to witness this in my life time @DCComics #nerdlife"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166" calcext:value-type="float">
            <text:p>0.166</text:p>
          </table:table-cell>
          <table:table-cell office:value-type="float" office:value="0.602" calcext:value-type="float">
            <text:p>0.602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@joshua_fox remember when you was on snog marry avoid lol!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027" calcext:value-type="float">
            <text:p>0.1027</text:p>
          </table:table-cell>
          <table:table-cell office:value-type="float" office:value="0" calcext:value-type="float">
            <text:p>0</text:p>
          </table:table-cell>
          <table:table-cell office:value-type="float" office:value="0.887" calcext:value-type="float">
            <text:p>0.887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Ozzy Osbourne to apologize for urinating on the Alamo - the guardian https://t.co/W4ZaIZevjq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eds to go weed the flower bed on the side of the house.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Moonstone Beach Bar &amp;amp</text:p>
          </table:table-cell>
          <table:table-cell office:value-type="string" calcext:value-type="string">
            <text:p><text:s/>Grill - @moonstonegrill in Cambria</text:p>
          </table:table-cell>
          <table:table-cell office:value-type="string" calcext:value-type="string">
            <text:p><text:s/>CA https://t.co/CP3yF4FCHR"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been on Twitter for 7 years and 6 months (since 13 Apr 2009)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skTarget i just did.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 Steps to Launching Your Product to Amazon's Best-Seller List - Entrepreneur https://t.co/Z1C9RAITYk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hing beats freshly made coffee in the morning.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ccarpentermusic BAM</text:p>
          </table:table-cell>
          <table:table-cell office:value-type="string" calcext:value-type="string">
            <text:p><text:s/>cannot wait!"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carpentermusic whaaaaaaat?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ght time is the right time https://t.co/RXOCR1faSV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oogle - ""301 redirecting to a category</text:p>
          </table:table-cell>
          <table:table-cell office:value-type="string" calcext:value-type="string">
            <text:p><text:s/>for example</text:p>
          </table:table-cell>
          <table:table-cell office:value-type="string" calcext:value-type="string">
            <text:p><text:s/>is something we would probably pick up as a soft 404"" https://t.co/u1euQuCu2p #hobos…"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at is a high quality website to Google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 to do keyword research fast https://t.co/OSzkOT9nu6 #hoboseo and @semrush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ddy-baby time!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_FeliciaJ @His_Dreamgirl @gemstwin @melissaluvsDMB @fkalinrose Hi!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k at my birthday boy!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is year all of my videos on social media are going to be 1080p</text:p>
          </table:table-cell>
          <table:table-cell office:value-type="string" calcext:value-type="string">
            <text:p><text:s/>Full HD."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night bagpiper to bring in the new year @ Mingara Recreation Club https://t.co/30k3vFxkRz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yond The Wheel.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stlife 2days to go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t watched gerry ryans funeral... r.i.p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ickybyrneoffic <text:s/>it has to be shadows nicky.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've just enabled Twitter on my MUZU TV account.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 minute sun bed 🌞🌞 #heaven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yliegyur Momentary lapse in judgement 😔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 restraint of the day: I didn't buy extra cupcakes to have a bigger box so I could get a reindeer bag.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""I'll circle back with them and follow up with you so we can sync up by end of day."""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ee place to be !!!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couldnt wait to get to the gym http://t.co/aziZDdnf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mm mmm it's Afrita-day!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helbyy010 Step Brothers quote Fest!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d the Rules for the Carnaval Sweepstakes here!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?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e older I get</text:p>
          </table:table-cell>
          <table:table-cell office:value-type="string" calcext:value-type="string">
            <text:p><text:s/>the more I relate to the songs of my youth."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nner at Cracker Barrel tonight.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""SAILS ON THE HORIZON!"""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1779" calcext:value-type="float">
            <text:p>-0.1779</text:p>
          </table:table-cell>
          <table:table-cell office:value-type="float" office:value="0.221" calcext:value-type="float">
            <text:p>0.221</text:p>
          </table:table-cell>
          <table:table-cell office:value-type="float" office:value="0.779" calcext:value-type="float">
            <text:p>0.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assiduncan all your tweets are just weird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2263" calcext:value-type="float">
            <text:p>-0.2263</text:p>
          </table:table-cell>
          <table:table-cell office:value-type="float" office:value="0.128" calcext:value-type="float">
            <text:p>0.128</text:p>
          </table:table-cell>
          <table:table-cell office:value-type="float" office:value="0.872" calcext:value-type="float">
            <text:p>0.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🌿 forget the future / i'm here right now / just be here right now with me 🌿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3052" calcext:value-type="float">
            <text:p>-0.3052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assiduncan why are you so weird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3612" calcext:value-type="float">
            <text:p>-0.3612</text:p>
          </table:table-cell>
          <table:table-cell office:value-type="float" office:value="0.217" calcext:value-type="float">
            <text:p>0.217</text:p>
          </table:table-cell>
          <table:table-cell office:value-type="float" office:value="0.783" calcext:value-type="float">
            <text:p>0.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n't it common curtesy to pull over for funeral processions?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4404" calcext:value-type="float">
            <text:p>-0.4404</text:p>
          </table:table-cell>
          <table:table-cell office:value-type="float" office:value="0.592" calcext:value-type="float">
            <text:p>0.592</text:p>
          </table:table-cell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a dirty mind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5106" calcext:value-type="float">
            <text:p>-0.5106</text:p>
          </table:table-cell>
          <table:table-cell office:value-type="float" office:value="0.355" calcext:value-type="float">
            <text:p>0.355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se vaccinations are making me feel sick.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5766" calcext:value-type="float">
            <text:p>-0.5766</text:p>
          </table:table-cell>
          <table:table-cell office:value-type="float" office:value="0.789" calcext:value-type="float">
            <text:p>0.789</text:p>
          </table:table-cell>
          <table:table-cell office:value-type="float" office:value="0.211" calcext:value-type="float">
            <text:p>0.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JessUmble RUDE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5859" calcext:value-type="float">
            <text:p>-0.5859</text:p>
          </table:table-cell>
          <table:table-cell office:value-type="float" office:value="0.545" calcext:value-type="float">
            <text:p>0.545</text:p>
          </table:table-cell>
          <table:table-cell office:value-type="float" office:value="0.455" calcext:value-type="float">
            <text:p>0.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ost</text:p>
          </table:table-cell>
          <table:table-cell office:value-type="string" calcext:value-type="string">
            <text:p><text:s/>lonely and loopy yet again"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6037" calcext:value-type="float">
            <text:p>-0.6037</text:p>
          </table:table-cell>
          <table:table-cell office:value-type="float" office:value="0.396" calcext:value-type="float">
            <text:p>0.396</text:p>
          </table:table-cell>
          <table:table-cell office:value-type="float" office:value="0.604" calcext:value-type="float">
            <text:p>0.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bear_eyes @carmelanery @rataTUEY <text:s/>IM MAD AT THEM.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7034" calcext:value-type="float">
            <text:p>-0.7034</text:p>
          </table:table-cell>
          <table:table-cell office:value-type="float" office:value="0.377" calcext:value-type="float">
            <text:p>0.377</text:p>
          </table:table-cell>
          <table:table-cell office:value-type="float" office:value="0.623" calcext:value-type="float">
            <text:p>0.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skTarget your phone customer service reps are THE WORST.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7184" calcext:value-type="float">
            <text:p>-0.7184</text:p>
          </table:table-cell>
          <table:table-cell office:value-type="float" office:value="0.273" calcext:value-type="float">
            <text:p>0.273</text:p>
          </table:table-cell>
          <table:table-cell office:value-type="float" office:value="0.727" calcext:value-type="float">
            <text:p>0.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t's a shame can't take the dog with :( (@ Redondo Beach Farmers' Market in Redondo Beach</text:p>
          </table:table-cell>
          <table:table-cell office:value-type="string" calcext:value-type="string">
            <text:p><text:s/>CA) https://t.co/n3qIwGDQ9T"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7184" calcext:value-type="float">
            <text:p>-0.7184</text:p>
          </table:table-cell>
          <table:table-cell office:value-type="float" office:value="0.353" calcext:value-type="float">
            <text:p>0.353</text:p>
          </table:table-cell>
          <table:table-cell office:value-type="float" office:value="0.515" calcext:value-type="float">
            <text:p>0.515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"""A Divine Image"" William Blake - Cruelty has a human heart And jealousy a human face</text:p>
          </table:table-cell>
          <table:table-cell office:value-type="string" calcext:value-type="string">
            <text:p><text:s/>Terror the human form... http://tumblr.com/xda1nql8ye"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8225" calcext:value-type="float">
            <text:p>-0.8225</text:p>
          </table:table-cell>
          <table:table-cell office:value-type="float" office:value="0.291" calcext:value-type="float">
            <text:p>0.291</text:p>
          </table:table-cell>
          <table:table-cell office:value-type="float" office:value="0.709" calcext:value-type="float">
            <text:p>0.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ordstromrack ordered 3 wks ago &amp;amp</text:p>
          </table:table-cell>
          <table:table-cell office:value-type="string" calcext:value-type="string">
            <text:p><text:s/>still no order.cust ser said hadn't shipped yet &amp;amp</text:p>
          </table:table-cell>
          <table:table-cell office:value-type="string" calcext:value-type="string">
            <text:p><text:s/>nothing they can do.u suck &amp;amp</text:p>
          </table:table-cell>
          <table:table-cell office:value-type="string" calcext:value-type="string">
            <text:p><text:s/>give nordstrom a bad name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formula="of:=SUM([.C306:.C389])" office:value-type="float" office:value="5.516" calcext:value-type="float">
            <text:p>5.516</text:p>
          </table:table-cell>
          <table:table-cell table:formula="of:=SUM([.D306:.D389])" office:value-type="float" office:value="64.934" calcext:value-type="float">
            <text:p>64.934</text:p>
          </table:table-cell>
          <table:table-cell table:formula="of:=SUM([.E306:.E389])" office:value-type="float" office:value="13.551" calcext:value-type="float">
            <text:p>13.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41" calcext:value-type="float">
            <text:p>0.9041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Win a Canon T3 DSLR + 18-55mm lens from some of the best creative blogs!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01" calcext:value-type="float">
            <text:p>0.7901</text:p>
          </table:table-cell>
          <table:table-cell office:value-type="float" office:value="0" calcext:value-type="float">
            <text:p>0</text:p>
          </table:table-cell>
          <table:table-cell office:value-type="float" office:value="0.222" calcext:value-type="float">
            <text:p>0.222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:) Happy Friday everyone!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79" calcext:value-type="float">
            <text:p>0.7579</text:p>
          </table:table-cell>
          <table:table-cell office:value-type="float" office:value="0" calcext:value-type="float">
            <text:p>0</text:p>
          </table:table-cell>
          <table:table-cell office:value-type="float" office:value="0.649" calcext:value-type="float">
            <text:p>0.649</text:p>
          </table:table-cell>
          <table:table-cell office:value-type="float" office:value="0.351" calcext:value-type="float">
            <text:p>0.351</text:p>
          </table:table-cell>
          <table:table-cell office:value-type="string" calcext:value-type="string">
            <text:p>Curious: what data sources or metrics does one use to best measure health literacy?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8" calcext:value-type="float">
            <text:p>0.658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.715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And here are some of the amazing Tapas we serving all day!!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@JCHart I am the best sitter ever.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6" calcext:value-type="float">
            <text:p>0.636</text:p>
          </table:table-cell>
          <table:table-cell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Come Join Us down at Casemates to help raise awareness for Mental Heath find out what this day is all about!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49" calcext:value-type="float">
            <text:p>0.6249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Another great night for the band at Wyong Leagues.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239" calcext:value-type="float">
            <text:p>0.6239</text:p>
          </table:table-cell>
          <table:table-cell office:value-type="float" office:value="0" calcext:value-type="float">
            <text:p>0</text:p>
          </table:table-cell>
          <table:table-cell office:value-type="float" office:value="0.746" calcext:value-type="float">
            <text:p>0.746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Some of our dishes served tonight only @ Saffron Restaurant at amazing prices ..!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114" calcext:value-type="float">
            <text:p>0.611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Happy Thanksgiving!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648" calcext:value-type="float">
            <text:p>0.648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I show you how to become successful from home.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707" calcext:value-type="float">
            <text:p>0.5707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Congrats to local young achievers!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62" calcext:value-type="float">
            <text:p>0.5562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Looking to cheer on #KawhiLeonard and #LaMarcusAldridge in this year's All Star game!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267" calcext:value-type="float">
            <text:p>0.5267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Great-great-grandma imparting some wisdom.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255" calcext:value-type="float">
            <text:p>0.5255</text:p>
          </table:table-cell>
          <table:table-cell office:value-type="float" office:value="0" calcext:value-type="float">
            <text:p>0</text:p>
          </table:table-cell>
          <table:table-cell office:value-type="float" office:value="0.764" calcext:value-type="float">
            <text:p>0.764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I checked into the @BestBuy commercial on #ViggleTV for points toward real rewards!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"hmm</text:p>
          </table:table-cell>
          <table:table-cell office:value-type="string" calcext:value-type="string">
            <text:p><text:s/>think I have spent far too much in an attempt to cheer myself up"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482" calcext:value-type="float">
            <text:p>0.482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Dang now I like 3 Taylor swift song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093" calcext:value-type="float">
            <text:p>0.5093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@SonOfPurple @frak Glad we could be of assistance!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781" calcext:value-type="float">
            <text:p>0.781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I liked a @YouTube video from @littlecarlyyt https://t.co/IR2M8XuKXV Minecraft Jobs-Little Carly-WORKING IN THE BAKERY!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727" calcext:value-type="float">
            <text:p>0.727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@pigeonPOLL nicky byrne should be on the list :)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4" calcext:value-type="float">
            <text:p>0.4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!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574" calcext:value-type="float">
            <text:p>0.4574</text:p>
          </table:table-cell>
          <table:table-cell office:value-type="float" office:value="0" calcext:value-type="float">
            <text:p>0</text:p>
          </table:table-cell>
          <table:table-cell office:value-type="float" office:value="0.701" calcext:value-type="float">
            <text:p>0.701</text:p>
          </table:table-cell>
          <table:table-cell office:value-type="float" office:value="0.299" calcext:value-type="float">
            <text:p>0.299</text:p>
          </table:table-cell>
          <table:table-cell office:value-type="string" calcext:value-type="string">
            <text:p>Trying to eat healthy and walk more @WomensHealthMag!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588" calcext:value-type="float">
            <text:p>0.588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I would hit it again lo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129" calcext:value-type="float">
            <text:p>0.129</text:p>
          </table:table-cell>
          <table:table-cell office:value-type="float" office:value="0.647" calcext:value-type="float">
            <text:p>0.647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No Mans Sky should win Most Anticipated Game @thegameawards on December 3rd #TGANoMansSky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536" calcext:value-type="float">
            <text:p>0.536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"Live</text:p>
          </table:table-cell>
          <table:table-cell office:value-type="string" calcext:value-type="string">
            <text:p><text:s/>alive ho - mostly"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"live</text:p>
          </table:table-cell>
          <table:table-cell office:value-type="string" calcext:value-type="string">
            <text:p><text:s/>alive ho"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802" calcext:value-type="float">
            <text:p>0.3802</text:p>
          </table:table-cell>
          <table:table-cell office:value-type="float" office:value="0" calcext:value-type="float">
            <text:p>0</text:p>
          </table:table-cell>
          <table:table-cell office:value-type="float" office:value="0.861" calcext:value-type="float">
            <text:p>0.861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Looking for a place to lunch or dine in Come to Saffron Restaurant fresh Fish of the day!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566" calcext:value-type="float">
            <text:p>0.566</text:p>
          </table:table-cell>
          <table:table-cell office:value-type="float" office:value="0.434" calcext:value-type="float">
            <text:p>0.434</text:p>
          </table:table-cell>
          <table:table-cell office:value-type="string" calcext:value-type="string">
            <text:p>Pink lighter :-) http://t.co/XToxaRFF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904" calcext:value-type="float">
            <text:p>0.904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"Definition of my circle: I know them</text:p>
          </table:table-cell>
          <table:table-cell office:value-type="string" calcext:value-type="string">
            <text:p><text:s/>they know me</text:p>
          </table:table-cell>
          <table:table-cell office:value-type="string" calcext:value-type="string">
            <text:p><text:s/>and we've had one significant conversation in my lifetime."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526" calcext:value-type="float">
            <text:p>0.526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Top gear day ❤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6" calcext:value-type="float">
            <text:p>0.126</text:p>
          </table:table-cell>
          <table:table-cell office:value-type="float" office:value="0.232" calcext:value-type="float">
            <text:p>0.232</text:p>
          </table:table-cell>
          <table:table-cell office:value-type="float" office:value="0.496" calcext:value-type="float">
            <text:p>0.496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Hi I'm Johnny Knoxville and welcome to JackAss!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inkprogress he's been proclaiming it for months..it's basically just another stunt.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nies move in transitions all the time.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gets me every time.. https://t.co/BaYhAqTcX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is girl</text:p>
          </table:table-cell>
          <table:table-cell office:value-type="string" calcext:value-type="string">
            <text:p><text:s/>right here!!!!"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San Francisco Maritime National Historical Park in San Francisco</text:p>
          </table:table-cell>
          <table:table-cell office:value-type="string" calcext:value-type="string">
            <text:p><text:s/>CA https://t.co/zxLowc3BPO"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Hawk Hill in Marin Headlands</text:p>
          </table:table-cell>
          <table:table-cell office:value-type="string" calcext:value-type="string">
            <text:p><text:s/>CA https://t.co/23PvyCKZZn"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City of Redwood City in Redwood City</text:p>
          </table:table-cell>
          <table:table-cell office:value-type="string" calcext:value-type="string">
            <text:p><text:s/>CA https://t.co/aHIfc8tv6e"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ustinAkers right??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ustinAkers it's getting so rough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MNPublicHealth @KenBence Just seeing this!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ot wait to watch!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e-framing the ""community center"": for one small town</text:p>
          </table:table-cell>
          <table:table-cell office:value-type="string" calcext:value-type="string">
            <text:p><text:s/>it became the nursing home."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're at Truckeroo today!!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wwwww.... 😴 that's how I felt about that response...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ke up early and can't go back to sleep.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carpentermusic i did that the other day too.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csediaren by squad do you mean nicki and jessie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 it out <text:s/>https://t.co/aGVAtbyKbQ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voted #BadBloodVMA for the 2015 MTV #VMA Song Of Summer!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Bamboobies #giveaway: @ergobaby @undercovermama and @bamboobies #bfing gear http://t.co/3ufYNwmO http://t.co/l7623oJi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 do you do link building in 2016?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at is a high-quality e-commerce site to Google?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mmy time!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how we ring in the new year ☺☺ #almost2016 #outwiththeold #inwiththenew https://t.co/shibiVeuto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 are all tuckered out after our first big outing to #thefresnobee #babygarcia 2 weeks old and… https://t.co/7SBeeWyfWd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search is over!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damsmasher69 Hi!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picoftheday Scored chriscornellofficial guitar pic last night.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ickybyrneoffic..cant wait for croke park... bringing my little 4 year old princess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lit shifts 👎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y is it so cold 😢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w up 😠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 the Auvitu jerseys come along...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ooleyBong awwwwww!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be I'll just tell Kevin he doesn't have to get me a Christmas present because I just bought $150 snow boots.... 😳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am Clark Griswold.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Saffron Restaurant whether lunch dinner and Tapas from £2.00 onwards!!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how it looks!!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peaking of fruit cakes</text:p>
          </table:table-cell>
          <table:table-cell office:value-type="string" calcext:value-type="string">
            <text:p><text:s/>do you plan on buying one this Christmas?"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ugonja what lipstick do you have on??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o cool!</text:p>
          </table:table-cell>
          <table:table-cell office:value-type="string" calcext:value-type="string">
            <text:p>Best-Buy mailed my gift-card so fast!"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e they marketing to kids or the 8 year old in every adult?!?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checked in to the @McDonalds McCafé Blueberry Pomegranate Smoothie Commercial on #ViggleTV for points!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llow@nikestore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nd door m'n lip #boksen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0772" calcext:value-type="float">
            <text:p>-0.0772</text:p>
          </table:table-cell>
          <table:table-cell office:value-type="float" office:value="0.245" calcext:value-type="float">
            <text:p>0.245</text:p>
          </table:table-cell>
          <table:table-cell office:value-type="float" office:value="0.755" calcext:value-type="float">
            <text:p>0.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iny days (I suppose) https://t.co/MkxmTlHGxo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1779" calcext:value-type="float">
            <text:p>-0.1779</text:p>
          </table:table-cell>
          <table:table-cell office:value-type="float" office:value="0.091" calcext:value-type="float">
            <text:p>0.091</text:p>
          </table:table-cell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you become obsessed with @porterrobinson and impulse buy a ticket to his Brisbane show all in one night.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2235" calcext:value-type="float">
            <text:p>-0.22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""Heaps"" is now part of my vocabulary and I'm not ok with it."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2244" calcext:value-type="float">
            <text:p>-0.2244</text:p>
          </table:table-cell>
          <table:table-cell office:value-type="float" office:value="0.174" calcext:value-type="float">
            <text:p>0.174</text:p>
          </table:table-cell>
          <table:table-cell office:value-type="float" office:value="0.826" calcext:value-type="float">
            <text:p>0.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miss my ladies only days with @JennThaGreat wine and guac!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2707" calcext:value-type="float">
            <text:p>-0.2707</text:p>
          </table:table-cell>
          <table:table-cell office:value-type="float" office:value="0.343" calcext:value-type="float">
            <text:p>0.343</text:p>
          </table:table-cell>
          <table:table-cell office:value-type="float" office:value="0.657" calcext:value-type="float">
            <text:p>0.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myrcola im so so sorry.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3612" calcext:value-type="float">
            <text:p>-0.3612</text:p>
          </table:table-cell>
          <table:table-cell office:value-type="float" office:value="0.556" calcext:value-type="float">
            <text:p>0.556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ing poorly sucks.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4404" calcext:value-type="float">
            <text:p>-0.4404</text:p>
          </table:table-cell>
          <table:table-cell office:value-type="float" office:value="0.146" calcext:value-type="float">
            <text:p>0.146</text:p>
          </table:table-cell>
          <table:table-cell office:value-type="float" office:value="0.854" calcext:value-type="float">
            <text:p>0.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 can take all the madness the world has to give / But I won't last a day without you</text:p>
          </table:table-cell>
          <table:table-cell office:value-type="string" calcext:value-type="string">
            <text:p><text:s/>ADS 🙏🏽💕"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4927" calcext:value-type="float">
            <text:p>-0.4927</text:p>
          </table:table-cell>
          <table:table-cell office:value-type="float" office:value="0.762" calcext:value-type="float">
            <text:p>0.762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 tired 😴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4939" calcext:value-type="float">
            <text:p>-0.4939</text:p>
          </table:table-cell>
          <table:table-cell office:value-type="float" office:value="0.348" calcext:value-type="float">
            <text:p>0.348</text:p>
          </table:table-cell>
          <table:table-cell office:value-type="float" office:value="0.652" calcext:value-type="float">
            <text:p>0.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ek wasted over 4 minutes of my life...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6597" calcext:value-type="float">
            <text:p>-0.6597</text:p>
          </table:table-cell>
          <table:table-cell office:value-type="float" office:value="0.272" calcext:value-type="float">
            <text:p>0.272</text:p>
          </table:table-cell>
          <table:table-cell office:value-type="float" office:value="0.652" calcext:value-type="float">
            <text:p>0.652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"I swear to god if Connor is under the sheet</text:p>
          </table:table-cell>
          <table:table-cell office:value-type="string" calcext:value-type="string">
            <text:p><text:s/>I will actually lose my shit 😭 I am that invested in this show @RestingPlatypus #HTGAWM"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6908" calcext:value-type="float">
            <text:p>-0.6908</text:p>
          </table:table-cell>
          <table:table-cell office:value-type="float" office:value="0.402" calcext:value-type="float">
            <text:p>0.402</text:p>
          </table:table-cell>
          <table:table-cell office:value-type="float" office:value="0.598" calcext:value-type="float">
            <text:p>0.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natural links can kill your rankings https://t.co/pk7f6PiDgB #hobose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formula="of:=SUM([.C394:.C479])" office:value-type="float" office:value="3.836" calcext:value-type="float">
            <text:p>3.836</text:p>
          </table:table-cell>
          <table:table-cell table:formula="of:=SUM([.D394:.D479])" office:value-type="float" office:value="70.341" calcext:value-type="float">
            <text:p>70.341</text:p>
          </table:table-cell>
          <table:table-cell table:formula="of:=SUM([.E394:.E479])" office:value-type="float" office:value="11.823" calcext:value-type="float">
            <text:p>11.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34" calcext:value-type="float">
            <text:p>0.8834</text:p>
          </table:table-cell>
          <table:table-cell office:value-type="float" office:value="0" calcext:value-type="float">
            <text:p>0</text:p>
          </table:table-cell>
          <table:table-cell office:value-type="float" office:value="0.466" calcext:value-type="float">
            <text:p>0.466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I wish I loved anything as much as the Federal Aviation Administration loves acronyms.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" calcext:value-type="float">
            <text:p>0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Just completed a 12.27 km run - Not my best time but just happy to finish!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64" calcext:value-type="float">
            <text:p>0.8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 yes yes!!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89" calcext:value-type="float">
            <text:p>0.8089</text:p>
          </table:table-cell>
          <table:table-cell office:value-type="float" office:value="0" calcext:value-type="float">
            <text:p>0</text:p>
          </table:table-cell>
          <table:table-cell office:value-type="float" office:value="0.695" calcext:value-type="float">
            <text:p>0.695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"@RMdeVienne there is even a memo sent to all the state agencies that basically says don't harass OCers in WA</text:p>
          </table:table-cell>
          <table:table-cell office:value-type="string" calcext:value-type="string">
            <text:p><text:s/>it's perfectly legal."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@nickybyrneoffic well done on toy show n really excited about june 5 :) bringin my 4 year old for her 1st concert.. luv the album xx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068" calcext:value-type="float">
            <text:p>0.068</text:p>
          </table:table-cell>
          <table:table-cell office:value-type="float" office:value="0.675" calcext:value-type="float">
            <text:p>0.675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@carmelaramirez @toledokaye @ccsediaren JESSIE RAMIREZ HAHAHAHA it makes no sense but I love it :(( g someone set the date!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06" calcext:value-type="float">
            <text:p>0.7506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"@SusanScrupski great idea</text:p>
          </table:table-cell>
          <table:table-cell office:value-type="string" calcext:value-type="string">
            <text:p><text:s/>I must find one here too.....peek into cool kitchens=ideas."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25" calcext:value-type="float">
            <text:p>0.7125</text:p>
          </table:table-cell>
          <table:table-cell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"Took the survey ""WHO MAKES BOSTON'S BEST BURGER?""."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125" calcext:value-type="float">
            <text:p>0.7125</text:p>
          </table:table-cell>
          <table:table-cell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"Took the survey ""WHO MAKES BOSTON'S BEST BURGER?""."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35" calcext:value-type="float">
            <text:p>0.7035</text:p>
          </table:table-cell>
          <table:table-cell office:value-type="float" office:value="0" calcext:value-type="float">
            <text:p>0</text:p>
          </table:table-cell>
          <table:table-cell office:value-type="float" office:value="0.407" calcext:value-type="float">
            <text:p>0.407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Rangers are playing so good tonight!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08" calcext:value-type="float">
            <text:p>0.6808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"Dear @GilmoreGirls</text:p>
          </table:table-cell>
          <table:table-cell office:value-type="string" calcext:value-type="string">
            <text:p>I laughed."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656" calcext:value-type="float">
            <text:p>0.656</text:p>
          </table:table-cell>
          <table:table-cell office:value-type="float" office:value="0.344" calcext:value-type="float">
            <text:p>0.344</text:p>
          </table:table-cell>
          <table:table-cell office:value-type="string" calcext:value-type="string">
            <text:p>What Is The Best Screen Size To Design For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32" calcext:value-type="float">
            <text:p>0.632</text:p>
          </table:table-cell>
          <table:table-cell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@ashleekeys09 http://twitpic.com/10kbb6 - It look so cute!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77" calcext:value-type="float">
            <text:p>0.6177</text:p>
          </table:table-cell>
          <table:table-cell office:value-type="float" office:value="0" calcext:value-type="float">
            <text:p>0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Look at this handsome man!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994" calcext:value-type="float">
            <text:p>0.5994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"@cupe_cupe hehe</text:p>
          </table:table-cell>
          <table:table-cell office:value-type="string" calcext:value-type="string">
            <text:p><text:s/>mission accomplished </text:p>
          </table:table-cell>
          <table:table-cell office:value-type="string" calcext:value-type="string">
            <text:p>-)"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0.425" calcext:value-type="float">
            <text:p>0.425</text:p>
          </table:table-cell>
          <table:table-cell office:value-type="string" calcext:value-type="string">
            <text:p>Day off 👍+ sun🌞 = perfect 😎👌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562" calcext:value-type="float">
            <text:p>0.5562</text:p>
          </table:table-cell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Post-bath kisses!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093" calcext:value-type="float">
            <text:p>0.5093</text:p>
          </table:table-cell>
          <table:table-cell office:value-type="float" office:value="0" calcext:value-type="float">
            <text:p>0</text:p>
          </table:table-cell>
          <table:table-cell office:value-type="float" office:value="0.477" calcext:value-type="float">
            <text:p>0.477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I'm glad it's Saturday!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26" calcext:value-type="float">
            <text:p>0.4926</text:p>
          </table:table-cell>
          <table:table-cell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I'll eat better tomorrow...cause right now...IT'S ABOUT TO GO DOWN!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767" calcext:value-type="float">
            <text:p>0.47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I liked a @YouTube video https://t.co/L3iZOYDOea Cher Lloyd - Want U Back (MattyBRaps Cover)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67" calcext:value-type="float">
            <text:p>0.4767</text:p>
          </table:table-cell>
          <table:table-cell office:value-type="float" office:value="0" calcext:value-type="float">
            <text:p>0</text:p>
          </table:table-cell>
          <table:table-cell office:value-type="float" office:value="0.846" calcext:value-type="float">
            <text:p>0.846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My friends started noticing the change during the fourth week of putting Raspberry Ketone diet to work http://t.co/286H0mwQ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094" calcext:value-type="float">
            <text:p>0.094</text:p>
          </table:table-cell>
          <table:table-cell office:value-type="float" office:value="0.73" calcext:value-type="float">
            <text:p>0.73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Looking for a quick stop anytime of the day why not try Saffron Restaurant for some amazing dishes &amp;amp</text:p>
          </table:table-cell>
          <table:table-cell office:value-type="string" calcext:value-type="string">
            <text:p><text:s/>tapas!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199" calcext:value-type="float">
            <text:p>0.4199</text:p>
          </table:table-cell>
          <table:table-cell office:value-type="float" office:value="0" calcext:value-type="float">
            <text:p>0</text:p>
          </table:table-cell>
          <table:table-cell office:value-type="float" office:value="0.682" calcext:value-type="float">
            <text:p>0.682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@JohnHowieSteak The one that smells like rosemary!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019" calcext:value-type="float">
            <text:p>0.4019</text:p>
          </table:table-cell>
          <table:table-cell office:value-type="float" office:value="0" calcext:value-type="float">
            <text:p>0</text:p>
          </table:table-cell>
          <table:table-cell office:value-type="float" office:value="0.816" calcext:value-type="float">
            <text:p>0.816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Macaroni salad is one of the staple holiday food in every Pinoy table.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@SusanScrupski I like the kitchen 😊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@boundsgreenon @MyddletonMarket just excited perhaps 😊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0.365" calcext:value-type="float">
            <text:p>0.365</text:p>
          </table:table-cell>
          <table:table-cell office:value-type="string" calcext:value-type="string">
            <text:p>@RMdeVienne I am sure it is.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.68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Work for the day :-) https://t.co/rp3nrLj1sV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nally had a chance to watch the @Caitlyn_Jenner ESPYS speech.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115" calcext:value-type="float">
            <text:p>0.115</text:p>
          </table:table-cell>
          <table:table-cell office:value-type="float" office:value="0.717" calcext:value-type="float">
            <text:p>0.717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There's no way I'd be happy in any job but telling stories.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PatriotsOfMars @NYPinTA she started walking right behind the lady with the cart.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gigideegee What would the premise be?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xas!!!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Tognazzini's Dockside Restaurant in Morro Bay</text:p>
          </table:table-cell>
          <table:table-cell office:value-type="string" calcext:value-type="string">
            <text:p><text:s/>CA https://t.co/bekT78Vnd9"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Hilton San Francisco Union Square - @hiltonhotels in San Francisco</text:p>
          </table:table-cell>
          <table:table-cell office:value-type="string" calcext:value-type="string">
            <text:p><text:s/>CA https://t.co/t6nqwoDfML"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Q13FOX BRING IT!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pacebunnyday @libertytrout @Ed_Realist My homeschooled kids will learn an entire school year of an equivalent subject in one month.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MdeVienne Was he young?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been on Twitter for 7 years and 4 months (since 13 Apr 2009)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 did a tweet for a font</text:p>
          </table:table-cell>
          <table:table-cell office:value-type="string" calcext:value-type="string">
            <text:p><text:s/>it's called #Airbag</text:p>
          </table:table-cell>
          <table:table-cell office:value-type="string" calcext:value-type="string">
            <text:p><text:s/>and you can get your copy now https://t.co/EC6OyXIrOJ"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 is @DunkinDonuts going to name a donut after Tim Dunkin?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 factory worker to Instagram star -- at 87 - CNN https://t.co/KrlHEISZvy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just tried calling you back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oky (double digits) #instax365 https://t.co/OfrhJRfH5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p patrol https://t.co/iosmmvJd5k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morrow is the day #cureangelman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Bamboobies $350 #giveaway: @babyjogger and @bamboobies #bfing gear http://t.co/3ufYNwmO http://t.co/9zGjF5fo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notes on: 'Moving Your Website To Https from Http' on https://t.co/FOKwCVlOP3 #hoboseo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It's a lot)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to be on Twitter because I HAVE TO KNOW what the mommybloggers du jour find 'unacceptable' about our culture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wzDMBfan @His_Dreamgirl Hi!!!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K_DMB_fan @wzDMBfan @His_Dreamgirl @Ocalawriter Are we skyping tonight?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His_Dreamgirl Hi!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nd checking as the clock winds back.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🌸🌼🌸🌼🌸🌼🌸🌼🌸🌼🌸</text:p>
          </table:table-cell>
          <table:table-cell office:value-type="string" calcext:value-type="string">
            <text:p>Flower garlands ☺ #sweet #hospitality #Bangladesh #welcome #thankyou https://t.co/MBTd47Nx7j"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: Some of my #favouritethings #longlieSaturdays #brunch #eggs #bacon #home ♡ #chilltime #poachedeggs... http://t.co/1rQcl47fH9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of my #favouritethings #longlieSaturdays #brunch #eggs #bacon #home ♡ #chilltime #poachedeggs… https://t.co/Q2BjaYiFMU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 way to croke park to c the boys... Westlife whoooo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_bodyeletric Prepare-se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_bodyeletric Tell me wh-y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rytime world goes gaga over Aung Saan Suu Kyi atrocities in her country 😢😱 in me.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 II https://t.co/yUR2rAG5ac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 I https://t.co/6MDRASfAZY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boundsgreenon @MyddletonMarket is it not normally the first Sunday?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xAKTx what's that all about?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""Breaks"" and name changes of social media accounts has never ending well... 😢"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nder if mine tastes different because I listen to Christmas music instead of acid rock when I make it...… https://t.co/dpI7QVkf1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thing changed my life.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at if i just started using this twitter account again?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just can't get this fever down!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the #drivein waiting for it to open!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 little pizza roll will be #10months tomorrow!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ting pumped for the rangers game!!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 night!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xsparkage I've had this service several different times!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just personalized the Intel Ultrabook Video!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halfway mark https://t.co/B0OT550GUy https://t.co/oDWAlACYYV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lexgbh but it's always IPA season...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meant to post this last weekend when we were there but totally forgot.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need a new laptop.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't be a hypocrite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0772" calcext:value-type="float">
            <text:p>-0.0772</text:p>
          </table:table-cell>
          <table:table-cell office:value-type="float" office:value="0.302" calcext:value-type="float">
            <text:p>0.302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Mex85 are you serious?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0857" calcext:value-type="float">
            <text:p>-0.0857</text:p>
          </table:table-cell>
          <table:table-cell office:value-type="float" office:value="0.093" calcext:value-type="float">
            <text:p>0.093</text:p>
          </table:table-cell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'm not who I was but I'm not yet who I want to be #continuedgrowth… https://t.co/kgjItapJvg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1513" calcext:value-type="float">
            <text:p>-0.1513</text:p>
          </table:table-cell>
          <table:table-cell office:value-type="float" office:value="0.174" calcext:value-type="float">
            <text:p>0.174</text:p>
          </table:table-cell>
          <table:table-cell office:value-type="float" office:value="0.68" calcext:value-type="float">
            <text:p>0.68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Today I am grateful for my university education that allows me not to be a complete fucking idiot.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1531" calcext:value-type="float">
            <text:p>-0.1531</text:p>
          </table:table-cell>
          <table:table-cell office:value-type="float" office:value="0.286" calcext:value-type="float">
            <text:p>0.286</text:p>
          </table:table-cell>
          <table:table-cell office:value-type="float" office:value="0.714" calcext:value-type="float">
            <text:p>0.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carpentermusic miss you too &amp;lt</text:p>
          </table:table-cell>
          <table:table-cell office:value-type="string" calcext:value-type="string">
            <text:p>3 x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1779" calcext:value-type="float">
            <text:p>-0.1779</text:p>
          </table:table-cell>
          <table:table-cell office:value-type="float" office:value="0.221" calcext:value-type="float">
            <text:p>0.221</text:p>
          </table:table-cell>
          <table:table-cell office:value-type="float" office:value="0.779" calcext:value-type="float">
            <text:p>0.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 to run and hide some more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087" calcext:value-type="float">
            <text:p>0.087</text:p>
          </table:table-cell>
          <table:table-cell office:value-type="float" office:value="0.913" calcext:value-type="float">
            <text:p>0.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at moment when you missed the whole season 4 of Vikings and you can't find the blu ray ANYWHERE before the fifth season starts airing.....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34" calcext:value-type="float">
            <text:p>-0.34</text:p>
          </table:table-cell>
          <table:table-cell office:value-type="float" office:value="0.118" calcext:value-type="float">
            <text:p>0.118</text:p>
          </table:table-cell>
          <table:table-cell office:value-type="float" office:value="0.882" calcext:value-type="float">
            <text:p>0.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 confess the Ks</text:p>
          </table:table-cell>
          <table:table-cell office:value-type="string" calcext:value-type="string">
            <text:p><text:s/>and all the other socialites</text:p>
          </table:table-cell>
          <table:table-cell office:value-type="string" calcext:value-type="string">
            <text:p><text:s/>are suddenly much more appealing than Ivanka Trump - shameless gree… https://t.co/4ZVydRru6H"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3595" calcext:value-type="float">
            <text:p>-0.3595</text:p>
          </table:table-cell>
          <table:table-cell office:value-type="float" office:value="0.384" calcext:value-type="float">
            <text:p>0.384</text:p>
          </table:table-cell>
          <table:table-cell office:value-type="float" office:value="0.616" calcext:value-type="float">
            <text:p>0.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ah_inAmerica to no Five Guys!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3612" calcext:value-type="float">
            <text:p>-0.3612</text:p>
          </table:table-cell>
          <table:table-cell office:value-type="float" office:value="0.455" calcext:value-type="float">
            <text:p>0.455</text:p>
          </table:table-cell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ight deviations... :-( https://t.co/prWeWpaUO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4182" calcext:value-type="float">
            <text:p>-0.4182</text:p>
          </table:table-cell>
          <table:table-cell office:value-type="float" office:value="0.317" calcext:value-type="float">
            <text:p>0.317</text:p>
          </table:table-cell>
          <table:table-cell office:value-type="float" office:value="0.683" calcext:value-type="float">
            <text:p>0.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damsmasher69 @His_Dreamgirl Twitter is so confusing now!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4201" calcext:value-type="float">
            <text:p>-0.4201</text:p>
          </table:table-cell>
          <table:table-cell office:value-type="float" office:value="0.411" calcext:value-type="float">
            <text:p>0.411</text:p>
          </table:table-cell>
          <table:table-cell office:value-type="float" office:value="0.589" calcext:value-type="float">
            <text:p>0.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ber sucks ☹️️ BYE FOREVER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5256" calcext:value-type="float">
            <text:p>-0.5256</text:p>
          </table:table-cell>
          <table:table-cell office:value-type="float" office:value="0.459" calcext:value-type="float">
            <text:p>0.459</text:p>
          </table:table-cell>
          <table:table-cell office:value-type="float" office:value="0.541" calcext:value-type="float">
            <text:p>0.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uming is a very dangerous word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5994" calcext:value-type="float">
            <text:p>-0.5994</text:p>
          </table:table-cell>
          <table:table-cell office:value-type="float" office:value="0.412" calcext:value-type="float">
            <text:p>0.412</text:p>
          </table:table-cell>
          <table:table-cell office:value-type="float" office:value="0.588" calcext:value-type="float">
            <text:p>0.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MdeVienne I have no problems open carrying in King County.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6369" calcext:value-type="float">
            <text:p>-0.6369</text:p>
          </table:table-cell>
          <table:table-cell office:value-type="float" office:value="0.565" calcext:value-type="float">
            <text:p>0.565</text:p>
          </table:table-cell>
          <table:table-cell office:value-type="float" office:value="0.435" calcext:value-type="float">
            <text:p>0.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ta shake off this bad mood ✨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7096" calcext:value-type="float">
            <text:p>-0.70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Lost</text:p>
          </table:table-cell>
          <table:table-cell office:value-type="string" calcext:value-type="string">
            <text:p><text:s/>lost</text:p>
          </table:table-cell>
          <table:table-cell office:value-type="string" calcext:value-type="string">
            <text:p><text:s/>lost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formula="of:=SUM([.C485:.C580])" office:value-type="float" office:value="5.561" calcext:value-type="float">
            <text:p>5.561</text:p>
          </table:table-cell>
          <table:table-cell table:formula="of:=SUM([.D485:.D580])" office:value-type="float" office:value="77.874" calcext:value-type="float">
            <text:p>77.874</text:p>
          </table:table-cell>
          <table:table-cell table:formula="of:=SUM([.E485:.E580])" office:value-type="float" office:value="12.565" calcext:value-type="float">
            <text:p>12.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68" calcext:value-type="float">
            <text:p>0.8968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successful communication - I think this nice little exercise is extremely successful.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26" calcext:value-type="float">
            <text:p>0.8126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@FreshJacobs lol true 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97" calcext:value-type="float">
            <text:p>0.8097</text:p>
          </table:table-cell>
          <table:table-cell office:value-type="float" office:value="0" calcext:value-type="float">
            <text:p>0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Photo: littlemisshatter: I think this nice little exercise is extremely successful.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16" calcext:value-type="float">
            <text:p>0.8016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#LiveBoldly @mebeforeyou @samclaflin @emiliaclarke <text:s/>once again inspired by two people who inspire me everyday!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79" calcext:value-type="float">
            <text:p>0.7579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ana I love you pleas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69" calcext:value-type="float">
            <text:p>0.7269</text:p>
          </table:table-cell>
          <table:table-cell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"Dearly beloved media ppl</text:p>
          </table:table-cell>
          <table:table-cell office:value-type="string" calcext:value-type="string">
            <text:p><text:s/>you take marching orders from PEOTUS</text:p>
          </table:table-cell>
          <table:table-cell office:value-type="string" calcext:value-type="string">
            <text:p><text:s/>um scolded @ Trump tower</text:p>
          </table:table-cell>
          <table:table-cell office:value-type="string" calcext:value-type="string">
            <text:p><text:s/>+boost his $/ego</text:p>
          </table:table-cell>
          <table:table-cell office:value-type="string" calcext:value-type="string">
            <text:p><text:s/>take paycheck from him already."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808" calcext:value-type="float">
            <text:p>0.6808</text:p>
          </table:table-cell>
          <table:table-cell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0.583" calcext:value-type="float">
            <text:p>0.583</text:p>
          </table:table-cell>
          <table:table-cell office:value-type="string" calcext:value-type="string">
            <text:p>@DeniseHunnings Please cheer for Brandin Cooks.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84" calcext:value-type="float">
            <text:p>0.678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o everyone sitting on their nice comfy couches at home - the news is not lying.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686" calcext:value-type="float">
            <text:p>0.686</text:p>
          </table:table-cell>
          <table:table-cell office:value-type="float" office:value="0.314" calcext:value-type="float">
            <text:p>0.314</text:p>
          </table:table-cell>
          <table:table-cell office:value-type="string" calcext:value-type="string">
            <text:p>"@DeniseHunnings Okay</text:p>
          </table:table-cell>
          <table:table-cell office:value-type="string" calcext:value-type="string">
            <text:p><text:s/>I'm cheering for the Saints to come back and tie it up!"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192" calcext:value-type="float">
            <text:p>0.192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Love you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There's suddenly HUNDREDS of white caper butterflies all over Brisbane and I'm in love.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634" calcext:value-type="float">
            <text:p>0.634</text:p>
          </table:table-cell>
          <table:table-cell office:value-type="float" office:value="0.366" calcext:value-type="float">
            <text:p>0.366</text:p>
          </table:table-cell>
          <table:table-cell office:value-type="string" calcext:value-type="string">
            <text:p>I'm playing along with #ViggleLIVE and enjoying #MomentsOfWonder with @McDonalds #viggle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983" calcext:value-type="float">
            <text:p>0.5983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Ritchie Rich!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48" calcext:value-type="float">
            <text:p>0.5848</text:p>
          </table:table-cell>
          <table:table-cell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Better be careful!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97" calcext:value-type="float">
            <text:p>0.5797</text:p>
          </table:table-cell>
          <table:table-cell office:value-type="float" office:value="0" calcext:value-type="float">
            <text:p>0</text:p>
          </table:table-cell>
          <table:table-cell office:value-type="float" office:value="0.835" calcext:value-type="float">
            <text:p>0.835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"Saw @mebeforeyou last night</text:p>
          </table:table-cell>
          <table:table-cell office:value-type="string" calcext:value-type="string">
            <text:p><text:s/>and never have I been more moved and inspired by a film to live life to the fullest!"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office:value-type="float" office:value="0.402" calcext:value-type="float">
            <text:p>0.402</text:p>
          </table:table-cell>
          <table:table-cell office:value-type="string" calcext:value-type="string">
            <text:p>"@mhmatters lol</text:p>
          </table:table-cell>
          <table:table-cell office:value-type="string" calcext:value-type="string">
            <text:p><text:s/>you are surprised by delta being unreasonable ?"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684" calcext:value-type="float">
            <text:p>0.5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OT!!!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74" calcext:value-type="float">
            <text:p>0.4574</text:p>
          </table:table-cell>
          <table:table-cell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@adamsmasher69 Yes!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818" calcext:value-type="float">
            <text:p>0.818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@FreshJacobs aww thanks I didn't have power so I'm in Philly at my sisters house 😢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376" calcext:value-type="float">
            <text:p>0.4376</text:p>
          </table:table-cell>
          <table:table-cell office:value-type="float" office:value="0" calcext:value-type="float">
            <text:p>0</text:p>
          </table:table-cell>
          <table:table-cell office:value-type="float" office:value="0.257" calcext:value-type="float">
            <text:p>0.257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So cool!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131" calcext:value-type="float">
            <text:p>0.131</text:p>
          </table:table-cell>
          <table:table-cell office:value-type="float" office:value="0.603" calcext:value-type="float">
            <text:p>0.603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Help fight food deserts w/ @NakedJuice Retweet to add 1lb fresh produce to 100k goal!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@DavidArchie would you like to sign this bday card for jordin?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595" calcext:value-type="float">
            <text:p>0.3595</text:p>
          </table:table-cell>
          <table:table-cell office:value-type="float" office:value="0" calcext:value-type="float">
            <text:p>0</text:p>
          </table:table-cell>
          <table:table-cell office:value-type="float" office:value="0.616" calcext:value-type="float">
            <text:p>0.616</text:p>
          </table:table-cell>
          <table:table-cell office:value-type="float" office:value="0.384" calcext:value-type="float">
            <text:p>0.384</text:p>
          </table:table-cell>
          <table:table-cell office:value-type="string" calcext:value-type="string">
            <text:p>@His_Dreamgirl @AK_DMB_fan @wzDMBfan @Ocalawriter yeah!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.714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Many people highlight how thin-skin he is.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32" calcext:value-type="float">
            <text:p>0.27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435" calcext:value-type="float">
            <text:p>0.435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@aligmroz you win some you lose some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office:value-type="float" office:value="0.266" calcext:value-type="float">
            <text:p>0.266</text:p>
          </table:table-cell>
          <table:table-cell office:value-type="float" office:value="0.312" calcext:value-type="float">
            <text:p>0.312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@bubsycm seriously wish I could 😩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833" calcext:value-type="float">
            <text:p>0.833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@sokatie seeing as it's not long term should be fine 😂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Want a quick pick-me-up on Mondays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h jeez</text:p>
          </table:table-cell>
          <table:table-cell office:value-type="string" calcext:value-type="string">
            <text:p><text:s/>people are following me?"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ssyed Here are the slides from my talk.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at ""G"" life (GLAMma) https://t.co/OvKja4gSa7"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t driving around.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LISA16 | USENIX in Boston</text:p>
          </table:table-cell>
          <table:table-cell office:value-type="string" calcext:value-type="string">
            <text:p><text:s/>MA https://t.co/ZLVfzdf3yo"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e (@ Sheraton Boston Hotel in Boston</text:p>
          </table:table-cell>
          <table:table-cell office:value-type="string" calcext:value-type="string">
            <text:p><text:s/>MA) https://t.co/kE8lMZSKTA"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Boston Logan International Airport (BOS) in Boston</text:p>
          </table:table-cell>
          <table:table-cell office:value-type="string" calcext:value-type="string">
            <text:p><text:s/>MA https://t.co/8HjJqUmJgc"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City of @RedondoBeachCa in Redondo Beach</text:p>
          </table:table-cell>
          <table:table-cell office:value-type="string" calcext:value-type="string">
            <text:p><text:s/>CA https://t.co/259Df94UwV"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MdeVienne There is a Men-at-Arms episode on YouTube where they made a real sword out of meteorite.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been on Twitter for 7 years and 7 months (since 13 Apr 2009).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repost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Your players are coming around!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imcast @healthychickie UNBELIEVABLE!!!!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kashanacauley @TaureanDoll I'm not using the term ""alt-right."""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The first set of games are over.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eniseHunnings He just kicked another FG.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DeniseHunnings I also have Matt Prater</text:p>
          </table:table-cell>
          <table:table-cell office:value-type="string" calcext:value-type="string">
            <text:p><text:s/>the Lions' kicker."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aureanDoll @tcovey11 @KStater91 @AlanMarston HOLY SH@@!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I'm just BLOWN AWAY that Barkley has zero passing yards.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iamteresavilleb You have a cactus shop?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Bortles just threw an INT.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Awww you're not watching the Broncos?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I noticed.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need sleep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tephNBoots it was Connor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(go to sleep</text:p>
          </table:table-cell>
          <table:table-cell office:value-type="string" calcext:value-type="string">
            <text:p><text:s/>regina) https://t.co/gbuwolRSPd"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rrently: https://t.co/EZ1h401spZ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b 15 is International Angelman Day #cureangelman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 Fast Should A Web Page Load?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day Sunday!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K_DMB_fan @His_Dreamgirl @wzDMBfan @Ocalawriter Tracy!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.I.P stephen gately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 hour shift done 😀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u have АSK.FM account?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sband's Twitter bio 😂😂😂😂😂😂😂 https://t.co/mOwldvyIDC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araswisher and so are rest of the world: constantly pointing his skin-thinness.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ooleyBong ALL OF THE KITTIES!!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Yourallypally Some pictures that @frak took on Friday night 😀🎆😀 https://t.co/jkr9Eclxzb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ooleyBong Saw this on fb yesterday!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laire2909 @bubsycm @GillsF @Busted @JamesBourne @mattjwillis ahh that's my bday!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okatie can't wait!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ing https://t.co/7MQdLCAsMj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 this bday card for Jordin!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vel travel travel.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loring the back alleys of Flagstaff.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e one and only</text:p>
          </table:table-cell>
          <table:table-cell office:value-type="string" calcext:value-type="string">
            <text:p><text:s/>Willie Nelson!"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very time I see an old tobacco Indian</text:p>
          </table:table-cell>
          <table:table-cell office:value-type="string" calcext:value-type="string">
            <text:p><text:s/>I think of the Hank Williams song</text:p>
          </table:table-cell>
          <table:table-cell office:value-type="string" calcext:value-type="string">
            <text:p><text:s/>Kaw-Liga."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 need some ""Blue Water-White Sail"" therapy."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eresacaputo <text:s/>has me BAWLING as always!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checked in to the @McDonalds McCafé Blueberry Pomegranate Smoothie Commercial on #ViggleTV for points!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 it TWO Manu!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 got ejected!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's see some D-fence!#GoSpursGo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Cav is down!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Spurs game EVER!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JSUSSONE classic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@Bbillions: Baby arch ya backkkkkkk n point ya toesssss” I hear you!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@arielcherie: @NikFreeman is a lurker.”lol this is correct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ooooo boring....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1779" calcext:value-type="float">
            <text:p>-0.1779</text:p>
          </table:table-cell>
          <table:table-cell office:value-type="float" office:value="0.175" calcext:value-type="float">
            <text:p>0.175</text:p>
          </table:table-cell>
          <table:table-cell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y people are saying he is obsessed with media.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197" calcext:value-type="float">
            <text:p>0.197</text:p>
          </table:table-cell>
          <table:table-cell office:value-type="float" office:value="0.654" calcext:value-type="float">
            <text:p>0.654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RT @Brook_star: Days like yesterday are SO necessary...'twas such a low key turn up!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423" calcext:value-type="float">
            <text:p>0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NN @QuirkyGardener No way.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4019" calcext:value-type="float">
            <text:p>-0.4019</text:p>
          </table:table-cell>
          <table:table-cell office:value-type="float" office:value="0.172" calcext:value-type="float">
            <text:p>0.172</text:p>
          </table:table-cell>
          <table:table-cell office:value-type="float" office:value="0.828" calcext:value-type="float">
            <text:p>0.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pages on your site are probably redundant and hurting your rankings: https://t.co/RqyjNLL2vg #hoboseo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4071" calcext:value-type="float">
            <text:p>-0.4071</text:p>
          </table:table-cell>
          <table:table-cell office:value-type="float" office:value="0.132" calcext:value-type="float">
            <text:p>0.132</text:p>
          </table:table-cell>
          <table:table-cell office:value-type="float" office:value="0.868" calcext:value-type="float">
            <text:p>0.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DeniseHunnings I don't mean to be annoying or to rub it in</text:p>
          </table:table-cell>
          <table:table-cell office:value-type="string" calcext:value-type="string">
            <text:p><text:s/>but Matt Prater just kicked a 50+ yard FG!!!"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5267" calcext:value-type="float">
            <text:p>-0.5267</text:p>
          </table:table-cell>
          <table:table-cell office:value-type="float" office:value="0.405" calcext:value-type="float">
            <text:p>0.405</text:p>
          </table:table-cell>
          <table:table-cell office:value-type="float" office:value="0.595" calcext:value-type="float">
            <text:p>0.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pped between my beliefs and principles .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5423" calcext:value-type="float">
            <text:p>-0.5423</text:p>
          </table:table-cell>
          <table:table-cell office:value-type="float" office:value="0.467" calcext:value-type="float">
            <text:p>0.467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rid urururur if did not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5423" calcext:value-type="float">
            <text:p>-0.5423</text:p>
          </table:table-cell>
          <table:table-cell office:value-type="float" office:value="0.429" calcext:value-type="float">
            <text:p>0.429</text:p>
          </table:table-cell>
          <table:table-cell office:value-type="float" office:value="0.571" calcext:value-type="float">
            <text:p>0.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wzDMBfan I'm worried about our lack of tickets.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6124" calcext:value-type="float">
            <text:p>-0.6124</text:p>
          </table:table-cell>
          <table:table-cell office:value-type="float" office:value="0.556" calcext:value-type="float">
            <text:p>0.556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renting 101: ignore tantrums</text:p>
          </table:table-cell>
          <table:table-cell office:value-type="string" calcext:value-type="string">
            <text:p><text:s/>not highlight/reward."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6249" calcext:value-type="float">
            <text:p>-0.6249</text:p>
          </table:table-cell>
          <table:table-cell office:value-type="float" office:value="0.421" calcext:value-type="float">
            <text:p>0.421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h no I am 5'1 and three quarters :( https://t.co/UpsxReITkU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6486" calcext:value-type="float">
            <text:p>-0.6486</text:p>
          </table:table-cell>
          <table:table-cell office:value-type="float" office:value="0.518" calcext:value-type="float">
            <text:p>0.518</text:p>
          </table:table-cell>
          <table:table-cell office:value-type="float" office:value="0.482" calcext:value-type="float">
            <text:p>0.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harrMxx @NicoleSmithsonx @ScottGShore @leicspolice d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formula="of:=SUM([.C586:.C683])" office:value-type="float" office:value="4.527" calcext:value-type="float">
            <text:p>4.527</text:p>
          </table:table-cell>
          <table:table-cell table:formula="of:=SUM([.D586:.D683])" office:value-type="float" office:value="80.19" calcext:value-type="float">
            <text:p>80.19</text:p>
          </table:table-cell>
          <table:table-cell table:formula="of:=SUM([.E586:.E683])" office:value-type="float" office:value="13.283" calcext:value-type="float">
            <text:p>13.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-sun</text:p>
          </table:table-cell>
          <table:table-cell office:value-type="string" calcext:value-type="string">
            <text:p>-w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l days</text:p>
          </table:table-cell>
          <table:table-cell/>
          <table:table-cell table:number-columns-repeated="2" office:value-type="float" office:value="0.9287" calcext:value-type="float">
            <text:p>0.92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87" calcext:value-type="float">
            <text:p>0.9287</text:p>
          </table:table-cell>
          <table:table-cell/>
          <table:table-cell office:value-type="float" office:value="0.9101" calcext:value-type="float">
            <text:p>0.9101</text:p>
          </table:table-cell>
          <table:table-cell office:value-type="float" office:value="0.908" calcext:value-type="float">
            <text:p>0.9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101" calcext:value-type="float">
            <text:p>0.9101</text:p>
          </table:table-cell>
          <table:table-cell/>
          <table:table-cell office:value-type="float" office:value="0.908" calcext:value-type="float">
            <text:p>0.908</text:p>
          </table:table-cell>
          <table:table-cell office:value-type="float" office:value="0.9041" calcext:value-type="float">
            <text:p>0.904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8" calcext:value-type="float">
            <text:p>0.908</text:p>
          </table:table-cell>
          <table:table-cell/>
          <table:table-cell office:value-type="float" office:value="0.9041" calcext:value-type="float">
            <text:p>0.9041</text:p>
          </table:table-cell>
          <table:table-cell office:value-type="float" office:value="0.8968" calcext:value-type="float">
            <text:p>0.896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41" calcext:value-type="float">
            <text:p>0.9041</text:p>
          </table:table-cell>
          <table:table-cell/>
          <table:table-cell table:number-columns-repeated="2" office:value-type="float" office:value="0.8943" calcext:value-type="float">
            <text:p>0.894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968" calcext:value-type="float">
            <text:p>0.8968</text:p>
          </table:table-cell>
          <table:table-cell/>
          <table:table-cell table:number-columns-repeated="2" office:value-type="float" office:value="0.8834" calcext:value-type="float">
            <text:p>0.883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43" calcext:value-type="float">
            <text:p>0.8943</text:p>
          </table:table-cell>
          <table:table-cell/>
          <table:table-cell table:number-columns-repeated="2" office:value-type="float" office:value="0.872" calcext:value-type="float">
            <text:p>0.87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34" calcext:value-type="float">
            <text:p>0.8834</text:p>
          </table:table-cell>
          <table:table-cell/>
          <table:table-cell table:number-columns-repeated="2" office:value-type="float" office:value="0.8582" calcext:value-type="float">
            <text:p>0.858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2" calcext:value-type="float">
            <text:p>0.872</text:p>
          </table:table-cell>
          <table:table-cell/>
          <table:table-cell table:number-columns-repeated="2" office:value-type="float" office:value="0.8442" calcext:value-type="float">
            <text:p>0.844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82" calcext:value-type="float">
            <text:p>0.8582</text:p>
          </table:table-cell>
          <table:table-cell/>
          <table:table-cell table:number-columns-repeated="2" office:value-type="float" office:value="0.8378" calcext:value-type="float">
            <text:p>0.837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442" calcext:value-type="float">
            <text:p>0.8442</text:p>
          </table:table-cell>
          <table:table-cell/>
          <table:table-cell table:number-columns-repeated="2" office:value-type="float" office:value="0.8264" calcext:value-type="float">
            <text:p>0.826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378" calcext:value-type="float">
            <text:p>0.8378</text:p>
          </table:table-cell>
          <table:table-cell/>
          <table:table-cell table:number-columns-repeated="2" office:value-type="float" office:value="0.8188" calcext:value-type="float">
            <text:p>0.818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64" calcext:value-type="float">
            <text:p>0.8264</text:p>
          </table:table-cell>
          <table:table-cell/>
          <table:table-cell office:value-type="float" office:value="0.8089" calcext:value-type="float">
            <text:p>0.8089</text:p>
          </table:table-cell>
          <table:table-cell office:value-type="float" office:value="0.8126" calcext:value-type="float">
            <text:p>0.812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188" calcext:value-type="float">
            <text:p>0.8188</text:p>
          </table:table-cell>
          <table:table-cell/>
          <table:table-cell office:value-type="float" office:value="0.802" calcext:value-type="float">
            <text:p>0.802</text:p>
          </table:table-cell>
          <table:table-cell office:value-type="float" office:value="0.8097" calcext:value-type="float">
            <text:p>0.809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126" calcext:value-type="float">
            <text:p>0.8126</text:p>
          </table:table-cell>
          <table:table-cell/>
          <table:table-cell office:value-type="float" office:value="0.802" calcext:value-type="float">
            <text:p>0.802</text:p>
          </table:table-cell>
          <table:table-cell office:value-type="float" office:value="0.8089" calcext:value-type="float">
            <text:p>0.808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97" calcext:value-type="float">
            <text:p>0.8097</text:p>
          </table:table-cell>
          <table:table-cell/>
          <table:table-cell table:number-columns-repeated="2" office:value-type="float" office:value="0.802" calcext:value-type="float">
            <text:p>0.80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89" calcext:value-type="float">
            <text:p>0.8089</text:p>
          </table:table-cell>
          <table:table-cell/>
          <table:table-cell office:value-type="float" office:value="0.7906" calcext:value-type="float">
            <text:p>0.7906</text:p>
          </table:table-cell>
          <table:table-cell office:value-type="float" office:value="0.802" calcext:value-type="float">
            <text:p>0.80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02" calcext:value-type="float">
            <text:p>0.802</text:p>
          </table:table-cell>
          <table:table-cell/>
          <table:table-cell office:value-type="float" office:value="0.7901" calcext:value-type="float">
            <text:p>0.7901</text:p>
          </table:table-cell>
          <table:table-cell office:value-type="float" office:value="0.802" calcext:value-type="float">
            <text:p>0.80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02" calcext:value-type="float">
            <text:p>0.802</text:p>
          </table:table-cell>
          <table:table-cell/>
          <table:table-cell office:value-type="float" office:value="0.7891" calcext:value-type="float">
            <text:p>0.7891</text:p>
          </table:table-cell>
          <table:table-cell office:value-type="float" office:value="0.8016" calcext:value-type="float">
            <text:p>0.801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02" calcext:value-type="float">
            <text:p>0.802</text:p>
          </table:table-cell>
          <table:table-cell/>
          <table:table-cell office:value-type="float" office:value="0.7783" calcext:value-type="float">
            <text:p>0.7783</text:p>
          </table:table-cell>
          <table:table-cell office:value-type="float" office:value="0.7901" calcext:value-type="float">
            <text:p>0.790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16" calcext:value-type="float">
            <text:p>0.8016</text:p>
          </table:table-cell>
          <table:table-cell/>
          <table:table-cell office:value-type="float" office:value="0.7778" calcext:value-type="float">
            <text:p>0.7778</text:p>
          </table:table-cell>
          <table:table-cell office:value-type="float" office:value="0.7891" calcext:value-type="float">
            <text:p>0.789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906" calcext:value-type="float">
            <text:p>0.7906</text:p>
          </table:table-cell>
          <table:table-cell/>
          <table:table-cell office:value-type="float" office:value="0.7717" calcext:value-type="float">
            <text:p>0.7717</text:p>
          </table:table-cell>
          <table:table-cell office:value-type="float" office:value="0.7783" calcext:value-type="float">
            <text:p>0.778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901" calcext:value-type="float">
            <text:p>0.7901</text:p>
          </table:table-cell>
          <table:table-cell/>
          <table:table-cell office:value-type="float" office:value="0.7579" calcext:value-type="float">
            <text:p>0.7579</text:p>
          </table:table-cell>
          <table:table-cell office:value-type="float" office:value="0.7778" calcext:value-type="float">
            <text:p>0.777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891" calcext:value-type="float">
            <text:p>0.7891</text:p>
          </table:table-cell>
          <table:table-cell/>
          <table:table-cell office:value-type="float" office:value="0.7574" calcext:value-type="float">
            <text:p>0.7574</text:p>
          </table:table-cell>
          <table:table-cell office:value-type="float" office:value="0.7717" calcext:value-type="float">
            <text:p>0.771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783" calcext:value-type="float">
            <text:p>0.7783</text:p>
          </table:table-cell>
          <table:table-cell/>
          <table:table-cell office:value-type="float" office:value="0.7506" calcext:value-type="float">
            <text:p>0.7506</text:p>
          </table:table-cell>
          <table:table-cell office:value-type="float" office:value="0.7579" calcext:value-type="float">
            <text:p>0.757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778" calcext:value-type="float">
            <text:p>0.7778</text:p>
          </table:table-cell>
          <table:table-cell/>
          <table:table-cell office:value-type="float" office:value="0.7506" calcext:value-type="float">
            <text:p>0.7506</text:p>
          </table:table-cell>
          <table:table-cell office:value-type="float" office:value="0.7579" calcext:value-type="float">
            <text:p>0.757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717" calcext:value-type="float">
            <text:p>0.7717</text:p>
          </table:table-cell>
          <table:table-cell/>
          <table:table-cell office:value-type="float" office:value="0.745" calcext:value-type="float">
            <text:p>0.745</text:p>
          </table:table-cell>
          <table:table-cell office:value-type="float" office:value="0.7574" calcext:value-type="float">
            <text:p>0.757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579" calcext:value-type="float">
            <text:p>0.7579</text:p>
          </table:table-cell>
          <table:table-cell/>
          <table:table-cell office:value-type="float" office:value="0.7269" calcext:value-type="float">
            <text:p>0.7269</text:p>
          </table:table-cell>
          <table:table-cell office:value-type="float" office:value="0.7506" calcext:value-type="float">
            <text:p>0.750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579" calcext:value-type="float">
            <text:p>0.7579</text:p>
          </table:table-cell>
          <table:table-cell/>
          <table:table-cell office:value-type="float" office:value="0.7269" calcext:value-type="float">
            <text:p>0.7269</text:p>
          </table:table-cell>
          <table:table-cell office:value-type="float" office:value="0.7506" calcext:value-type="float">
            <text:p>0.750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74" calcext:value-type="float">
            <text:p>0.7574</text:p>
          </table:table-cell>
          <table:table-cell/>
          <table:table-cell office:value-type="float" office:value="0.7263" calcext:value-type="float">
            <text:p>0.7263</text:p>
          </table:table-cell>
          <table:table-cell office:value-type="float" office:value="0.745" calcext:value-type="float">
            <text:p>0.74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506" calcext:value-type="float">
            <text:p>0.7506</text:p>
          </table:table-cell>
          <table:table-cell/>
          <table:table-cell office:value-type="float" office:value="0.7243" calcext:value-type="float">
            <text:p>0.7243</text:p>
          </table:table-cell>
          <table:table-cell office:value-type="float" office:value="0.7269" calcext:value-type="float">
            <text:p>0.726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506" calcext:value-type="float">
            <text:p>0.7506</text:p>
          </table:table-cell>
          <table:table-cell/>
          <table:table-cell office:value-type="float" office:value="0.717" calcext:value-type="float">
            <text:p>0.717</text:p>
          </table:table-cell>
          <table:table-cell office:value-type="float" office:value="0.7269" calcext:value-type="float">
            <text:p>0.726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45" calcext:value-type="float">
            <text:p>0.745</text:p>
          </table:table-cell>
          <table:table-cell/>
          <table:table-cell office:value-type="float" office:value="0.7163" calcext:value-type="float">
            <text:p>0.7163</text:p>
          </table:table-cell>
          <table:table-cell office:value-type="float" office:value="0.7243" calcext:value-type="float">
            <text:p>0.724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269" calcext:value-type="float">
            <text:p>0.7269</text:p>
          </table:table-cell>
          <table:table-cell/>
          <table:table-cell office:value-type="float" office:value="0.7125" calcext:value-type="float">
            <text:p>0.7125</text:p>
          </table:table-cell>
          <table:table-cell office:value-type="float" office:value="0.717" calcext:value-type="float">
            <text:p>0.71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269" calcext:value-type="float">
            <text:p>0.7269</text:p>
          </table:table-cell>
          <table:table-cell/>
          <table:table-cell table:number-columns-repeated="2" office:value-type="float" office:value="0.7125" calcext:value-type="float">
            <text:p>0.712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269" calcext:value-type="float">
            <text:p>0.7269</text:p>
          </table:table-cell>
          <table:table-cell/>
          <table:table-cell office:value-type="float" office:value="0.7067" calcext:value-type="float">
            <text:p>0.7067</text:p>
          </table:table-cell>
          <table:table-cell office:value-type="float" office:value="0.7125" calcext:value-type="float">
            <text:p>0.712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263" calcext:value-type="float">
            <text:p>0.7263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0.7067" calcext:value-type="float">
            <text:p>0.706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243" calcext:value-type="float">
            <text:p>0.7243</text:p>
          </table:table-cell>
          <table:table-cell/>
          <table:table-cell office:value-type="float" office:value="0.7035" calcext:value-type="float">
            <text:p>0.7035</text:p>
          </table:table-cell>
          <table:table-cell office:value-type="float" office:value="0.705" calcext:value-type="float">
            <text:p>0.70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17" calcext:value-type="float">
            <text:p>0.717</text:p>
          </table:table-cell>
          <table:table-cell/>
          <table:table-cell office:value-type="float" office:value="0.6808" calcext:value-type="float">
            <text:p>0.6808</text:p>
          </table:table-cell>
          <table:table-cell office:value-type="float" office:value="0.7035" calcext:value-type="float">
            <text:p>0.703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163" calcext:value-type="float">
            <text:p>0.7163</text:p>
          </table:table-cell>
          <table:table-cell/>
          <table:table-cell office:value-type="float" office:value="0.6705" calcext:value-type="float">
            <text:p>0.6705</text:p>
          </table:table-cell>
          <table:table-cell office:value-type="float" office:value="0.6808" calcext:value-type="float">
            <text:p>0.680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125" calcext:value-type="float">
            <text:p>0.7125</text:p>
          </table:table-cell>
          <table:table-cell/>
          <table:table-cell office:value-type="float" office:value="0.6705" calcext:value-type="float">
            <text:p>0.6705</text:p>
          </table:table-cell>
          <table:table-cell office:value-type="float" office:value="0.6808" calcext:value-type="float">
            <text:p>0.680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125" calcext:value-type="float">
            <text:p>0.7125</text:p>
          </table:table-cell>
          <table:table-cell/>
          <table:table-cell office:value-type="float" office:value="0.6696" calcext:value-type="float">
            <text:p>0.6696</text:p>
          </table:table-cell>
          <table:table-cell office:value-type="float" office:value="0.6784" calcext:value-type="float">
            <text:p>0.678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067" calcext:value-type="float">
            <text:p>0.7067</text:p>
          </table:table-cell>
          <table:table-cell/>
          <table:table-cell office:value-type="float" office:value="0.6696" calcext:value-type="float">
            <text:p>0.6696</text:p>
          </table:table-cell>
          <table:table-cell office:value-type="float" office:value="0.6705" calcext:value-type="float">
            <text:p>0.670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05" calcext:value-type="float">
            <text:p>0.705</text:p>
          </table:table-cell>
          <table:table-cell/>
          <table:table-cell table:number-columns-repeated="2" office:value-type="float" office:value="0.6696" calcext:value-type="float">
            <text:p>0.669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035" calcext:value-type="float">
            <text:p>0.7035</text:p>
          </table:table-cell>
          <table:table-cell/>
          <table:table-cell table:number-columns-repeated="2" office:value-type="float" office:value="0.6696" calcext:value-type="float">
            <text:p>0.669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808" calcext:value-type="float">
            <text:p>0.6808</text:p>
          </table:table-cell>
          <table:table-cell/>
          <table:table-cell office:value-type="float" office:value="0.6696" calcext:value-type="float">
            <text:p>0.6696</text:p>
          </table:table-cell>
          <table:table-cell office:value-type="float" office:value="0.6588" calcext:value-type="float">
            <text:p>0.658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808" calcext:value-type="float">
            <text:p>0.6808</text:p>
          </table:table-cell>
          <table:table-cell/>
          <table:table-cell office:value-type="float" office:value="0.6588" calcext:value-type="float">
            <text:p>0.6588</text:p>
          </table:table-cell>
          <table:table-cell office:value-type="float" office:value="0.658" calcext:value-type="float">
            <text:p>0.65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784" calcext:value-type="float">
            <text:p>0.6784</text:p>
          </table:table-cell>
          <table:table-cell/>
          <table:table-cell table:number-columns-repeated="2" office:value-type="float" office:value="0.658" calcext:value-type="float">
            <text:p>0.65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705" calcext:value-type="float">
            <text:p>0.6705</text:p>
          </table:table-cell>
          <table:table-cell/>
          <table:table-cell office:value-type="float" office:value="0.658" calcext:value-type="float">
            <text:p>0.658</text:p>
          </table:table-cell>
          <table:table-cell office:value-type="float" office:value="0.6369" calcext:value-type="float">
            <text:p>0.636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705" calcext:value-type="float">
            <text:p>0.6705</text:p>
          </table:table-cell>
          <table:table-cell/>
          <table:table-cell office:value-type="float" office:value="0.6486" calcext:value-type="float">
            <text:p>0.6486</text:p>
          </table:table-cell>
          <table:table-cell office:value-type="float" office:value="0.6369" calcext:value-type="float">
            <text:p>0.636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96" calcext:value-type="float">
            <text:p>0.6696</text:p>
          </table:table-cell>
          <table:table-cell/>
          <table:table-cell table:number-columns-repeated="2" office:value-type="float" office:value="0.6369" calcext:value-type="float">
            <text:p>0.636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96" calcext:value-type="float">
            <text:p>0.6696</text:p>
          </table:table-cell>
          <table:table-cell/>
          <table:table-cell table:number-columns-repeated="2" office:value-type="float" office:value="0.6369" calcext:value-type="float">
            <text:p>0.636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696" calcext:value-type="float">
            <text:p>0.6696</text:p>
          </table:table-cell>
          <table:table-cell/>
          <table:table-cell table:number-columns-repeated="2" office:value-type="float" office:value="0.6369" calcext:value-type="float">
            <text:p>0.636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696" calcext:value-type="float">
            <text:p>0.6696</text:p>
          </table:table-cell>
          <table:table-cell/>
          <table:table-cell table:number-columns-repeated="2" office:value-type="float" office:value="0.6369" calcext:value-type="float">
            <text:p>0.636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696" calcext:value-type="float">
            <text:p>0.6696</text:p>
          </table:table-cell>
          <table:table-cell/>
          <table:table-cell table:number-columns-repeated="2" office:value-type="float" office:value="0.6369" calcext:value-type="float">
            <text:p>0.6369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96" calcext:value-type="float">
            <text:p>0.6696</text:p>
          </table:table-cell>
          <table:table-cell/>
          <table:table-cell office:value-type="float" office:value="0.6369" calcext:value-type="float">
            <text:p>0.6369</text:p>
          </table:table-cell>
          <table:table-cell office:value-type="float" office:value="0.636" calcext:value-type="float">
            <text:p>0.63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588" calcext:value-type="float">
            <text:p>0.6588</text:p>
          </table:table-cell>
          <table:table-cell/>
          <table:table-cell table:number-columns-repeated="2" office:value-type="float" office:value="0.636" calcext:value-type="float">
            <text:p>0.63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58" calcext:value-type="float">
            <text:p>0.658</text:p>
          </table:table-cell>
          <table:table-cell/>
          <table:table-cell table:number-columns-repeated="2" office:value-type="float" office:value="0.636" calcext:value-type="float">
            <text:p>0.63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58" calcext:value-type="float">
            <text:p>0.658</text:p>
          </table:table-cell>
          <table:table-cell/>
          <table:table-cell office:value-type="float" office:value="0.636" calcext:value-type="float">
            <text:p>0.636</text:p>
          </table:table-cell>
          <table:table-cell office:value-type="float" office:value="0.6333" calcext:value-type="float">
            <text:p>0.633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486" calcext:value-type="float">
            <text:p>0.6486</text:p>
          </table:table-cell>
          <table:table-cell/>
          <table:table-cell office:value-type="float" office:value="0.6333" calcext:value-type="float">
            <text:p>0.6333</text:p>
          </table:table-cell>
          <table:table-cell office:value-type="float" office:value="0.632" calcext:value-type="float">
            <text:p>0.63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369" calcext:value-type="float">
            <text:p>0.6369</text:p>
          </table:table-cell>
          <table:table-cell/>
          <table:table-cell office:value-type="float" office:value="0.632" calcext:value-type="float">
            <text:p>0.632</text:p>
          </table:table-cell>
          <table:table-cell office:value-type="float" office:value="0.6249" calcext:value-type="float">
            <text:p>0.624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369" calcext:value-type="float">
            <text:p>0.6369</text:p>
          </table:table-cell>
          <table:table-cell/>
          <table:table-cell table:number-columns-repeated="2" office:value-type="float" office:value="0.6249" calcext:value-type="float">
            <text:p>0.624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369" calcext:value-type="float">
            <text:p>0.6369</text:p>
          </table:table-cell>
          <table:table-cell/>
          <table:table-cell office:value-type="float" office:value="0.6249" calcext:value-type="float">
            <text:p>0.6249</text:p>
          </table:table-cell>
          <table:table-cell office:value-type="float" office:value="0.6239" calcext:value-type="float">
            <text:p>0.6239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369" calcext:value-type="float">
            <text:p>0.6369</text:p>
          </table:table-cell>
          <table:table-cell/>
          <table:table-cell office:value-type="float" office:value="0.6239" calcext:value-type="float">
            <text:p>0.6239</text:p>
          </table:table-cell>
          <table:table-cell office:value-type="float" office:value="0.6177" calcext:value-type="float">
            <text:p>0.617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69" calcext:value-type="float">
            <text:p>0.6369</text:p>
          </table:table-cell>
          <table:table-cell/>
          <table:table-cell office:value-type="float" office:value="0.6177" calcext:value-type="float">
            <text:p>0.6177</text:p>
          </table:table-cell>
          <table:table-cell office:value-type="float" office:value="0.6166" calcext:value-type="float">
            <text:p>0.6166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369" calcext:value-type="float">
            <text:p>0.6369</text:p>
          </table:table-cell>
          <table:table-cell/>
          <table:table-cell office:value-type="float" office:value="0.6166" calcext:value-type="float">
            <text:p>0.6166</text:p>
          </table:table-cell>
          <table:table-cell office:value-type="float" office:value="0.6124" calcext:value-type="float">
            <text:p>0.612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369" calcext:value-type="float">
            <text:p>0.6369</text:p>
          </table:table-cell>
          <table:table-cell/>
          <table:table-cell office:value-type="float" office:value="0.6124" calcext:value-type="float">
            <text:p>0.6124</text:p>
          </table:table-cell>
          <table:table-cell office:value-type="float" office:value="0.6114" calcext:value-type="float">
            <text:p>0.611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369" calcext:value-type="float">
            <text:p>0.6369</text:p>
          </table:table-cell>
          <table:table-cell/>
          <table:table-cell table:number-columns-repeated="2" office:value-type="float" office:value="0.6114" calcext:value-type="float">
            <text:p>0.6114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369" calcext:value-type="float">
            <text:p>0.6369</text:p>
          </table:table-cell>
          <table:table-cell/>
          <table:table-cell office:value-type="float" office:value="0.6114" calcext:value-type="float">
            <text:p>0.6114</text:p>
          </table:table-cell>
          <table:table-cell office:value-type="float" office:value="0.5994" calcext:value-type="float">
            <text:p>0.5994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36" calcext:value-type="float">
            <text:p>0.636</text:p>
          </table:table-cell>
          <table:table-cell/>
          <table:table-cell office:value-type="float" office:value="0.5994" calcext:value-type="float">
            <text:p>0.5994</text:p>
          </table:table-cell>
          <table:table-cell office:value-type="float" office:value="0.5983" calcext:value-type="float">
            <text:p>0.598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36" calcext:value-type="float">
            <text:p>0.636</text:p>
          </table:table-cell>
          <table:table-cell/>
          <table:table-cell table:number-columns-repeated="2" office:value-type="float" office:value="0.5972" calcext:value-type="float">
            <text:p>0.597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36" calcext:value-type="float">
            <text:p>0.636</text:p>
          </table:table-cell>
          <table:table-cell/>
          <table:table-cell table:number-columns-repeated="2" office:value-type="float" office:value="0.5859" calcext:value-type="float">
            <text:p>0.5859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333" calcext:value-type="float">
            <text:p>0.6333</text:p>
          </table:table-cell>
          <table:table-cell/>
          <table:table-cell table:number-columns-repeated="2" office:value-type="float" office:value="0.5859" calcext:value-type="float">
            <text:p>0.585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32" calcext:value-type="float">
            <text:p>0.632</text:p>
          </table:table-cell>
          <table:table-cell/>
          <table:table-cell table:number-columns-repeated="2" office:value-type="float" office:value="0.5859" calcext:value-type="float">
            <text:p>0.585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249" calcext:value-type="float">
            <text:p>0.6249</text:p>
          </table:table-cell>
          <table:table-cell/>
          <table:table-cell table:number-columns-repeated="2" office:value-type="float" office:value="0.5859" calcext:value-type="float">
            <text:p>0.585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249" calcext:value-type="float">
            <text:p>0.6249</text:p>
          </table:table-cell>
          <table:table-cell/>
          <table:table-cell table:number-columns-repeated="2" office:value-type="float" office:value="0.5859" calcext:value-type="float">
            <text:p>0.5859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239" calcext:value-type="float">
            <text:p>0.6239</text:p>
          </table:table-cell>
          <table:table-cell/>
          <table:table-cell office:value-type="float" office:value="0.5859" calcext:value-type="float">
            <text:p>0.5859</text:p>
          </table:table-cell>
          <table:table-cell office:value-type="float" office:value="0.5848" calcext:value-type="float">
            <text:p>0.584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177" calcext:value-type="float">
            <text:p>0.6177</text:p>
          </table:table-cell>
          <table:table-cell/>
          <table:table-cell office:value-type="float" office:value="0.5859" calcext:value-type="float">
            <text:p>0.5859</text:p>
          </table:table-cell>
          <table:table-cell office:value-type="float" office:value="0.5797" calcext:value-type="float">
            <text:p>0.579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166" calcext:value-type="float">
            <text:p>0.6166</text:p>
          </table:table-cell>
          <table:table-cell/>
          <table:table-cell office:value-type="float" office:value="0.5859" calcext:value-type="float">
            <text:p>0.5859</text:p>
          </table:table-cell>
          <table:table-cell office:value-type="float" office:value="0.5719" calcext:value-type="float">
            <text:p>0.571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124" calcext:value-type="float">
            <text:p>0.6124</text:p>
          </table:table-cell>
          <table:table-cell/>
          <table:table-cell office:value-type="float" office:value="0.5859" calcext:value-type="float">
            <text:p>0.5859</text:p>
          </table:table-cell>
          <table:table-cell office:value-type="float" office:value="0.5719" calcext:value-type="float">
            <text:p>0.571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114" calcext:value-type="float">
            <text:p>0.6114</text:p>
          </table:table-cell>
          <table:table-cell/>
          <table:table-cell table:number-columns-repeated="2" office:value-type="float" office:value="0.5719" calcext:value-type="float">
            <text:p>0.5719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114" calcext:value-type="float">
            <text:p>0.6114</text:p>
          </table:table-cell>
          <table:table-cell/>
          <table:table-cell table:number-columns-repeated="2" office:value-type="float" office:value="0.5719" calcext:value-type="float">
            <text:p>0.5719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994" calcext:value-type="float">
            <text:p>0.5994</text:p>
          </table:table-cell>
          <table:table-cell/>
          <table:table-cell table:number-columns-repeated="2" office:value-type="float" office:value="0.5719" calcext:value-type="float">
            <text:p>0.571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983" calcext:value-type="float">
            <text:p>0.5983</text:p>
          </table:table-cell>
          <table:table-cell/>
          <table:table-cell table:number-columns-repeated="2" office:value-type="float" office:value="0.5719" calcext:value-type="float">
            <text:p>0.571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972" calcext:value-type="float">
            <text:p>0.5972</text:p>
          </table:table-cell>
          <table:table-cell/>
          <table:table-cell table:number-columns-repeated="2" office:value-type="float" office:value="0.5719" calcext:value-type="float">
            <text:p>0.5719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59" calcext:value-type="float">
            <text:p>0.5859</text:p>
          </table:table-cell>
          <table:table-cell/>
          <table:table-cell office:value-type="float" office:value="0.5719" calcext:value-type="float">
            <text:p>0.5719</text:p>
          </table:table-cell>
          <table:table-cell office:value-type="float" office:value="0.5707" calcext:value-type="float">
            <text:p>0.5707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859" calcext:value-type="float">
            <text:p>0.5859</text:p>
          </table:table-cell>
          <table:table-cell/>
          <table:table-cell office:value-type="float" office:value="0.5719" calcext:value-type="float">
            <text:p>0.5719</text:p>
          </table:table-cell>
          <table:table-cell office:value-type="float" office:value="0.5707" calcext:value-type="float">
            <text:p>0.5707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859" calcext:value-type="float">
            <text:p>0.5859</text:p>
          </table:table-cell>
          <table:table-cell/>
          <table:table-cell office:value-type="float" office:value="0.5707" calcext:value-type="float">
            <text:p>0.5707</text:p>
          </table:table-cell>
          <table:table-cell office:value-type="float" office:value="0.5684" calcext:value-type="float">
            <text:p>0.568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859" calcext:value-type="float">
            <text:p>0.5859</text:p>
          </table:table-cell>
          <table:table-cell/>
          <table:table-cell office:value-type="float" office:value="0.5707" calcext:value-type="float">
            <text:p>0.5707</text:p>
          </table:table-cell>
          <table:table-cell office:value-type="float" office:value="0.5563" calcext:value-type="float">
            <text:p>0.556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859" calcext:value-type="float">
            <text:p>0.5859</text:p>
          </table:table-cell>
          <table:table-cell/>
          <table:table-cell office:value-type="float" office:value="0.5563" calcext:value-type="float">
            <text:p>0.5563</text:p>
          </table:table-cell>
          <table:table-cell office:value-type="float" office:value="0.5562" calcext:value-type="float">
            <text:p>0.556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859" calcext:value-type="float">
            <text:p>0.5859</text:p>
          </table:table-cell>
          <table:table-cell/>
          <table:table-cell office:value-type="float" office:value="0.5563" calcext:value-type="float">
            <text:p>0.5563</text:p>
          </table:table-cell>
          <table:table-cell office:value-type="float" office:value="0.5562" calcext:value-type="float">
            <text:p>0.556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859" calcext:value-type="float">
            <text:p>0.5859</text:p>
          </table:table-cell>
          <table:table-cell/>
          <table:table-cell table:number-columns-repeated="2" office:value-type="float" office:value="0.5562" calcext:value-type="float">
            <text:p>0.556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859" calcext:value-type="float">
            <text:p>0.5859</text:p>
          </table:table-cell>
          <table:table-cell/>
          <table:table-cell office:value-type="float" office:value="0.5562" calcext:value-type="float">
            <text:p>0.5562</text:p>
          </table:table-cell>
          <table:table-cell office:value-type="float" office:value="0.5413" calcext:value-type="float">
            <text:p>0.541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859" calcext:value-type="float">
            <text:p>0.5859</text:p>
          </table:table-cell>
          <table:table-cell/>
          <table:table-cell office:value-type="float" office:value="0.5562" calcext:value-type="float">
            <text:p>0.5562</text:p>
          </table:table-cell>
          <table:table-cell office:value-type="float" office:value="0.5267" calcext:value-type="float">
            <text:p>0.5267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848" calcext:value-type="float">
            <text:p>0.5848</text:p>
          </table:table-cell>
          <table:table-cell/>
          <table:table-cell office:value-type="float" office:value="0.5551" calcext:value-type="float">
            <text:p>0.5551</text:p>
          </table:table-cell>
          <table:table-cell office:value-type="float" office:value="0.5255" calcext:value-type="float">
            <text:p>0.5255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797" calcext:value-type="float">
            <text:p>0.5797</text:p>
          </table:table-cell>
          <table:table-cell/>
          <table:table-cell office:value-type="float" office:value="0.5413" calcext:value-type="float">
            <text:p>0.5413</text:p>
          </table:table-cell>
          <table:table-cell office:value-type="float" office:value="0.5255" calcext:value-type="float">
            <text:p>0.525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719" calcext:value-type="float">
            <text:p>0.5719</text:p>
          </table:table-cell>
          <table:table-cell/>
          <table:table-cell office:value-type="float" office:value="0.5399" calcext:value-type="float">
            <text:p>0.5399</text:p>
          </table:table-cell>
          <table:table-cell office:value-type="float" office:value="0.5242" calcext:value-type="float">
            <text:p>0.5242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719" calcext:value-type="float">
            <text:p>0.5719</text:p>
          </table:table-cell>
          <table:table-cell/>
          <table:table-cell office:value-type="float" office:value="0.5267" calcext:value-type="float">
            <text:p>0.5267</text:p>
          </table:table-cell>
          <table:table-cell office:value-type="float" office:value="0.5242" calcext:value-type="float">
            <text:p>0.524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719" calcext:value-type="float">
            <text:p>0.5719</text:p>
          </table:table-cell>
          <table:table-cell/>
          <table:table-cell office:value-type="float" office:value="0.5255" calcext:value-type="float">
            <text:p>0.5255</text:p>
          </table:table-cell>
          <table:table-cell office:value-type="float" office:value="0.5106" calcext:value-type="float">
            <text:p>0.5106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719" calcext:value-type="float">
            <text:p>0.5719</text:p>
          </table:table-cell>
          <table:table-cell/>
          <table:table-cell office:value-type="float" office:value="0.5255" calcext:value-type="float">
            <text:p>0.5255</text:p>
          </table:table-cell>
          <table:table-cell office:value-type="float" office:value="0.5106" calcext:value-type="float">
            <text:p>0.510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719" calcext:value-type="float">
            <text:p>0.5719</text:p>
          </table:table-cell>
          <table:table-cell/>
          <table:table-cell office:value-type="float" office:value="0.5255" calcext:value-type="float">
            <text:p>0.5255</text:p>
          </table:table-cell>
          <table:table-cell office:value-type="float" office:value="0.5106" calcext:value-type="float">
            <text:p>0.5106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719" calcext:value-type="float">
            <text:p>0.5719</text:p>
          </table:table-cell>
          <table:table-cell/>
          <table:table-cell office:value-type="float" office:value="0.5242" calcext:value-type="float">
            <text:p>0.5242</text:p>
          </table:table-cell>
          <table:table-cell office:value-type="float" office:value="0.5106" calcext:value-type="float">
            <text:p>0.5106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719" calcext:value-type="float">
            <text:p>0.5719</text:p>
          </table:table-cell>
          <table:table-cell/>
          <table:table-cell office:value-type="float" office:value="0.5242" calcext:value-type="float">
            <text:p>0.5242</text:p>
          </table:table-cell>
          <table:table-cell office:value-type="float" office:value="0.5106" calcext:value-type="float">
            <text:p>0.510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719" calcext:value-type="float">
            <text:p>0.5719</text:p>
          </table:table-cell>
          <table:table-cell/>
          <table:table-cell table:number-columns-repeated="2" office:value-type="float" office:value="0.5106" calcext:value-type="float">
            <text:p>0.5106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707" calcext:value-type="float">
            <text:p>0.5707</text:p>
          </table:table-cell>
          <table:table-cell/>
          <table:table-cell office:value-type="float" office:value="0.5106" calcext:value-type="float">
            <text:p>0.5106</text:p>
          </table:table-cell>
          <table:table-cell office:value-type="float" office:value="0.5095" calcext:value-type="float">
            <text:p>0.509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707" calcext:value-type="float">
            <text:p>0.5707</text:p>
          </table:table-cell>
          <table:table-cell/>
          <table:table-cell office:value-type="float" office:value="0.5106" calcext:value-type="float">
            <text:p>0.5106</text:p>
          </table:table-cell>
          <table:table-cell office:value-type="float" office:value="0.5093" calcext:value-type="float">
            <text:p>0.5093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684" calcext:value-type="float">
            <text:p>0.5684</text:p>
          </table:table-cell>
          <table:table-cell/>
          <table:table-cell office:value-type="float" office:value="0.5106" calcext:value-type="float">
            <text:p>0.5106</text:p>
          </table:table-cell>
          <table:table-cell office:value-type="float" office:value="0.5093" calcext:value-type="float">
            <text:p>0.5093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563" calcext:value-type="float">
            <text:p>0.5563</text:p>
          </table:table-cell>
          <table:table-cell/>
          <table:table-cell office:value-type="float" office:value="0.5106" calcext:value-type="float">
            <text:p>0.5106</text:p>
          </table:table-cell>
          <table:table-cell office:value-type="float" office:value="0.5093" calcext:value-type="float">
            <text:p>0.5093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563" calcext:value-type="float">
            <text:p>0.5563</text:p>
          </table:table-cell>
          <table:table-cell/>
          <table:table-cell office:value-type="float" office:value="0.5106" calcext:value-type="float">
            <text:p>0.5106</text:p>
          </table:table-cell>
          <table:table-cell office:value-type="float" office:value="0.4989" calcext:value-type="float">
            <text:p>0.4989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562" calcext:value-type="float">
            <text:p>0.5562</text:p>
          </table:table-cell>
          <table:table-cell/>
          <table:table-cell office:value-type="float" office:value="0.5095" calcext:value-type="float">
            <text:p>0.5095</text:p>
          </table:table-cell>
          <table:table-cell office:value-type="float" office:value="0.4939" calcext:value-type="float">
            <text:p>0.4939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562" calcext:value-type="float">
            <text:p>0.5562</text:p>
          </table:table-cell>
          <table:table-cell/>
          <table:table-cell office:value-type="float" office:value="0.5093" calcext:value-type="float">
            <text:p>0.5093</text:p>
          </table:table-cell>
          <table:table-cell office:value-type="float" office:value="0.4939" calcext:value-type="float">
            <text:p>0.4939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562" calcext:value-type="float">
            <text:p>0.5562</text:p>
          </table:table-cell>
          <table:table-cell/>
          <table:table-cell office:value-type="float" office:value="0.5093" calcext:value-type="float">
            <text:p>0.5093</text:p>
          </table:table-cell>
          <table:table-cell office:value-type="float" office:value="0.4939" calcext:value-type="float">
            <text:p>0.4939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551" calcext:value-type="float">
            <text:p>0.5551</text:p>
          </table:table-cell>
          <table:table-cell/>
          <table:table-cell office:value-type="float" office:value="0.5093" calcext:value-type="float">
            <text:p>0.5093</text:p>
          </table:table-cell>
          <table:table-cell office:value-type="float" office:value="0.4939" calcext:value-type="float">
            <text:p>0.4939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413" calcext:value-type="float">
            <text:p>0.5413</text:p>
          </table:table-cell>
          <table:table-cell/>
          <table:table-cell office:value-type="float" office:value="0.5093" calcext:value-type="float">
            <text:p>0.5093</text:p>
          </table:table-cell>
          <table:table-cell office:value-type="float" office:value="0.4939" calcext:value-type="float">
            <text:p>0.4939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399" calcext:value-type="float">
            <text:p>0.5399</text:p>
          </table:table-cell>
          <table:table-cell/>
          <table:table-cell office:value-type="float" office:value="0.4989" calcext:value-type="float">
            <text:p>0.4989</text:p>
          </table:table-cell>
          <table:table-cell office:value-type="float" office:value="0.4927" calcext:value-type="float">
            <text:p>0.4927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267" calcext:value-type="float">
            <text:p>0.5267</text:p>
          </table:table-cell>
          <table:table-cell/>
          <table:table-cell office:value-type="float" office:value="0.4939" calcext:value-type="float">
            <text:p>0.4939</text:p>
          </table:table-cell>
          <table:table-cell office:value-type="float" office:value="0.4926" calcext:value-type="float">
            <text:p>0.4926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255" calcext:value-type="float">
            <text:p>0.5255</text:p>
          </table:table-cell>
          <table:table-cell/>
          <table:table-cell office:value-type="float" office:value="0.4939" calcext:value-type="float">
            <text:p>0.4939</text:p>
          </table:table-cell>
          <table:table-cell office:value-type="float" office:value="0.4926" calcext:value-type="float">
            <text:p>0.4926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255" calcext:value-type="float">
            <text:p>0.5255</text:p>
          </table:table-cell>
          <table:table-cell/>
          <table:table-cell office:value-type="float" office:value="0.4939" calcext:value-type="float">
            <text:p>0.4939</text:p>
          </table:table-cell>
          <table:table-cell office:value-type="float" office:value="0.481" calcext:value-type="float">
            <text:p>0.481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255" calcext:value-type="float">
            <text:p>0.5255</text:p>
          </table:table-cell>
          <table:table-cell/>
          <table:table-cell office:value-type="float" office:value="0.4939" calcext:value-type="float">
            <text:p>0.4939</text:p>
          </table:table-cell>
          <table:table-cell office:value-type="float" office:value="0.4767" calcext:value-type="float">
            <text:p>0.4767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242" calcext:value-type="float">
            <text:p>0.5242</text:p>
          </table:table-cell>
          <table:table-cell/>
          <table:table-cell office:value-type="float" office:value="0.4939" calcext:value-type="float">
            <text:p>0.4939</text:p>
          </table:table-cell>
          <table:table-cell office:value-type="float" office:value="0.4767" calcext:value-type="float">
            <text:p>0.4767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242" calcext:value-type="float">
            <text:p>0.5242</text:p>
          </table:table-cell>
          <table:table-cell/>
          <table:table-cell office:value-type="float" office:value="0.4939" calcext:value-type="float">
            <text:p>0.4939</text:p>
          </table:table-cell>
          <table:table-cell office:value-type="float" office:value="0.4753" calcext:value-type="float">
            <text:p>0.4753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106" calcext:value-type="float">
            <text:p>0.5106</text:p>
          </table:table-cell>
          <table:table-cell/>
          <table:table-cell office:value-type="float" office:value="0.4927" calcext:value-type="float">
            <text:p>0.4927</text:p>
          </table:table-cell>
          <table:table-cell office:value-type="float" office:value="0.4753" calcext:value-type="float">
            <text:p>0.4753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106" calcext:value-type="float">
            <text:p>0.5106</text:p>
          </table:table-cell>
          <table:table-cell/>
          <table:table-cell office:value-type="float" office:value="0.4926" calcext:value-type="float">
            <text:p>0.4926</text:p>
          </table:table-cell>
          <table:table-cell office:value-type="float" office:value="0.4753" calcext:value-type="float">
            <text:p>0.4753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106" calcext:value-type="float">
            <text:p>0.5106</text:p>
          </table:table-cell>
          <table:table-cell/>
          <table:table-cell office:value-type="float" office:value="0.4926" calcext:value-type="float">
            <text:p>0.4926</text:p>
          </table:table-cell>
          <table:table-cell office:value-type="float" office:value="0.4753" calcext:value-type="float">
            <text:p>0.4753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106" calcext:value-type="float">
            <text:p>0.5106</text:p>
          </table:table-cell>
          <table:table-cell/>
          <table:table-cell office:value-type="float" office:value="0.4926" calcext:value-type="float">
            <text:p>0.4926</text:p>
          </table:table-cell>
          <table:table-cell office:value-type="float" office:value="0.4753" calcext:value-type="float">
            <text:p>0.4753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106" calcext:value-type="float">
            <text:p>0.5106</text:p>
          </table:table-cell>
          <table:table-cell/>
          <table:table-cell office:value-type="float" office:value="0.4926" calcext:value-type="float">
            <text:p>0.4926</text:p>
          </table:table-cell>
          <table:table-cell office:value-type="float" office:value="0.4588" calcext:value-type="float">
            <text:p>0.4588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106" calcext:value-type="float">
            <text:p>0.5106</text:p>
          </table:table-cell>
          <table:table-cell/>
          <table:table-cell office:value-type="float" office:value="0.481" calcext:value-type="float">
            <text:p>0.481</text:p>
          </table:table-cell>
          <table:table-cell office:value-type="float" office:value="0.4588" calcext:value-type="float">
            <text:p>0.4588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095" calcext:value-type="float">
            <text:p>0.5095</text:p>
          </table:table-cell>
          <table:table-cell/>
          <table:table-cell office:value-type="float" office:value="0.4767" calcext:value-type="float">
            <text:p>0.4767</text:p>
          </table:table-cell>
          <table:table-cell office:value-type="float" office:value="0.4588" calcext:value-type="float">
            <text:p>0.4588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093" calcext:value-type="float">
            <text:p>0.5093</text:p>
          </table:table-cell>
          <table:table-cell/>
          <table:table-cell office:value-type="float" office:value="0.4767" calcext:value-type="float">
            <text:p>0.4767</text:p>
          </table:table-cell>
          <table:table-cell office:value-type="float" office:value="0.4588" calcext:value-type="float">
            <text:p>0.4588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5093" calcext:value-type="float">
            <text:p>0.5093</text:p>
          </table:table-cell>
          <table:table-cell/>
          <table:table-cell office:value-type="float" office:value="0.4767" calcext:value-type="float">
            <text:p>0.4767</text:p>
          </table:table-cell>
          <table:table-cell office:value-type="float" office:value="0.4574" calcext:value-type="float">
            <text:p>0.4574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093" calcext:value-type="float">
            <text:p>0.5093</text:p>
          </table:table-cell>
          <table:table-cell/>
          <table:table-cell office:value-type="float" office:value="0.4753" calcext:value-type="float">
            <text:p>0.4753</text:p>
          </table:table-cell>
          <table:table-cell office:value-type="float" office:value="0.4574" calcext:value-type="float">
            <text:p>0.4574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093" calcext:value-type="float">
            <text:p>0.5093</text:p>
          </table:table-cell>
          <table:table-cell/>
          <table:table-cell office:value-type="float" office:value="0.4753" calcext:value-type="float">
            <text:p>0.4753</text:p>
          </table:table-cell>
          <table:table-cell office:value-type="float" office:value="0.4574" calcext:value-type="float">
            <text:p>0.4574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989" calcext:value-type="float">
            <text:p>0.4989</text:p>
          </table:table-cell>
          <table:table-cell/>
          <table:table-cell office:value-type="float" office:value="0.4753" calcext:value-type="float">
            <text:p>0.4753</text:p>
          </table:table-cell>
          <table:table-cell office:value-type="float" office:value="0.4574" calcext:value-type="float">
            <text:p>0.4574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939" calcext:value-type="float">
            <text:p>0.4939</text:p>
          </table:table-cell>
          <table:table-cell/>
          <table:table-cell office:value-type="float" office:value="0.4753" calcext:value-type="float">
            <text:p>0.4753</text:p>
          </table:table-cell>
          <table:table-cell office:value-type="float" office:value="0.4574" calcext:value-type="float">
            <text:p>0.4574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939" calcext:value-type="float">
            <text:p>0.4939</text:p>
          </table:table-cell>
          <table:table-cell/>
          <table:table-cell office:value-type="float" office:value="0.4753" calcext:value-type="float">
            <text:p>0.4753</text:p>
          </table:table-cell>
          <table:table-cell office:value-type="float" office:value="0.4449" calcext:value-type="float">
            <text:p>0.4449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939" calcext:value-type="float">
            <text:p>0.4939</text:p>
          </table:table-cell>
          <table:table-cell/>
          <table:table-cell office:value-type="float" office:value="0.4753" calcext:value-type="float">
            <text:p>0.4753</text:p>
          </table:table-cell>
          <table:table-cell office:value-type="float" office:value="0.4404" calcext:value-type="float">
            <text:p>0.4404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939" calcext:value-type="float">
            <text:p>0.4939</text:p>
          </table:table-cell>
          <table:table-cell/>
          <table:table-cell office:value-type="float" office:value="0.4588" calcext:value-type="float">
            <text:p>0.4588</text:p>
          </table:table-cell>
          <table:table-cell office:value-type="float" office:value="0.4404" calcext:value-type="float">
            <text:p>0.4404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939" calcext:value-type="float">
            <text:p>0.4939</text:p>
          </table:table-cell>
          <table:table-cell/>
          <table:table-cell office:value-type="float" office:value="0.4588" calcext:value-type="float">
            <text:p>0.4588</text:p>
          </table:table-cell>
          <table:table-cell office:value-type="float" office:value="0.4404" calcext:value-type="float">
            <text:p>0.4404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939" calcext:value-type="float">
            <text:p>0.4939</text:p>
          </table:table-cell>
          <table:table-cell/>
          <table:table-cell office:value-type="float" office:value="0.4588" calcext:value-type="float">
            <text:p>0.4588</text:p>
          </table:table-cell>
          <table:table-cell office:value-type="float" office:value="0.4404" calcext:value-type="float">
            <text:p>0.4404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927" calcext:value-type="float">
            <text:p>0.4927</text:p>
          </table:table-cell>
          <table:table-cell/>
          <table:table-cell office:value-type="float" office:value="0.4588" calcext:value-type="float">
            <text:p>0.4588</text:p>
          </table:table-cell>
          <table:table-cell office:value-type="float" office:value="0.4404" calcext:value-type="float">
            <text:p>0.4404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926" calcext:value-type="float">
            <text:p>0.4926</text:p>
          </table:table-cell>
          <table:table-cell/>
          <table:table-cell office:value-type="float" office:value="0.4588" calcext:value-type="float">
            <text:p>0.4588</text:p>
          </table:table-cell>
          <table:table-cell office:value-type="float" office:value="0.4404" calcext:value-type="float">
            <text:p>0.4404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926" calcext:value-type="float">
            <text:p>0.4926</text:p>
          </table:table-cell>
          <table:table-cell/>
          <table:table-cell office:value-type="float" office:value="0.4588" calcext:value-type="float">
            <text:p>0.4588</text:p>
          </table:table-cell>
          <table:table-cell office:value-type="float" office:value="0.4404" calcext:value-type="float">
            <text:p>0.4404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926" calcext:value-type="float">
            <text:p>0.4926</text:p>
          </table:table-cell>
          <table:table-cell/>
          <table:table-cell office:value-type="float" office:value="0.4574" calcext:value-type="float">
            <text:p>0.4574</text:p>
          </table:table-cell>
          <table:table-cell office:value-type="float" office:value="0.4389" calcext:value-type="float">
            <text:p>0.4389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926" calcext:value-type="float">
            <text:p>0.4926</text:p>
          </table:table-cell>
          <table:table-cell/>
          <table:table-cell office:value-type="float" office:value="0.4574" calcext:value-type="float">
            <text:p>0.4574</text:p>
          </table:table-cell>
          <table:table-cell office:value-type="float" office:value="0.4376" calcext:value-type="float">
            <text:p>0.4376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81" calcext:value-type="float">
            <text:p>0.481</text:p>
          </table:table-cell>
          <table:table-cell/>
          <table:table-cell office:value-type="float" office:value="0.4574" calcext:value-type="float">
            <text:p>0.4574</text:p>
          </table:table-cell>
          <table:table-cell office:value-type="float" office:value="0.4215" calcext:value-type="float">
            <text:p>0.4215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767" calcext:value-type="float">
            <text:p>0.4767</text:p>
          </table:table-cell>
          <table:table-cell/>
          <table:table-cell office:value-type="float" office:value="0.4574" calcext:value-type="float">
            <text:p>0.4574</text:p>
          </table:table-cell>
          <table:table-cell office:value-type="float" office:value="0.4215" calcext:value-type="float">
            <text:p>0.4215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767" calcext:value-type="float">
            <text:p>0.4767</text:p>
          </table:table-cell>
          <table:table-cell/>
          <table:table-cell office:value-type="float" office:value="0.4574" calcext:value-type="float">
            <text:p>0.4574</text:p>
          </table:table-cell>
          <table:table-cell office:value-type="float" office:value="0.4215" calcext:value-type="float">
            <text:p>0.4215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767" calcext:value-type="float">
            <text:p>0.4767</text:p>
          </table:table-cell>
          <table:table-cell/>
          <table:table-cell office:value-type="float" office:value="0.4449" calcext:value-type="float">
            <text:p>0.4449</text:p>
          </table:table-cell>
          <table:table-cell office:value-type="float" office:value="0.4215" calcext:value-type="float">
            <text:p>0.4215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753" calcext:value-type="float">
            <text:p>0.4753</text:p>
          </table:table-cell>
          <table:table-cell/>
          <table:table-cell office:value-type="float" office:value="0.4404" calcext:value-type="float">
            <text:p>0.4404</text:p>
          </table:table-cell>
          <table:table-cell office:value-type="float" office:value="0.4215" calcext:value-type="float">
            <text:p>0.4215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753" calcext:value-type="float">
            <text:p>0.4753</text:p>
          </table:table-cell>
          <table:table-cell/>
          <table:table-cell office:value-type="float" office:value="0.4404" calcext:value-type="float">
            <text:p>0.4404</text:p>
          </table:table-cell>
          <table:table-cell office:value-type="float" office:value="0.4215" calcext:value-type="float">
            <text:p>0.4215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753" calcext:value-type="float">
            <text:p>0.4753</text:p>
          </table:table-cell>
          <table:table-cell/>
          <table:table-cell office:value-type="float" office:value="0.4404" calcext:value-type="float">
            <text:p>0.4404</text:p>
          </table:table-cell>
          <table:table-cell office:value-type="float" office:value="0.4215" calcext:value-type="float">
            <text:p>0.4215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753" calcext:value-type="float">
            <text:p>0.4753</text:p>
          </table:table-cell>
          <table:table-cell/>
          <table:table-cell office:value-type="float" office:value="0.4404" calcext:value-type="float">
            <text:p>0.4404</text:p>
          </table:table-cell>
          <table:table-cell office:value-type="float" office:value="0.4215" calcext:value-type="float">
            <text:p>0.4215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753" calcext:value-type="float">
            <text:p>0.4753</text:p>
          </table:table-cell>
          <table:table-cell/>
          <table:table-cell office:value-type="float" office:value="0.4404" calcext:value-type="float">
            <text:p>0.4404</text:p>
          </table:table-cell>
          <table:table-cell office:value-type="float" office:value="0.4215" calcext:value-type="float">
            <text:p>0.4215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753" calcext:value-type="float">
            <text:p>0.4753</text:p>
          </table:table-cell>
          <table:table-cell/>
          <table:table-cell office:value-type="float" office:value="0.4404" calcext:value-type="float">
            <text:p>0.4404</text:p>
          </table:table-cell>
          <table:table-cell office:value-type="float" office:value="0.4215" calcext:value-type="float">
            <text:p>0.4215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588" calcext:value-type="float">
            <text:p>0.4588</text:p>
          </table:table-cell>
          <table:table-cell/>
          <table:table-cell office:value-type="float" office:value="0.4389" calcext:value-type="float">
            <text:p>0.4389</text:p>
          </table:table-cell>
          <table:table-cell office:value-type="float" office:value="0.4215" calcext:value-type="float">
            <text:p>0.4215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588" calcext:value-type="float">
            <text:p>0.4588</text:p>
          </table:table-cell>
          <table:table-cell/>
          <table:table-cell table:number-columns-repeated="2" office:value-type="float" office:value="0.4215" calcext:value-type="float">
            <text:p>0.4215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588" calcext:value-type="float">
            <text:p>0.4588</text:p>
          </table:table-cell>
          <table:table-cell/>
          <table:table-cell table:number-columns-repeated="2" office:value-type="float" office:value="0.4215" calcext:value-type="float">
            <text:p>0.4215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588" calcext:value-type="float">
            <text:p>0.4588</text:p>
          </table:table-cell>
          <table:table-cell/>
          <table:table-cell office:value-type="float" office:value="0.4215" calcext:value-type="float">
            <text:p>0.4215</text:p>
          </table:table-cell>
          <table:table-cell office:value-type="float" office:value="0.4199" calcext:value-type="float">
            <text:p>0.4199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588" calcext:value-type="float">
            <text:p>0.4588</text:p>
          </table:table-cell>
          <table:table-cell/>
          <table:table-cell office:value-type="float" office:value="0.4215" calcext:value-type="float">
            <text:p>0.4215</text:p>
          </table:table-cell>
          <table:table-cell office:value-type="float" office:value="0.4199" calcext:value-type="float">
            <text:p>0.4199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588" calcext:value-type="float">
            <text:p>0.4588</text:p>
          </table:table-cell>
          <table:table-cell/>
          <table:table-cell office:value-type="float" office:value="0.4215" calcext:value-type="float">
            <text:p>0.4215</text:p>
          </table:table-cell>
          <table:table-cell office:value-type="float" office:value="0.4019" calcext:value-type="float">
            <text:p>0.4019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574" calcext:value-type="float">
            <text:p>0.4574</text:p>
          </table:table-cell>
          <table:table-cell/>
          <table:table-cell office:value-type="float" office:value="0.4215" calcext:value-type="float">
            <text:p>0.4215</text:p>
          </table:table-cell>
          <table:table-cell office:value-type="float" office:value="0.4019" calcext:value-type="float">
            <text:p>0.4019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574" calcext:value-type="float">
            <text:p>0.4574</text:p>
          </table:table-cell>
          <table:table-cell/>
          <table:table-cell office:value-type="float" office:value="0.4215" calcext:value-type="float">
            <text:p>0.4215</text:p>
          </table:table-cell>
          <table:table-cell office:value-type="float" office:value="0.4019" calcext:value-type="float">
            <text:p>0.4019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74" calcext:value-type="float">
            <text:p>0.4574</text:p>
          </table:table-cell>
          <table:table-cell/>
          <table:table-cell office:value-type="float" office:value="0.4215" calcext:value-type="float">
            <text:p>0.4215</text:p>
          </table:table-cell>
          <table:table-cell office:value-type="float" office:value="0.4019" calcext:value-type="float">
            <text:p>0.4019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574" calcext:value-type="float">
            <text:p>0.4574</text:p>
          </table:table-cell>
          <table:table-cell/>
          <table:table-cell office:value-type="float" office:value="0.4215" calcext:value-type="float">
            <text:p>0.4215</text:p>
          </table:table-cell>
          <table:table-cell office:value-type="float" office:value="0.4003" calcext:value-type="float">
            <text:p>0.4003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574" calcext:value-type="float">
            <text:p>0.4574</text:p>
          </table:table-cell>
          <table:table-cell/>
          <table:table-cell office:value-type="float" office:value="0.4215" calcext:value-type="float">
            <text:p>0.4215</text:p>
          </table:table-cell>
          <table:table-cell office:value-type="float" office:value="0.4003" calcext:value-type="float">
            <text:p>0.4003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74" calcext:value-type="float">
            <text:p>0.4574</text:p>
          </table:table-cell>
          <table:table-cell/>
          <table:table-cell office:value-type="float" office:value="0.4215" calcext:value-type="float">
            <text:p>0.4215</text:p>
          </table:table-cell>
          <table:table-cell office:value-type="float" office:value="0.3818" calcext:value-type="float">
            <text:p>0.3818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449" calcext:value-type="float">
            <text:p>0.4449</text:p>
          </table:table-cell>
          <table:table-cell/>
          <table:table-cell office:value-type="float" office:value="0.4215" calcext:value-type="float">
            <text:p>0.4215</text:p>
          </table:table-cell>
          <table:table-cell office:value-type="float" office:value="0.3818" calcext:value-type="float">
            <text:p>0.3818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404" calcext:value-type="float">
            <text:p>0.4404</text:p>
          </table:table-cell>
          <table:table-cell/>
          <table:table-cell office:value-type="float" office:value="0.4215" calcext:value-type="float">
            <text:p>0.4215</text:p>
          </table:table-cell>
          <table:table-cell office:value-type="float" office:value="0.3818" calcext:value-type="float">
            <text:p>0.3818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404" calcext:value-type="float">
            <text:p>0.4404</text:p>
          </table:table-cell>
          <table:table-cell/>
          <table:table-cell office:value-type="float" office:value="0.4215" calcext:value-type="float">
            <text:p>0.4215</text:p>
          </table:table-cell>
          <table:table-cell office:value-type="float" office:value="0.3818" calcext:value-type="float">
            <text:p>0.3818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404" calcext:value-type="float">
            <text:p>0.4404</text:p>
          </table:table-cell>
          <table:table-cell/>
          <table:table-cell office:value-type="float" office:value="0.4201" calcext:value-type="float">
            <text:p>0.4201</text:p>
          </table:table-cell>
          <table:table-cell office:value-type="float" office:value="0.3818" calcext:value-type="float">
            <text:p>0.3818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404" calcext:value-type="float">
            <text:p>0.4404</text:p>
          </table:table-cell>
          <table:table-cell/>
          <table:table-cell office:value-type="float" office:value="0.4199" calcext:value-type="float">
            <text:p>0.4199</text:p>
          </table:table-cell>
          <table:table-cell office:value-type="float" office:value="0.3818" calcext:value-type="float">
            <text:p>0.3818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404" calcext:value-type="float">
            <text:p>0.4404</text:p>
          </table:table-cell>
          <table:table-cell/>
          <table:table-cell office:value-type="float" office:value="0.4199" calcext:value-type="float">
            <text:p>0.4199</text:p>
          </table:table-cell>
          <table:table-cell office:value-type="float" office:value="0.3802" calcext:value-type="float">
            <text:p>0.3802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404" calcext:value-type="float">
            <text:p>0.4404</text:p>
          </table:table-cell>
          <table:table-cell/>
          <table:table-cell office:value-type="float" office:value="0.4062" calcext:value-type="float">
            <text:p>0.4062</text:p>
          </table:table-cell>
          <table:table-cell office:value-type="float" office:value="0.3802" calcext:value-type="float">
            <text:p>0.3802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404" calcext:value-type="float">
            <text:p>0.4404</text:p>
          </table:table-cell>
          <table:table-cell/>
          <table:table-cell office:value-type="float" office:value="0.4019" calcext:value-type="float">
            <text:p>0.4019</text:p>
          </table:table-cell>
          <table:table-cell office:value-type="float" office:value="0.3724" calcext:value-type="float">
            <text:p>0.3724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389" calcext:value-type="float">
            <text:p>0.4389</text:p>
          </table:table-cell>
          <table:table-cell/>
          <table:table-cell office:value-type="float" office:value="0.4019" calcext:value-type="float">
            <text:p>0.4019</text:p>
          </table:table-cell>
          <table:table-cell office:value-type="float" office:value="0.3612" calcext:value-type="float">
            <text:p>0.3612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376" calcext:value-type="float">
            <text:p>0.4376</text:p>
          </table:table-cell>
          <table:table-cell/>
          <table:table-cell office:value-type="float" office:value="0.4019" calcext:value-type="float">
            <text:p>0.4019</text:p>
          </table:table-cell>
          <table:table-cell office:value-type="float" office:value="0.3612" calcext:value-type="float">
            <text:p>0.3612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215" calcext:value-type="float">
            <text:p>0.4215</text:p>
          </table:table-cell>
          <table:table-cell/>
          <table:table-cell office:value-type="float" office:value="0.4019" calcext:value-type="float">
            <text:p>0.4019</text:p>
          </table:table-cell>
          <table:table-cell office:value-type="float" office:value="0.3612" calcext:value-type="float">
            <text:p>0.3612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215" calcext:value-type="float">
            <text:p>0.4215</text:p>
          </table:table-cell>
          <table:table-cell/>
          <table:table-cell office:value-type="float" office:value="0.4003" calcext:value-type="float">
            <text:p>0.4003</text:p>
          </table:table-cell>
          <table:table-cell office:value-type="float" office:value="0.3612" calcext:value-type="float">
            <text:p>0.3612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215" calcext:value-type="float">
            <text:p>0.4215</text:p>
          </table:table-cell>
          <table:table-cell/>
          <table:table-cell office:value-type="float" office:value="0.4003" calcext:value-type="float">
            <text:p>0.4003</text:p>
          </table:table-cell>
          <table:table-cell office:value-type="float" office:value="0.3595" calcext:value-type="float">
            <text:p>0.3595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215" calcext:value-type="float">
            <text:p>0.4215</text:p>
          </table:table-cell>
          <table:table-cell/>
          <table:table-cell office:value-type="float" office:value="0.3818" calcext:value-type="float">
            <text:p>0.3818</text:p>
          </table:table-cell>
          <table:table-cell office:value-type="float" office:value="0.3595" calcext:value-type="float">
            <text:p>0.3595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215" calcext:value-type="float">
            <text:p>0.4215</text:p>
          </table:table-cell>
          <table:table-cell/>
          <table:table-cell office:value-type="float" office:value="0.3818" calcext:value-type="float">
            <text:p>0.3818</text:p>
          </table:table-cell>
          <table:table-cell office:value-type="float" office:value="0.34" calcext:value-type="float">
            <text:p>0.34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215" calcext:value-type="float">
            <text:p>0.4215</text:p>
          </table:table-cell>
          <table:table-cell/>
          <table:table-cell office:value-type="float" office:value="0.3818" calcext:value-type="float">
            <text:p>0.3818</text:p>
          </table:table-cell>
          <table:table-cell office:value-type="float" office:value="0.34" calcext:value-type="float">
            <text:p>0.34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215" calcext:value-type="float">
            <text:p>0.4215</text:p>
          </table:table-cell>
          <table:table-cell/>
          <table:table-cell office:value-type="float" office:value="0.3818" calcext:value-type="float">
            <text:p>0.3818</text:p>
          </table:table-cell>
          <table:table-cell office:value-type="float" office:value="0.34" calcext:value-type="float">
            <text:p>0.34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4215" calcext:value-type="float">
            <text:p>0.4215</text:p>
          </table:table-cell>
          <table:table-cell/>
          <table:table-cell office:value-type="float" office:value="0.3818" calcext:value-type="float">
            <text:p>0.3818</text:p>
          </table:table-cell>
          <table:table-cell office:value-type="float" office:value="0.3182" calcext:value-type="float">
            <text:p>0.3182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215" calcext:value-type="float">
            <text:p>0.4215</text:p>
          </table:table-cell>
          <table:table-cell/>
          <table:table-cell office:value-type="float" office:value="0.3818" calcext:value-type="float">
            <text:p>0.3818</text:p>
          </table:table-cell>
          <table:table-cell office:value-type="float" office:value="0.3182" calcext:value-type="float">
            <text:p>0.3182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215" calcext:value-type="float">
            <text:p>0.4215</text:p>
          </table:table-cell>
          <table:table-cell/>
          <table:table-cell office:value-type="float" office:value="0.3818" calcext:value-type="float">
            <text:p>0.3818</text:p>
          </table:table-cell>
          <table:table-cell office:value-type="float" office:value="0.3182" calcext:value-type="float">
            <text:p>0.3182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215" calcext:value-type="float">
            <text:p>0.4215</text:p>
          </table:table-cell>
          <table:table-cell/>
          <table:table-cell office:value-type="float" office:value="0.3818" calcext:value-type="float">
            <text:p>0.3818</text:p>
          </table:table-cell>
          <table:table-cell office:value-type="float" office:value="0.3182" calcext:value-type="float">
            <text:p>0.3182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215" calcext:value-type="float">
            <text:p>0.4215</text:p>
          </table:table-cell>
          <table:table-cell/>
          <table:table-cell office:value-type="float" office:value="0.3818" calcext:value-type="float">
            <text:p>0.3818</text:p>
          </table:table-cell>
          <table:table-cell office:value-type="float" office:value="0.3182" calcext:value-type="float">
            <text:p>0.3182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215" calcext:value-type="float">
            <text:p>0.4215</text:p>
          </table:table-cell>
          <table:table-cell/>
          <table:table-cell office:value-type="float" office:value="0.3802" calcext:value-type="float">
            <text:p>0.3802</text:p>
          </table:table-cell>
          <table:table-cell office:value-type="float" office:value="0.3182" calcext:value-type="float">
            <text:p>0.3182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15" calcext:value-type="float">
            <text:p>0.4215</text:p>
          </table:table-cell>
          <table:table-cell/>
          <table:table-cell office:value-type="float" office:value="0.3802" calcext:value-type="float">
            <text:p>0.3802</text:p>
          </table:table-cell>
          <table:table-cell office:value-type="float" office:value="0.296" calcext:value-type="float">
            <text:p>0.296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201" calcext:value-type="float">
            <text:p>0.4201</text:p>
          </table:table-cell>
          <table:table-cell/>
          <table:table-cell office:value-type="float" office:value="0.3802" calcext:value-type="float">
            <text:p>0.3802</text:p>
          </table:table-cell>
          <table:table-cell office:value-type="float" office:value="0.296" calcext:value-type="float">
            <text:p>0.296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199" calcext:value-type="float">
            <text:p>0.4199</text:p>
          </table:table-cell>
          <table:table-cell/>
          <table:table-cell office:value-type="float" office:value="0.3724" calcext:value-type="float">
            <text:p>0.3724</text:p>
          </table:table-cell>
          <table:table-cell office:value-type="float" office:value="0.2827" calcext:value-type="float">
            <text:p>0.2827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199" calcext:value-type="float">
            <text:p>0.4199</text:p>
          </table:table-cell>
          <table:table-cell/>
          <table:table-cell office:value-type="float" office:value="0.3612" calcext:value-type="float">
            <text:p>0.3612</text:p>
          </table:table-cell>
          <table:table-cell office:value-type="float" office:value="0.2732" calcext:value-type="float">
            <text:p>0.2732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062" calcext:value-type="float">
            <text:p>0.4062</text:p>
          </table:table-cell>
          <table:table-cell/>
          <table:table-cell office:value-type="float" office:value="0.3612" calcext:value-type="float">
            <text:p>0.3612</text:p>
          </table:table-cell>
          <table:table-cell office:value-type="float" office:value="0.2732" calcext:value-type="float">
            <text:p>0.2732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019" calcext:value-type="float">
            <text:p>0.4019</text:p>
          </table:table-cell>
          <table:table-cell/>
          <table:table-cell office:value-type="float" office:value="0.3612" calcext:value-type="float">
            <text:p>0.3612</text:p>
          </table:table-cell>
          <table:table-cell office:value-type="float" office:value="0.2711" calcext:value-type="float">
            <text:p>0.2711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019" calcext:value-type="float">
            <text:p>0.4019</text:p>
          </table:table-cell>
          <table:table-cell/>
          <table:table-cell office:value-type="float" office:value="0.3612" calcext:value-type="float">
            <text:p>0.3612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019" calcext:value-type="float">
            <text:p>0.4019</text:p>
          </table:table-cell>
          <table:table-cell/>
          <table:table-cell office:value-type="float" office:value="0.3612" calcext:value-type="float">
            <text:p>0.3612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019" calcext:value-type="float">
            <text:p>0.4019</text:p>
          </table:table-cell>
          <table:table-cell/>
          <table:table-cell office:value-type="float" office:value="0.3595" calcext:value-type="float">
            <text:p>0.3595</text:p>
          </table:table-cell>
          <table:table-cell office:value-type="float" office:value="0.2244" calcext:value-type="float">
            <text:p>0.2244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003" calcext:value-type="float">
            <text:p>0.4003</text:p>
          </table:table-cell>
          <table:table-cell/>
          <table:table-cell office:value-type="float" office:value="0.3595" calcext:value-type="float">
            <text:p>0.3595</text:p>
          </table:table-cell>
          <table:table-cell office:value-type="float" office:value="0.2023" calcext:value-type="float">
            <text:p>0.2023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003" calcext:value-type="float">
            <text:p>0.4003</text:p>
          </table:table-cell>
          <table:table-cell/>
          <table:table-cell office:value-type="float" office:value="0.3595" calcext:value-type="float">
            <text:p>0.3595</text:p>
          </table:table-cell>
          <table:table-cell office:value-type="float" office:value="0.2023" calcext:value-type="float">
            <text:p>0.2023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003" calcext:value-type="float">
            <text:p>0.4003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2023" calcext:value-type="float">
            <text:p>0.2023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818" calcext:value-type="float">
            <text:p>0.3818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2023" calcext:value-type="float">
            <text:p>0.2023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818" calcext:value-type="float">
            <text:p>0.3818</text:p>
          </table:table-cell>
          <table:table-cell/>
          <table:table-cell office:value-type="float" office:value="0.3182" calcext:value-type="float">
            <text:p>0.3182</text:p>
          </table:table-cell>
          <table:table-cell office:value-type="float" office:value="0.1901" calcext:value-type="float">
            <text:p>0.1901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818" calcext:value-type="float">
            <text:p>0.3818</text:p>
          </table:table-cell>
          <table:table-cell/>
          <table:table-cell office:value-type="float" office:value="0.3182" calcext:value-type="float">
            <text:p>0.3182</text:p>
          </table:table-cell>
          <table:table-cell office:value-type="float" office:value="0.1335" calcext:value-type="float">
            <text:p>0.1335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818" calcext:value-type="float">
            <text:p>0.3818</text:p>
          </table:table-cell>
          <table:table-cell/>
          <table:table-cell office:value-type="float" office:value="0.3182" calcext:value-type="float">
            <text:p>0.3182</text:p>
          </table:table-cell>
          <table:table-cell office:value-type="float" office:value="0.126" calcext:value-type="float">
            <text:p>0.126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818" calcext:value-type="float">
            <text:p>0.3818</text:p>
          </table:table-cell>
          <table:table-cell/>
          <table:table-cell office:value-type="float" office:value="0.3182" calcext:value-type="float">
            <text:p>0.3182</text:p>
          </table:table-cell>
          <table:table-cell office:value-type="float" office:value="0.1027" calcext:value-type="float">
            <text:p>0.1027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818" calcext:value-type="float">
            <text:p>0.3818</text:p>
          </table:table-cell>
          <table:table-cell/>
          <table:table-cell office:value-type="float" office:value="0.3182" calcext:value-type="float">
            <text:p>0.3182</text:p>
          </table:table-cell>
          <table:table-cell office:value-type="float" office:value="0.0772" calcext:value-type="float">
            <text:p>0.0772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3818" calcext:value-type="float">
            <text:p>0.3818</text:p>
          </table:table-cell>
          <table:table-cell/>
          <table:table-cell office:value-type="float" office:value="0.3182" calcext:value-type="float">
            <text:p>0.3182</text:p>
          </table:table-cell>
          <table:table-cell office:value-type="float" office:value="0.0772" calcext:value-type="float">
            <text:p>0.0772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3818" calcext:value-type="float">
            <text:p>0.3818</text:p>
          </table:table-cell>
          <table:table-cell/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818" calcext:value-type="float">
            <text:p>0.3818</text:p>
          </table:table-cell>
          <table:table-cell/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802" calcext:value-type="float">
            <text:p>0.3802</text:p>
          </table:table-cell>
          <table:table-cell/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802" calcext:value-type="float">
            <text:p>0.3802</text:p>
          </table:table-cell>
          <table:table-cell/>
          <table:table-cell office:value-type="float" office:value="0.2827" calcext:value-type="float">
            <text:p>0.28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802" calcext:value-type="float">
            <text:p>0.3802</text:p>
          </table:table-cell>
          <table:table-cell/>
          <table:table-cell office:value-type="float" office:value="0.2732" calcext:value-type="float">
            <text:p>0.2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724" calcext:value-type="float">
            <text:p>0.3724</text:p>
          </table:table-cell>
          <table:table-cell/>
          <table:table-cell office:value-type="float" office:value="0.2732" calcext:value-type="float">
            <text:p>0.2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612" calcext:value-type="float">
            <text:p>0.3612</text:p>
          </table:table-cell>
          <table:table-cell/>
          <table:table-cell office:value-type="float" office:value="0.2711" calcext:value-type="float">
            <text:p>0.27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3612" calcext:value-type="float">
            <text:p>0.3612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612" calcext:value-type="float">
            <text:p>0.3612</text:p>
          </table:table-cell>
          <table:table-cell/>
          <table:table-cell office:value-type="float" office:value="0.2263" calcext:value-type="float">
            <text:p>0.22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2" calcext:value-type="float">
            <text:p>0.3612</text:p>
          </table:table-cell>
          <table:table-cell/>
          <table:table-cell office:value-type="float" office:value="0.2244" calcext:value-type="float">
            <text:p>0.22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612" calcext:value-type="float">
            <text:p>0.3612</text:p>
          </table:table-cell>
          <table:table-cell/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612" calcext:value-type="float">
            <text:p>0.3612</text:p>
          </table:table-cell>
          <table:table-cell/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595" calcext:value-type="float">
            <text:p>0.3595</text:p>
          </table:table-cell>
          <table:table-cell/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595" calcext:value-type="float">
            <text:p>0.3595</text:p>
          </table:table-cell>
          <table:table-cell/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595" calcext:value-type="float">
            <text:p>0.3595</text:p>
          </table:table-cell>
          <table:table-cell/>
          <table:table-cell office:value-type="float" office:value="0.1901" calcext:value-type="float">
            <text:p>0.19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595" calcext:value-type="float">
            <text:p>0.3595</text:p>
          </table:table-cell>
          <table:table-cell/>
          <table:table-cell office:value-type="float" office:value="0.1867" calcext:value-type="float">
            <text:p>0.18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1335" calcext:value-type="float">
            <text:p>0.13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1027" calcext:value-type="float">
            <text:p>0.10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182" calcext:value-type="float">
            <text:p>0.3182</text:p>
          </table:table-cell>
          <table:table-cell/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182" calcext:value-type="float">
            <text:p>0.3182</text:p>
          </table:table-cell>
          <table:table-cell/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182" calcext:value-type="float">
            <text:p>0.3182</text:p>
          </table:table-cell>
          <table:table-cell/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182" calcext:value-type="float">
            <text:p>0.3182</text:p>
          </table:table-cell>
          <table:table-cell/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182" calcext:value-type="float">
            <text:p>0.3182</text:p>
          </table:table-cell>
          <table:table-cell/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182" calcext:value-type="float">
            <text:p>0.31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296" calcext:value-type="float">
            <text:p>0.2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96" calcext:value-type="float">
            <text:p>0.2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296" calcext:value-type="float">
            <text:p>0.2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2827" calcext:value-type="float">
            <text:p>0.28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2732" calcext:value-type="float">
            <text:p>0.27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732" calcext:value-type="float">
            <text:p>0.27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2732" calcext:value-type="float">
            <text:p>0.27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711" calcext:value-type="float">
            <text:p>0.27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5" calcext:value-type="float">
            <text:p>0.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5" calcext:value-type="float">
            <text:p>0.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2263" calcext:value-type="float">
            <text:p>0.226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2244" calcext:value-type="float">
            <text:p>0.22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023" calcext:value-type="float">
            <text:p>0.20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023" calcext:value-type="float">
            <text:p>0.20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023" calcext:value-type="float">
            <text:p>0.20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023" calcext:value-type="float">
            <text:p>0.20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023" calcext:value-type="float">
            <text:p>0.20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901" calcext:value-type="float">
            <text:p>0.19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867" calcext:value-type="float">
            <text:p>0.18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335" calcext:value-type="float">
            <text:p>0.13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26" calcext:value-type="float">
            <text:p>0.1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027" calcext:value-type="float">
            <text:p>0.10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772" calcext:value-type="float">
            <text:p>0.07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772" calcext:value-type="float">
            <text:p>0.07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772" calcext:value-type="float">
            <text:p>0.07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772" calcext:value-type="float">
            <text:p>0.07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772" calcext:value-type="float">
            <text:p>0.07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772" calcext:value-type="float">
            <text:p>0.07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258" calcext:value-type="float">
            <text:p>-0.0258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772" calcext:value-type="float">
            <text:p>-0.0772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772" calcext:value-type="float">
            <text:p>-0.0772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857" calcext:value-type="float">
            <text:p>-0.0857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513" calcext:value-type="float">
            <text:p>-0.1513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531" calcext:value-type="float">
            <text:p>-0.1531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531" calcext:value-type="float">
            <text:p>-0.1531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531" calcext:value-type="float">
            <text:p>-0.1531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779" calcext:value-type="float">
            <text:p>-0.1779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258" calcext:value-type="float">
            <text:p>-0.0258</text:p>
          </table:table-cell>
          <table:table-cell office:value-type="float" office:value="-0.1779" calcext:value-type="float">
            <text:p>-0.1779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16" calcext:value-type="float">
            <text:p>-0.0516</text:p>
          </table:table-cell>
          <table:table-cell office:value-type="float" office:value="-0.1779" calcext:value-type="float">
            <text:p>-0.1779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16" calcext:value-type="float">
            <text:p>-0.0516</text:p>
          </table:table-cell>
          <table:table-cell office:value-type="float" office:value="-0.1779" calcext:value-type="float">
            <text:p>-0.1779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772" calcext:value-type="float">
            <text:p>-0.0772</text:p>
          </table:table-cell>
          <table:table-cell office:value-type="float" office:value="-0.206" calcext:value-type="float">
            <text:p>-0.206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772" calcext:value-type="float">
            <text:p>-0.0772</text:p>
          </table:table-cell>
          <table:table-cell office:value-type="float" office:value="-0.2235" calcext:value-type="float">
            <text:p>-0.2235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772" calcext:value-type="float">
            <text:p>-0.0772</text:p>
          </table:table-cell>
          <table:table-cell office:value-type="float" office:value="-0.2244" calcext:value-type="float">
            <text:p>-0.2244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857" calcext:value-type="float">
            <text:p>-0.0857</text:p>
          </table:table-cell>
          <table:table-cell office:value-type="float" office:value="-0.2263" calcext:value-type="float">
            <text:p>-0.2263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027" calcext:value-type="float">
            <text:p>-0.1027</text:p>
          </table:table-cell>
          <table:table-cell office:value-type="float" office:value="-0.2387" calcext:value-type="float">
            <text:p>-0.2387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513" calcext:value-type="float">
            <text:p>-0.1513</text:p>
          </table:table-cell>
          <table:table-cell office:value-type="float" office:value="-0.2484" calcext:value-type="float">
            <text:p>-0.2484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531" calcext:value-type="float">
            <text:p>-0.1531</text:p>
          </table:table-cell>
          <table:table-cell office:value-type="float" office:value="-0.2707" calcext:value-type="float">
            <text:p>-0.2707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531" calcext:value-type="float">
            <text:p>-0.1531</text:p>
          </table:table-cell>
          <table:table-cell office:value-type="float" office:value="-0.2924" calcext:value-type="float">
            <text:p>-0.2924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531" calcext:value-type="float">
            <text:p>-0.1531</text:p>
          </table:table-cell>
          <table:table-cell office:value-type="float" office:value="-0.2924" calcext:value-type="float">
            <text:p>-0.2924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779" calcext:value-type="float">
            <text:p>-0.1779</text:p>
          </table:table-cell>
          <table:table-cell office:value-type="float" office:value="-0.296" calcext:value-type="float">
            <text:p>-0.296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779" calcext:value-type="float">
            <text:p>-0.1779</text:p>
          </table:table-cell>
          <table:table-cell office:value-type="float" office:value="-0.296" calcext:value-type="float">
            <text:p>-0.296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779" calcext:value-type="float">
            <text:p>-0.1779</text:p>
          </table:table-cell>
          <table:table-cell office:value-type="float" office:value="-0.296" calcext:value-type="float">
            <text:p>-0.296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235" calcext:value-type="float">
            <text:p>-0.2235</text:p>
          </table:table-cell>
          <table:table-cell office:value-type="float" office:value="-0.3052" calcext:value-type="float">
            <text:p>-0.3052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244" calcext:value-type="float">
            <text:p>-0.2244</text:p>
          </table:table-cell>
          <table:table-cell office:value-type="float" office:value="-0.34" calcext:value-type="float">
            <text:p>-0.34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263" calcext:value-type="float">
            <text:p>-0.2263</text:p>
          </table:table-cell>
          <table:table-cell office:value-type="float" office:value="-0.34" calcext:value-type="float">
            <text:p>-0.34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387" calcext:value-type="float">
            <text:p>-0.2387</text:p>
          </table:table-cell>
          <table:table-cell office:value-type="float" office:value="-0.3595" calcext:value-type="float">
            <text:p>-0.3595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484" calcext:value-type="float">
            <text:p>-0.2484</text:p>
          </table:table-cell>
          <table:table-cell office:value-type="float" office:value="-0.3612" calcext:value-type="float">
            <text:p>-0.3612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707" calcext:value-type="float">
            <text:p>-0.2707</text:p>
          </table:table-cell>
          <table:table-cell office:value-type="float" office:value="-0.3612" calcext:value-type="float">
            <text:p>-0.3612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924" calcext:value-type="float">
            <text:p>-0.2924</text:p>
          </table:table-cell>
          <table:table-cell office:value-type="float" office:value="-0.3612" calcext:value-type="float">
            <text:p>-0.3612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924" calcext:value-type="float">
            <text:p>-0.2924</text:p>
          </table:table-cell>
          <table:table-cell office:value-type="float" office:value="-0.3612" calcext:value-type="float">
            <text:p>-0.3612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96" calcext:value-type="float">
            <text:p>-0.296</text:p>
          </table:table-cell>
          <table:table-cell office:value-type="float" office:value="-0.4019" calcext:value-type="float">
            <text:p>-0.4019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96" calcext:value-type="float">
            <text:p>-0.296</text:p>
          </table:table-cell>
          <table:table-cell office:value-type="float" office:value="-0.4019" calcext:value-type="float">
            <text:p>-0.4019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3052" calcext:value-type="float">
            <text:p>-0.3052</text:p>
          </table:table-cell>
          <table:table-cell office:value-type="float" office:value="-0.4071" calcext:value-type="float">
            <text:p>-0.407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3182" calcext:value-type="float">
            <text:p>-0.3182</text:p>
          </table:table-cell>
          <table:table-cell office:value-type="float" office:value="-0.4182" calcext:value-type="float">
            <text:p>-0.4182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3182" calcext:value-type="float">
            <text:p>-0.3182</text:p>
          </table:table-cell>
          <table:table-cell office:value-type="float" office:value="-0.4201" calcext:value-type="float">
            <text:p>-0.420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34" calcext:value-type="float">
            <text:p>-0.34</text:p>
          </table:table-cell>
          <table:table-cell office:value-type="float" office:value="-0.4404" calcext:value-type="float">
            <text:p>-0.4404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34" calcext:value-type="float">
            <text:p>-0.34</text:p>
          </table:table-cell>
          <table:table-cell office:value-type="float" office:value="-0.4404" calcext:value-type="float">
            <text:p>-0.4404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34" calcext:value-type="float">
            <text:p>-0.34</text:p>
          </table:table-cell>
          <table:table-cell office:value-type="float" office:value="-0.4767" calcext:value-type="float">
            <text:p>-0.4767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3561" calcext:value-type="float">
            <text:p>-0.3561</text:p>
          </table:table-cell>
          <table:table-cell office:value-type="float" office:value="-0.4926" calcext:value-type="float">
            <text:p>-0.4926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3595" calcext:value-type="float">
            <text:p>-0.3595</text:p>
          </table:table-cell>
          <table:table-cell office:value-type="float" office:value="-0.4927" calcext:value-type="float">
            <text:p>-0.4927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3612" calcext:value-type="float">
            <text:p>-0.3612</text:p>
          </table:table-cell>
          <table:table-cell office:value-type="float" office:value="-0.4939" calcext:value-type="float">
            <text:p>-0.4939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3612" calcext:value-type="float">
            <text:p>-0.3612</text:p>
          </table:table-cell>
          <table:table-cell office:value-type="float" office:value="-0.5106" calcext:value-type="float">
            <text:p>-0.5106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3612" calcext:value-type="float">
            <text:p>-0.3612</text:p>
          </table:table-cell>
          <table:table-cell office:value-type="float" office:value="-0.5255" calcext:value-type="float">
            <text:p>-0.5255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3612" calcext:value-type="float">
            <text:p>-0.3612</text:p>
          </table:table-cell>
          <table:table-cell office:value-type="float" office:value="-0.5255" calcext:value-type="float">
            <text:p>-0.5255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003" calcext:value-type="float">
            <text:p>-0.4003</text:p>
          </table:table-cell>
          <table:table-cell office:value-type="float" office:value="-0.5256" calcext:value-type="float">
            <text:p>-0.5256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019" calcext:value-type="float">
            <text:p>-0.4019</text:p>
          </table:table-cell>
          <table:table-cell office:value-type="float" office:value="-0.5267" calcext:value-type="float">
            <text:p>-0.5267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019" calcext:value-type="float">
            <text:p>-0.4019</text:p>
          </table:table-cell>
          <table:table-cell office:value-type="float" office:value="-0.5423" calcext:value-type="float">
            <text:p>-0.5423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182" calcext:value-type="float">
            <text:p>-0.4182</text:p>
          </table:table-cell>
          <table:table-cell office:value-type="float" office:value="-0.5423" calcext:value-type="float">
            <text:p>-0.5423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201" calcext:value-type="float">
            <text:p>-0.4201</text:p>
          </table:table-cell>
          <table:table-cell office:value-type="float" office:value="-0.5766" calcext:value-type="float">
            <text:p>-0.5766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215" calcext:value-type="float">
            <text:p>-0.4215</text:p>
          </table:table-cell>
          <table:table-cell office:value-type="float" office:value="-0.5859" calcext:value-type="float">
            <text:p>-0.5859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404" calcext:value-type="float">
            <text:p>-0.4404</text:p>
          </table:table-cell>
          <table:table-cell office:value-type="float" office:value="-0.5859" calcext:value-type="float">
            <text:p>-0.5859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404" calcext:value-type="float">
            <text:p>-0.4404</text:p>
          </table:table-cell>
          <table:table-cell office:value-type="float" office:value="-0.5994" calcext:value-type="float">
            <text:p>-0.5994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767" calcext:value-type="float">
            <text:p>-0.4767</text:p>
          </table:table-cell>
          <table:table-cell office:value-type="float" office:value="-0.6037" calcext:value-type="float">
            <text:p>-0.6037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926" calcext:value-type="float">
            <text:p>-0.4926</text:p>
          </table:table-cell>
          <table:table-cell office:value-type="float" office:value="-0.6124" calcext:value-type="float">
            <text:p>-0.6124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927" calcext:value-type="float">
            <text:p>-0.4927</text:p>
          </table:table-cell>
          <table:table-cell office:value-type="float" office:value="-0.6249" calcext:value-type="float">
            <text:p>-0.6249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939" calcext:value-type="float">
            <text:p>-0.4939</text:p>
          </table:table-cell>
          <table:table-cell office:value-type="float" office:value="-0.6369" calcext:value-type="float">
            <text:p>-0.6369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106" calcext:value-type="float">
            <text:p>-0.5106</text:p>
          </table:table-cell>
          <table:table-cell office:value-type="float" office:value="-0.6418" calcext:value-type="float">
            <text:p>-0.6418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255" calcext:value-type="float">
            <text:p>-0.5255</text:p>
          </table:table-cell>
          <table:table-cell office:value-type="float" office:value="-0.6486" calcext:value-type="float">
            <text:p>-0.6486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255" calcext:value-type="float">
            <text:p>-0.5255</text:p>
          </table:table-cell>
          <table:table-cell office:value-type="float" office:value="-0.6486" calcext:value-type="float">
            <text:p>-0.6486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256" calcext:value-type="float">
            <text:p>-0.5256</text:p>
          </table:table-cell>
          <table:table-cell office:value-type="float" office:value="-0.6597" calcext:value-type="float">
            <text:p>-0.6597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766" calcext:value-type="float">
            <text:p>-0.5766</text:p>
          </table:table-cell>
          <table:table-cell office:value-type="float" office:value="-0.69" calcext:value-type="float">
            <text:p>-0.69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859" calcext:value-type="float">
            <text:p>-0.5859</text:p>
          </table:table-cell>
          <table:table-cell office:value-type="float" office:value="-0.6908" calcext:value-type="float">
            <text:p>-0.6908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859" calcext:value-type="float">
            <text:p>-0.5859</text:p>
          </table:table-cell>
          <table:table-cell office:value-type="float" office:value="-0.7034" calcext:value-type="float">
            <text:p>-0.7034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994" calcext:value-type="float">
            <text:p>-0.5994</text:p>
          </table:table-cell>
          <table:table-cell office:value-type="float" office:value="-0.7096" calcext:value-type="float">
            <text:p>-0.7096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6037" calcext:value-type="float">
            <text:p>-0.6037</text:p>
          </table:table-cell>
          <table:table-cell office:value-type="float" office:value="-0.7184" calcext:value-type="float">
            <text:p>-0.7184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6369" calcext:value-type="float">
            <text:p>-0.6369</text:p>
          </table:table-cell>
          <table:table-cell office:value-type="float" office:value="-0.7184" calcext:value-type="float">
            <text:p>-0.7184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6418" calcext:value-type="float">
            <text:p>-0.6418</text:p>
          </table:table-cell>
          <table:table-cell office:value-type="float" office:value="-0.7283" calcext:value-type="float">
            <text:p>-0.7283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6486" calcext:value-type="float">
            <text:p>-0.6486</text:p>
          </table:table-cell>
          <table:table-cell office:value-type="float" office:value="-0.8225" calcext:value-type="float">
            <text:p>-0.8225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6597" calcext:value-type="float">
            <text:p>-0.6597</text:p>
          </table:table-cell>
          <table:table-cell table:number-columns-repeated="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69" calcext:value-type="float">
            <text:p>-0.69</text:p>
          </table:table-cell>
          <table:table-cell table:number-columns-repeated="6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6908" calcext:value-type="float">
            <text:p>-0.6908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7034" calcext:value-type="float">
            <text:p>-0.7034</text:p>
          </table:table-cell>
          <table:table-cell table:number-columns-repeated="6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7096" calcext:value-type="float">
            <text:p>-0.7096</text:p>
          </table:table-cell>
          <table:table-cell table:number-columns-repeated="6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7184" calcext:value-type="float">
            <text:p>-0.7184</text:p>
          </table:table-cell>
          <table:table-cell table:number-columns-repeated="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7184" calcext:value-type="float">
            <text:p>-0.7184</text:p>
          </table:table-cell>
          <table:table-cell table:number-columns-repeated="6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7283" calcext:value-type="float">
            <text:p>-0.7283</text:p>
          </table:table-cell>
          <table:table-cell table:number-columns-repeated="6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225" calcext:value-type="float">
            <text:p>-0.8225</text:p>
          </table:table-cell>
          <table:table-cell table:number-columns-repeated="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0.0258" calcext:value-type="float">
            <text:p>-0.0258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0.0516" calcext:value-type="float">
            <text:p>-0.0516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0.0516" calcext:value-type="float">
            <text:p>-0.0516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0.0772" calcext:value-type="float">
            <text:p>-0.0772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0.0772" calcext:value-type="float">
            <text:p>-0.0772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0.0772" calcext:value-type="float">
            <text:p>-0.0772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0.0857" calcext:value-type="float">
            <text:p>-0.0857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0.1027" calcext:value-type="float">
            <text:p>-0.1027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0.1513" calcext:value-type="float">
            <text:p>-0.1513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0.1531" calcext:value-type="float">
            <text:p>-0.1531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0.1531" calcext:value-type="float">
            <text:p>-0.1531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0.1531" calcext:value-type="float">
            <text:p>-0.1531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0.1779" calcext:value-type="float">
            <text:p>-0.1779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0.1779" calcext:value-type="float">
            <text:p>-0.1779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0.1779" calcext:value-type="float">
            <text:p>-0.1779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0.1779" calcext:value-type="float">
            <text:p>-0.1779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0.206" calcext:value-type="float">
            <text:p>-0.206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0.2235" calcext:value-type="float">
            <text:p>-0.2235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0.2244" calcext:value-type="float">
            <text:p>-0.2244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0.2263" calcext:value-type="float">
            <text:p>-0.2263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0.2387" calcext:value-type="float">
            <text:p>-0.2387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0.2484" calcext:value-type="float">
            <text:p>-0.2484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0.2707" calcext:value-type="float">
            <text:p>-0.2707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0.2924" calcext:value-type="float">
            <text:p>-0.2924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0.2924" calcext:value-type="float">
            <text:p>-0.2924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0.296" calcext:value-type="float">
            <text:p>-0.296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0.296" calcext:value-type="float">
            <text:p>-0.296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0.296" calcext:value-type="float">
            <text:p>-0.296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0.3052" calcext:value-type="float">
            <text:p>-0.3052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0.3182" calcext:value-type="float">
            <text:p>-0.3182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0.3182" calcext:value-type="float">
            <text:p>-0.3182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0.34" calcext:value-type="float">
            <text:p>-0.34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0.34" calcext:value-type="float">
            <text:p>-0.34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0.34" calcext:value-type="float">
            <text:p>-0.34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0.3561" calcext:value-type="float">
            <text:p>-0.3561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0.3595" calcext:value-type="float">
            <text:p>-0.3595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0.3612" calcext:value-type="float">
            <text:p>-0.3612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0.3612" calcext:value-type="float">
            <text:p>-0.3612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0.3612" calcext:value-type="float">
            <text:p>-0.3612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0.3612" calcext:value-type="float">
            <text:p>-0.3612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0.4003" calcext:value-type="float">
            <text:p>-0.4003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0.4019" calcext:value-type="float">
            <text:p>-0.4019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0.4019" calcext:value-type="float">
            <text:p>-0.4019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0.4019" calcext:value-type="float">
            <text:p>-0.4019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0.4071" calcext:value-type="float">
            <text:p>-0.4071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0.4182" calcext:value-type="float">
            <text:p>-0.4182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0.4201" calcext:value-type="float">
            <text:p>-0.4201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0.4215" calcext:value-type="float">
            <text:p>-0.4215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0.4404" calcext:value-type="float">
            <text:p>-0.4404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0.4404" calcext:value-type="float">
            <text:p>-0.4404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0.4767" calcext:value-type="float">
            <text:p>-0.4767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0.4926" calcext:value-type="float">
            <text:p>-0.4926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0.4927" calcext:value-type="float">
            <text:p>-0.4927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0.4939" calcext:value-type="float">
            <text:p>-0.4939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0.5106" calcext:value-type="float">
            <text:p>-0.5106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0.5255" calcext:value-type="float">
            <text:p>-0.5255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0.5255" calcext:value-type="float">
            <text:p>-0.5255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0.5256" calcext:value-type="float">
            <text:p>-0.5256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0.5267" calcext:value-type="float">
            <text:p>-0.5267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0.5423" calcext:value-type="float">
            <text:p>-0.5423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0.5423" calcext:value-type="float">
            <text:p>-0.5423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0.5766" calcext:value-type="float">
            <text:p>-0.5766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0.5859" calcext:value-type="float">
            <text:p>-0.5859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0.5859" calcext:value-type="float">
            <text:p>-0.5859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0.5994" calcext:value-type="float">
            <text:p>-0.5994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0.6037" calcext:value-type="float">
            <text:p>-0.6037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0.6124" calcext:value-type="float">
            <text:p>-0.6124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0.6249" calcext:value-type="float">
            <text:p>-0.6249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0.6369" calcext:value-type="float">
            <text:p>-0.6369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0.6418" calcext:value-type="float">
            <text:p>-0.6418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0.6486" calcext:value-type="float">
            <text:p>-0.6486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0.6486" calcext:value-type="float">
            <text:p>-0.6486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0.6597" calcext:value-type="float">
            <text:p>-0.6597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0.69" calcext:value-type="float">
            <text:p>-0.69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0.6908" calcext:value-type="float">
            <text:p>-0.6908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0.7034" calcext:value-type="float">
            <text:p>-0.7034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0.7096" calcext:value-type="float">
            <text:p>-0.7096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0.7184" calcext:value-type="float">
            <text:p>-0.7184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0.7184" calcext:value-type="float">
            <text:p>-0.7184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0.7283" calcext:value-type="float">
            <text:p>-0.7283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0.8225" calcext:value-type="float">
            <text:p>-0.8225</text:p>
          </table:table-cell>
          <table:table-cell table:number-columns-repeated="8"/>
        </table:table-row>
        <table:table-row table:style-name="ro1">
          <table:table-cell/>
          <table:table-cell table:formula="of:=SUM([.B688:.B1341])" office:value-type="float" office:value="102.1677" calcext:value-type="float">
            <text:p>102.1677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D687:Sheet1.D126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07:59:37.355159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2:42:39.171192035</meta:creation-date>
    <dc:date>2016-12-05T08:48:48.987065894</dc:date>
    <meta:editing-duration>PT1H19M59S</meta:editing-duration>
    <meta:editing-cycles>12</meta:editing-cycles>
    <meta:generator>LibreOffice/5.1.4.2$Linux_X86_64 LibreOffice_project/10m0$Build-2</meta:generator>
    <meta:document-statistic meta:table-count="1" meta:cell-count="6518" meta:object-count="0"/>
  </office:meta>
</office:document-meta>
</file>